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ystem" style:font-pitch="variable"/>
    <style:font-face style:name="Gothic" svg:font-family="Gothic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80" draw:marker-start="Arrow" draw:marker-start-width="0.279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9cm" draw:marker-end-width="0.276cm" draw:fill="solid" draw:fill-color="#ffff00" draw:textarea-vertical-align="middle" draw:auto-grow-height="false" fo:min-height="0.219cm" fo:min-width="0.052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80" draw:marker-start="" draw:marker-start-width="0.279cm" draw:marker-end="Arrow" draw:marker-end-width="0.30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80" draw:marker-start="" draw:marker-start-width="0.279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marker-start-width="0.203cm" draw:fill="none" draw:fill-color="#ffffff" draw:textarea-horizontal-align="left" draw:auto-grow-height="true" draw:auto-grow-width="true" fo:min-height="0.353cm" fo:min-width="0.635cm"/>
    </style:style>
    <style:style style:name="gr6" style:family="graphic" style:parent-style-name="standard">
      <style:graphic-properties draw:stroke="none" svg:stroke-color="#000000" draw:marker-start-width="0.203cm" draw:fill="none" draw:fill-color="#ffffff" draw:textarea-horizontal-align="left" draw:auto-grow-height="true" draw:auto-grow-width="true" fo:min-height="0.353cm" fo:min-width="0.268cm"/>
    </style:style>
    <style:style style:name="gr7" style:family="graphic" style:parent-style-name="standard">
      <style:graphic-properties svg:stroke-width="0.051cm" draw:marker-start-width="0.279cm" draw:marker-end-width="0.276cm" draw:fill="solid" draw:fill-color="#ffff00" draw:textarea-vertical-align="middle" draw:auto-grow-height="false" fo:min-height="0.219cm" fo:min-width="0.051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ff0000" draw:marker-start="" draw:marker-start-width="0.279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000080" draw:marker-start-width="0.376cm" draw:marker-end="Arrow" draw:marker-end-width="0.279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ff0000" draw:marker-start-width="0.376cm" draw:marker-end="Arrow" draw:marker-end-width="0.279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>
      <style:graphic-properties svg:stroke-width="0.051cm" draw:marker-start-width="0.279cm" draw:marker-end-width="0.276cm" draw:fill="solid" draw:fill-color="#ffff00" draw:textarea-vertical-align="middle" draw:auto-grow-height="false" fo:min-height="0.219cm" fo:min-width="0.052cm" fo:padding-top="0.15cm" fo:padding-bottom="0.15cm" fo:padding-left="0.275cm" fo:padding-right="0.275cm"/>
    </style:style>
    <style:style style:name="gr12" style:family="graphic">
      <style:graphic-properties svg:stroke-width="0.051cm" draw:marker-start-width="0.279cm" draw:marker-end-width="0.276cm" draw:fill="solid" draw:fill-color="#ffff00" draw:textarea-vertical-align="middle" draw:auto-grow-height="false" fo:min-height="0.219cm" fo:min-width="0.051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marker-start-width="0.203cm" draw:fill="none" draw:fill-color="#ffffff" draw:textarea-horizontal-align="left" draw:auto-grow-height="true" draw:auto-grow-width="true" fo:min-height="0cm" fo:min-width="0.635cm"/>
    </style:style>
    <style:style style:name="gr14" style:family="graphic" style:parent-style-name="standard">
      <style:graphic-properties svg:stroke-width="0.051cm" draw:marker-start-width="0.279cm" draw:marker-end-width="0.276cm" draw:fill="solid" draw:fill-color="#00ff00" draw:textarea-vertical-align="middle" draw:auto-grow-height="false" fo:min-height="0.219cm" fo:min-width="0.052cm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draw:marker-start-width="0.279cm" draw:marker-end-width="0.276cm" draw:fill="solid" draw:fill-color="#ff0000" draw:textarea-vertical-align="middle" draw:auto-grow-height="false" fo:min-height="0.219cm" fo:min-width="0.052cm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ff6633" draw:marker-start="" draw:marker-start-width="0.279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draw:marker-start-width="0.279cm" draw:marker-end-width="0.276cm" draw:fill="solid" draw:fill-color="#ff0000" draw:textarea-vertical-align="middle" draw:auto-grow-height="false" fo:min-height="0.219cm" fo:min-width="0.051cm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draw:marker-start-width="0.279cm" draw:marker-end-width="0.276cm" draw:fill="solid" draw:fill-color="#00ff00" draw:textarea-vertical-align="middle" draw:auto-grow-height="false" fo:min-height="0.219cm" fo:min-width="0.051cm" fo:padding-top="0.15cm" fo:padding-bottom="0.15cm" fo:padding-left="0.275cm" fo:padding-right="0.275cm"/>
    </style:style>
    <style:style style:name="gr19" style:family="graphic">
      <style:graphic-properties svg:stroke-width="0.051cm" draw:marker-start-width="0.279cm" draw:marker-end-width="0.276cm" draw:fill="solid" draw:fill-color="#ffff00" draw:textarea-vertical-align="middle" draw:auto-grow-height="false" fo:min-height="0.219cm" fo:min-width="0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marker-start-width="0.203cm" draw:fill="none" draw:fill-color="#ffffff" draw:textarea-horizontal-align="left" draw:auto-grow-height="true" draw:auto-grow-width="true" fo:min-height="0.353cm" fo:min-width="0.48cm"/>
    </style:style>
    <style:style style:name="gr21" style:family="graphic" style:parent-style-name="standard">
      <style:graphic-properties draw:stroke="none" svg:stroke-color="#000000" draw:marker-start-width="0.203cm" draw:fill="none" draw:fill-color="#ffffff" draw:textarea-horizontal-align="left" draw:auto-grow-height="true" draw:auto-grow-width="true" fo:min-height="0.353cm" fo:min-width="0.163cm"/>
    </style:style>
    <style:style style:name="gr22" style:family="graphic" style:parent-style-name="objectwithoutfill">
      <style:graphic-properties svg:stroke-width="0.051cm" svg:stroke-color="#000080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svg:stroke-color="#000080" draw:marker-start="Arrow" draw:marker-start-width="0.276cm" draw:marker-end="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000080" draw:marker-start="Arrow" draw:marker-start-width="0.305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draw:marker-start-width="0.279cm" draw:marker-end-width="0.276cm" draw:fill="solid" draw:fill-color="#ffff00" draw:textarea-vertical-align="middle" draw:auto-grow-height="false" fo:min-height="0.749cm" fo:min-width="0.499cm" fo:padding-top="0.15cm" fo:padding-bottom="0.15cm" fo:padding-left="0.275cm" fo:padding-right="0.275cm"/>
    </style:style>
    <style:style style:name="gr26" style:family="graphic" style:parent-style-name="standard">
      <style:graphic-properties svg:stroke-width="0.051cm" svg:stroke-color="#000080" draw:marker-start-width="0.279cm" draw:marker-end-width="0.276cm" draw:fill="solid" draw:fill-color="#ffff00" draw:textarea-vertical-align="middle" draw:auto-grow-height="false" fo:min-height="0.749cm" fo:min-width="0.499cm" fo:padding-top="0.15cm" fo:padding-bottom="0.15cm" fo:padding-left="0.275cm" fo:padding-right="0.275cm"/>
    </style:style>
    <style:style style:name="gr27" style:family="graphic" style:parent-style-name="standard">
      <style:graphic-properties svg:stroke-width="0.051cm" svg:stroke-color="#800000" draw:marker-start="Arrow" draw:marker-start-width="0.305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svg:stroke-color="#008000" draw:marker-start="" draw:marker-start-width="0.279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1cm" svg:stroke-color="#008000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051cm" svg:stroke-color="#800000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marker-start-width="0.203cm" draw:fill="none" draw:fill-color="#ffffff" draw:textarea-horizontal-align="left" draw:auto-grow-height="true" draw:auto-grow-width="true" fo:min-height="0.353cm" fo:min-width="0.182cm"/>
    </style:style>
    <style:style style:name="gr32" style:family="graphic" style:parent-style-name="standard">
      <style:graphic-properties svg:stroke-width="0.051cm" svg:stroke-color="#008000" draw:marker-start="Arrow" draw:marker-start-width="0.279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svg:stroke-color="#800000" draw:marker-start="Arrow" draw:marker-start-width="0.279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svg:stroke-width="0.051cm" svg:stroke-color="#008000" draw:marker-start="" draw:marker-start-width="0.279cm" draw:marker-end="Arrow" draw:marker-end-width="0.305cm" draw:textarea-horizontal-align="center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draw:marker-start-width="0.279cm" draw:marker-end-width="0.276cm" draw:fill="solid" draw:fill-color="#ff00ff" draw:textarea-vertical-align="middle" draw:auto-grow-height="false" fo:min-height="0.749cm" fo:min-width="0.499cm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ff0000" draw:marker-start="Arrow" draw:marker-start-width="0.279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style:font-name="Times New Roman1" fo:font-size="11pt" style:font-size-asian="18pt" style:font-size-complex="18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style:font-name="Times New Roman1" fo:font-size="11pt" fo:font-style="italic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style:font-name="Times New Roman1" fo:font-size="10pt" fo:font-style="italic" style:font-size-asian="18pt" style:font-size-complex="18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style:font-name="Times New Roman1" fo:font-size="9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fo:font-size="11pt"/>
    </style:style>
    <style:style style:name="P9" style:family="paragraph">
      <style:paragraph-properties fo:margin-left="0cm" fo:margin-right="0cm" fo:text-indent="0cm"/>
      <style:text-properties fo:font-size="9pt"/>
    </style:style>
    <style:style style:name="P10" style:family="paragraph">
      <style:paragraph-properties fo:margin-left="0cm" fo:margin-right="0cm" fo:text-align="center" fo:text-indent="0cm"/>
      <style:text-properties fo:font-size="10pt"/>
    </style:style>
    <style:style style:name="T1" style:family="text">
      <style:text-properties style:font-name="Times New Roman1" fo:font-size="11pt" fo:font-style="italic" style:font-size-asian="18pt" style:font-size-complex="18pt"/>
    </style:style>
    <style:style style:name="T2" style:family="text">
      <style:text-properties style:font-name="Times New Roman1" fo:font-size="10pt" fo:font-style="italic" style:font-size-asian="18pt" style:font-size-complex="18pt"/>
    </style:style>
    <style:style style:name="T3" style:family="text">
      <style:text-properties style:font-name="Times New Roman1" fo:font-size="9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51cm" svg:y1="5.155cm" svg:x2="3.508cm" svg:y2="3.848cm">
          <text:p/>
        </draw:line>
        <draw:custom-shape draw:style-name="gr2" draw:text-style-name="P3" draw:layer="layout" svg:width="0.854cm" svg:height="0.737cm" svg:x="8.467cm" svg:y="3.405cm">
          <text:p text:style-name="P2"><text:span text:style-name="T1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" draw:text-style-name="P1" draw:layer="layout" svg:x1="5.564cm" svg:y1="2.052cm" svg:x2="3.608cm" svg:y2="3.592cm">
          <text:p/>
        </draw:line>
        <draw:line draw:style-name="gr3" draw:text-style-name="P1" draw:layer="layout" svg:x1="5.993cm" svg:y1="1.818cm" svg:x2="6.01cm" svg:y2="3.39cm">
          <text:p/>
        </draw:line>
        <draw:line draw:style-name="gr4" draw:text-style-name="P1" draw:layer="layout" svg:x1="5.138cm" svg:y1="5.037cm" svg:x2="5.765cm" svg:y2="4.19cm">
          <text:p/>
        </draw:line>
        <draw:custom-shape draw:style-name="gr2" draw:text-style-name="P4" draw:layer="layout" svg:width="0.854cm" svg:height="0.737cm" svg:x="3.022cm" svg:y="3.405cm">
          <text:p text:style-name="P2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6" draw:layer="layout" svg:width="1.135cm" svg:height="0.603cm" svg:x="3.111cm" svg:y="4.263cm">
          <draw:text-box>
            <text:p text:style-name="P5"><text:span text:style-name="T3">14</text:span></text:p>
          </draw:text-box>
        </draw:frame>
        <draw:frame draw:style-name="gr6" draw:text-style-name="P6" draw:layer="layout" svg:width="0.768cm" svg:height="0.603cm" svg:x="5.886cm" svg:y="3.472cm">
          <draw:text-box>
            <text:p text:style-name="P5"><text:span text:style-name="T3">1</text:span></text:p>
          </draw:text-box>
        </draw:frame>
        <draw:frame draw:style-name="gr5" draw:text-style-name="P6" draw:layer="layout" svg:width="1.135cm" svg:height="0.603cm" svg:x="6.71cm" svg:y="1.968cm">
          <draw:text-box>
            <text:p text:style-name="P5"><text:span text:style-name="T3">5</text:span></text:p>
          </draw:text-box>
        </draw:frame>
        <draw:frame draw:style-name="gr5" draw:text-style-name="P6" draw:layer="layout" svg:width="1.135cm" svg:height="0.603cm" svg:x="3.741cm" svg:y="2.369cm">
          <draw:text-box>
            <text:p text:style-name="P5"><text:span text:style-name="T3">10</text:span></text:p>
          </draw:text-box>
        </draw:frame>
        <draw:line draw:style-name="gr4" draw:text-style-name="P1" draw:layer="layout" svg:x1="5.956cm" svg:y1="3.861cm" svg:x2="8.382cm" svg:y2="3.861cm">
          <text:p/>
        </draw:line>
        <draw:line draw:style-name="gr4" draw:text-style-name="P1" draw:layer="layout" svg:x1="7.591cm" svg:y1="5.202cm" svg:x2="8.6cm" svg:y2="4.12cm">
          <text:p/>
        </draw:line>
        <draw:line draw:style-name="gr4" draw:text-style-name="P1" draw:layer="layout" svg:x1="5.915cm" svg:y1="1.86cm" svg:x2="8.545cm" svg:y2="3.437cm">
          <text:p/>
        </draw:line>
        <draw:custom-shape draw:style-name="gr7" draw:text-style-name="P4" draw:layer="layout" svg:width="0.853cm" svg:height="0.737cm" svg:x="5.563cm" svg:y="3.435cm">
          <text:p text:style-name="P2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4" draw:layer="layout" svg:width="0.853cm" svg:height="0.737cm" svg:x="5.563cm" svg:y="1.477cm">
          <text:p text:style-name="P2"><text:span text:style-name="T2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6" draw:layer="layout" svg:width="1.135cm" svg:height="0.603cm" svg:x="6.51cm" svg:y="3.306cm">
          <draw:text-box>
            <text:p text:style-name="P5"><text:span text:style-name="T3">8</text:span></text:p>
          </draw:text-box>
        </draw:frame>
        <draw:frame draw:style-name="gr5" draw:text-style-name="P6" draw:layer="layout" svg:width="1.135cm" svg:height="0.603cm" svg:x="5.842cm" svg:y="2.334cm">
          <draw:text-box>
            <text:p text:style-name="P5"><text:span text:style-name="T3">5</text:span></text:p>
          </draw:text-box>
        </draw:frame>
        <draw:custom-shape draw:style-name="gr7" draw:text-style-name="P4" draw:layer="layout" svg:width="0.853cm" svg:height="0.737cm" svg:x="6.932cm" svg:y="5.047cm">
          <text:p text:style-name="P2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1" draw:layer="layout" svg:x1="5.056cm" svg:y1="5.437cm" svg:x2="6.856cm" svg:y2="5.39cm">
          <text:p/>
        </draw:line>
        <draw:custom-shape draw:style-name="gr7" draw:text-style-name="P4" draw:layer="layout" svg:width="0.853cm" svg:height="0.737cm" svg:x="4.5cm" svg:y="5.047cm">
          <text:p text:style-name="P2"><text:span text:style-name="T2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6" draw:layer="layout" svg:width="1.135cm" svg:height="0.603cm" svg:x="4.625cm" svg:y="4.341cm">
          <draw:text-box>
            <text:p text:style-name="P5"><text:span text:style-name="T3">13</text:span></text:p>
          </draw:text-box>
        </draw:frame>
        <draw:frame draw:style-name="gr5" draw:text-style-name="P6" draw:layer="layout" svg:width="1.135cm" svg:height="0.603cm" svg:x="5.534cm" svg:y="5.396cm">
          <draw:text-box>
            <text:p text:style-name="P5"><text:span text:style-name="T3">10</text:span></text:p>
          </draw:text-box>
        </draw:frame>
        <draw:frame draw:style-name="gr5" draw:text-style-name="P6" draw:layer="layout" svg:width="1.135cm" svg:height="0.603cm" svg:x="7.823cm" svg:y="4.673cm">
          <draw:text-box>
            <text:p text:style-name="P5"><text:span text:style-name="T3">12</text:span></text:p>
          </draw:text-box>
        </draw:frame>
        <draw:line draw:style-name="gr1" draw:text-style-name="P1" draw:layer="layout" svg:x1="12.211cm" svg:y1="5.142cm" svg:x2="11.209cm" svg:y2="3.835cm">
          <text:p/>
        </draw:line>
        <draw:custom-shape draw:style-name="gr2" draw:text-style-name="P3" draw:layer="layout" svg:width="0.854cm" svg:height="0.737cm" svg:x="16.168cm" svg:y="3.392cm">
          <text:p text:style-name="P2"><text:span text:style-name="T1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" draw:text-style-name="P1" draw:layer="layout" svg:x1="13.265cm" svg:y1="2.039cm" svg:x2="11.309cm" svg:y2="3.579cm">
          <text:p/>
        </draw:line>
        <draw:line draw:style-name="gr3" draw:text-style-name="P1" draw:layer="layout" svg:x1="13.694cm" svg:y1="1.805cm" svg:x2="13.711cm" svg:y2="3.377cm">
          <text:p/>
        </draw:line>
        <draw:line draw:style-name="gr4" draw:text-style-name="P1" draw:layer="layout" svg:x1="12.839cm" svg:y1="5.024cm" svg:x2="13.466cm" svg:y2="4.177cm">
          <text:p/>
        </draw:line>
        <draw:custom-shape draw:style-name="gr2" draw:text-style-name="P4" draw:layer="layout" svg:width="0.854cm" svg:height="0.737cm" svg:x="10.723cm" svg:y="3.392cm">
          <text:p text:style-name="P2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6" draw:layer="layout" svg:width="1.135cm" svg:height="0.603cm" svg:x="10.812cm" svg:y="4.25cm">
          <draw:text-box>
            <text:p text:style-name="P5"><text:span text:style-name="T3">13</text:span></text:p>
          </draw:text-box>
        </draw:frame>
        <draw:frame draw:style-name="gr6" draw:text-style-name="P6" draw:layer="layout" svg:width="0.768cm" svg:height="0.603cm" svg:x="13.587cm" svg:y="3.459cm">
          <draw:text-box>
            <text:p text:style-name="P5"><text:span text:style-name="T3">1</text:span></text:p>
          </draw:text-box>
        </draw:frame>
        <draw:frame draw:style-name="gr5" draw:text-style-name="P6" draw:layer="layout" svg:width="1.135cm" svg:height="0.603cm" svg:x="14.411cm" svg:y="1.955cm">
          <draw:text-box>
            <text:p text:style-name="P5"><text:span text:style-name="T3">5</text:span></text:p>
          </draw:text-box>
        </draw:frame>
        <draw:frame draw:style-name="gr5" draw:text-style-name="P6" draw:layer="layout" svg:width="1.135cm" svg:height="0.603cm" svg:x="11.442cm" svg:y="2.356cm">
          <draw:text-box>
            <text:p text:style-name="P5"><text:span text:style-name="T3">10</text:span></text:p>
          </draw:text-box>
        </draw:frame>
        <draw:line draw:style-name="gr4" draw:text-style-name="P1" draw:layer="layout" svg:x1="13.657cm" svg:y1="3.848cm" svg:x2="16.083cm" svg:y2="3.848cm">
          <text:p/>
        </draw:line>
        <draw:line draw:style-name="gr4" draw:text-style-name="P1" draw:layer="layout" svg:x1="15.292cm" svg:y1="5.189cm" svg:x2="16.301cm" svg:y2="4.107cm">
          <text:p/>
        </draw:line>
        <draw:line draw:style-name="gr4" draw:text-style-name="P1" draw:layer="layout" svg:x1="13.616cm" svg:y1="1.847cm" svg:x2="16.246cm" svg:y2="3.424cm">
          <text:p/>
        </draw:line>
        <draw:custom-shape draw:style-name="gr7" draw:text-style-name="P4" draw:layer="layout" svg:width="0.853cm" svg:height="0.737cm" svg:x="13.264cm" svg:y="3.422cm">
          <text:p text:style-name="P2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4" draw:layer="layout" svg:width="0.853cm" svg:height="0.737cm" svg:x="13.264cm" svg:y="1.464cm">
          <text:p text:style-name="P2"><text:span text:style-name="T2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6" draw:layer="layout" svg:width="1.135cm" svg:height="0.603cm" svg:x="14.211cm" svg:y="3.293cm">
          <draw:text-box>
            <text:p text:style-name="P5"><text:span text:style-name="T3">8</text:span></text:p>
          </draw:text-box>
        </draw:frame>
        <draw:frame draw:style-name="gr5" draw:text-style-name="P6" draw:layer="layout" svg:width="1.135cm" svg:height="0.603cm" svg:x="13.543cm" svg:y="2.321cm">
          <draw:text-box>
            <text:p text:style-name="P5"><text:span text:style-name="T3">5</text:span></text:p>
          </draw:text-box>
        </draw:frame>
        <draw:custom-shape draw:style-name="gr7" draw:text-style-name="P4" draw:layer="layout" svg:width="0.853cm" svg:height="0.737cm" svg:x="14.633cm" svg:y="5.034cm">
          <text:p text:style-name="P2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1" draw:layer="layout" svg:x1="12.757cm" svg:y1="5.424cm" svg:x2="14.557cm" svg:y2="5.377cm">
          <text:p/>
        </draw:line>
        <draw:custom-shape draw:style-name="gr7" draw:text-style-name="P4" draw:layer="layout" svg:width="0.853cm" svg:height="0.737cm" svg:x="12.201cm" svg:y="5.034cm">
          <text:p text:style-name="P2"><text:span text:style-name="T2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6" draw:layer="layout" svg:width="1.135cm" svg:height="0.603cm" svg:x="12.326cm" svg:y="4.328cm">
          <draw:text-box>
            <text:p text:style-name="P5"><text:span text:style-name="T3">3</text:span></text:p>
          </draw:text-box>
        </draw:frame>
        <draw:frame draw:style-name="gr5" draw:text-style-name="P6" draw:layer="layout" svg:width="1.135cm" svg:height="0.603cm" svg:x="13.235cm" svg:y="5.383cm">
          <draw:text-box>
            <text:p text:style-name="P5"><text:span text:style-name="T3">10</text:span></text:p>
          </draw:text-box>
        </draw:frame>
        <draw:frame draw:style-name="gr5" draw:text-style-name="P6" draw:layer="layout" svg:width="1.135cm" svg:height="0.603cm" svg:x="15.524cm" svg:y="4.66cm">
          <draw:text-box>
            <text:p text:style-name="P5"><text:span text:style-name="T3">10</text:span></text:p>
          </draw:text-box>
        </draw:frame>
        <draw:line draw:style-name="gr1" draw:text-style-name="P1" draw:layer="layout" svg:x1="3.051cm" svg:y1="10.627cm" svg:x2="2.049cm" svg:y2="9.32cm">
          <text:p/>
        </draw:line>
        <draw:custom-shape draw:style-name="gr2" draw:text-style-name="P3" draw:layer="layout" svg:width="0.854cm" svg:height="0.737cm" svg:x="7.008cm" svg:y="8.877cm">
          <text:p text:style-name="P2"><text:span text:style-name="T1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" draw:text-style-name="P1" draw:layer="layout" svg:x1="4.105cm" svg:y1="7.524cm" svg:x2="2.149cm" svg:y2="9.064cm">
          <text:p/>
        </draw:line>
        <draw:line draw:style-name="gr3" draw:text-style-name="P1" draw:layer="layout" svg:x1="4.534cm" svg:y1="7.29cm" svg:x2="4.551cm" svg:y2="8.862cm">
          <text:p/>
        </draw:line>
        <draw:line draw:style-name="gr4" draw:text-style-name="P1" draw:layer="layout" svg:x1="3.679cm" svg:y1="10.509cm" svg:x2="4.306cm" svg:y2="9.662cm">
          <text:p/>
        </draw:line>
        <draw:custom-shape draw:style-name="gr2" draw:text-style-name="P4" draw:layer="layout" svg:width="0.854cm" svg:height="0.737cm" svg:x="1.563cm" svg:y="8.877cm">
          <text:p text:style-name="P2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6" draw:layer="layout" svg:width="1.135cm" svg:height="0.603cm" svg:x="1.652cm" svg:y="9.735cm">
          <draw:text-box>
            <text:p text:style-name="P5"><text:span text:style-name="T3">14</text:span></text:p>
          </draw:text-box>
        </draw:frame>
        <draw:frame draw:style-name="gr6" draw:text-style-name="P6" draw:layer="layout" svg:width="0.768cm" svg:height="0.603cm" svg:x="4.427cm" svg:y="8.944cm">
          <draw:text-box>
            <text:p text:style-name="P5"><text:span text:style-name="T3">1</text:span></text:p>
          </draw:text-box>
        </draw:frame>
        <draw:frame draw:style-name="gr5" draw:text-style-name="P6" draw:layer="layout" svg:width="1.135cm" svg:height="0.603cm" svg:x="2.582cm" svg:y="7.841cm">
          <draw:text-box>
            <text:p text:style-name="P5"><text:span text:style-name="T3">5</text:span></text:p>
          </draw:text-box>
        </draw:frame>
        <draw:line draw:style-name="gr4" draw:text-style-name="P1" draw:layer="layout" svg:x1="4.497cm" svg:y1="9.333cm" svg:x2="6.923cm" svg:y2="9.333cm">
          <text:p/>
        </draw:line>
        <draw:line draw:style-name="gr4" draw:text-style-name="P1" draw:layer="layout" svg:x1="6.132cm" svg:y1="10.674cm" svg:x2="7.141cm" svg:y2="9.592cm">
          <text:p/>
        </draw:line>
        <draw:custom-shape draw:style-name="gr7" draw:text-style-name="P4" draw:layer="layout" svg:width="0.853cm" svg:height="0.737cm" svg:x="4.104cm" svg:y="8.907cm">
          <text:p text:style-name="P2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4" draw:layer="layout" svg:width="0.853cm" svg:height="0.737cm" svg:x="4.104cm" svg:y="6.949cm">
          <text:p text:style-name="P2"><text:span text:style-name="T2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6" draw:layer="layout" svg:width="1.135cm" svg:height="0.603cm" svg:x="5.051cm" svg:y="8.778cm">
          <draw:text-box>
            <text:p text:style-name="P5"><text:span text:style-name="T3">8</text:span></text:p>
          </draw:text-box>
        </draw:frame>
        <draw:frame draw:style-name="gr5" draw:text-style-name="P6" draw:layer="layout" svg:width="1.135cm" svg:height="0.603cm" svg:x="4.383cm" svg:y="7.806cm">
          <draw:text-box>
            <text:p text:style-name="P5"><text:span text:style-name="T3">5</text:span></text:p>
          </draw:text-box>
        </draw:frame>
        <draw:custom-shape draw:style-name="gr7" draw:text-style-name="P4" draw:layer="layout" svg:width="0.853cm" svg:height="0.737cm" svg:x="5.473cm" svg:y="10.519cm">
          <text:p text:style-name="P2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1" draw:layer="layout" svg:x1="3.597cm" svg:y1="10.909cm" svg:x2="5.397cm" svg:y2="10.862cm">
          <text:p/>
        </draw:line>
        <draw:custom-shape draw:style-name="gr7" draw:text-style-name="P4" draw:layer="layout" svg:width="0.853cm" svg:height="0.737cm" svg:x="3.041cm" svg:y="10.519cm">
          <text:p text:style-name="P2"><text:span text:style-name="T2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6" draw:layer="layout" svg:width="1.135cm" svg:height="0.603cm" svg:x="3.166cm" svg:y="9.813cm">
          <draw:text-box>
            <text:p text:style-name="P5"><text:span text:style-name="T3">13</text:span></text:p>
          </draw:text-box>
        </draw:frame>
        <draw:frame draw:style-name="gr5" draw:text-style-name="P6" draw:layer="layout" svg:width="1.135cm" svg:height="0.603cm" svg:x="4.075cm" svg:y="10.868cm">
          <draw:text-box>
            <text:p text:style-name="P5"><text:span text:style-name="T3">10</text:span></text:p>
          </draw:text-box>
        </draw:frame>
        <draw:frame draw:style-name="gr5" draw:text-style-name="P6" draw:layer="layout" svg:width="1.135cm" svg:height="0.603cm" svg:x="6.364cm" svg:y="10.145cm">
          <draw:text-box>
            <text:p text:style-name="P5"><text:span text:style-name="T3">12</text:span></text:p>
          </draw:text-box>
        </draw:frame>
        <draw:line draw:style-name="gr1" draw:text-style-name="P1" draw:layer="layout" svg:x1="10.252cm" svg:y1="10.614cm" svg:x2="9.25cm" svg:y2="9.307cm">
          <text:p/>
        </draw:line>
        <draw:custom-shape draw:style-name="gr2" draw:text-style-name="P3" draw:layer="layout" svg:width="0.854cm" svg:height="0.737cm" svg:x="14.209cm" svg:y="8.864cm">
          <text:p text:style-name="P2"><text:span text:style-name="T1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" draw:text-style-name="P1" draw:layer="layout" svg:x1="11.306cm" svg:y1="7.511cm" svg:x2="9.35cm" svg:y2="9.051cm">
          <text:p/>
        </draw:line>
        <draw:line draw:style-name="gr3" draw:text-style-name="P1" draw:layer="layout" svg:x1="11.735cm" svg:y1="7.277cm" svg:x2="11.752cm" svg:y2="8.849cm">
          <text:p/>
        </draw:line>
        <draw:line draw:style-name="gr4" draw:text-style-name="P1" draw:layer="layout" svg:x1="10.88cm" svg:y1="10.496cm" svg:x2="11.507cm" svg:y2="9.649cm">
          <text:p/>
        </draw:line>
        <draw:custom-shape draw:style-name="gr2" draw:text-style-name="P4" draw:layer="layout" svg:width="0.854cm" svg:height="0.737cm" svg:x="8.764cm" svg:y="8.864cm">
          <text:p text:style-name="P2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6" draw:layer="layout" svg:width="1.135cm" svg:height="0.603cm" svg:x="8.853cm" svg:y="9.722cm">
          <draw:text-box>
            <text:p text:style-name="P5"><text:span text:style-name="T3">6</text:span></text:p>
          </draw:text-box>
        </draw:frame>
        <draw:frame draw:style-name="gr6" draw:text-style-name="P6" draw:layer="layout" svg:width="0.768cm" svg:height="0.603cm" svg:x="11.628cm" svg:y="8.931cm">
          <draw:text-box>
            <text:p text:style-name="P5"><text:span text:style-name="T3">1</text:span></text:p>
          </draw:text-box>
        </draw:frame>
        <draw:frame draw:style-name="gr5" draw:text-style-name="P6" draw:layer="layout" svg:width="1.135cm" svg:height="0.603cm" svg:x="9.783cm" svg:y="7.828cm">
          <draw:text-box>
            <text:p text:style-name="P5"><text:span text:style-name="T3">5</text:span></text:p>
          </draw:text-box>
        </draw:frame>
        <draw:line draw:style-name="gr4" draw:text-style-name="P1" draw:layer="layout" svg:x1="13.333cm" svg:y1="10.661cm" svg:x2="14.342cm" svg:y2="9.579cm">
          <text:p/>
        </draw:line>
        <draw:custom-shape draw:style-name="gr7" draw:text-style-name="P4" draw:layer="layout" svg:width="0.853cm" svg:height="0.737cm" svg:x="11.305cm" svg:y="8.894cm">
          <text:p text:style-name="P2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4" draw:layer="layout" svg:width="0.853cm" svg:height="0.737cm" svg:x="11.305cm" svg:y="6.936cm">
          <text:p text:style-name="P2"><text:span text:style-name="T2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6" draw:layer="layout" svg:width="1.135cm" svg:height="0.603cm" svg:x="11.584cm" svg:y="7.793cm">
          <draw:text-box>
            <text:p text:style-name="P5"><text:span text:style-name="T3">5</text:span></text:p>
          </draw:text-box>
        </draw:frame>
        <draw:custom-shape draw:style-name="gr7" draw:text-style-name="P4" draw:layer="layout" svg:width="0.853cm" svg:height="0.737cm" svg:x="12.674cm" svg:y="10.506cm">
          <text:p text:style-name="P2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1" draw:layer="layout" svg:x1="10.798cm" svg:y1="10.896cm" svg:x2="12.598cm" svg:y2="10.849cm">
          <text:p/>
        </draw:line>
        <draw:custom-shape draw:style-name="gr7" draw:text-style-name="P4" draw:layer="layout" svg:width="0.853cm" svg:height="0.737cm" svg:x="10.242cm" svg:y="10.506cm">
          <text:p text:style-name="P2"><text:span text:style-name="T2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6" draw:layer="layout" svg:width="1.135cm" svg:height="0.603cm" svg:x="10.367cm" svg:y="9.8cm">
          <draw:text-box>
            <text:p text:style-name="P5"><text:span text:style-name="T3">5</text:span></text:p>
          </draw:text-box>
        </draw:frame>
        <draw:frame draw:style-name="gr5" draw:text-style-name="P6" draw:layer="layout" svg:width="1.135cm" svg:height="0.603cm" svg:x="11.276cm" svg:y="10.855cm">
          <draw:text-box>
            <text:p text:style-name="P5"><text:span text:style-name="T3">10</text:span></text:p>
          </draw:text-box>
        </draw:frame>
        <draw:frame draw:style-name="gr5" draw:text-style-name="P6" draw:layer="layout" svg:width="1.135cm" svg:height="0.603cm" svg:x="13.565cm" svg:y="10.132cm">
          <draw:text-box>
            <text:p text:style-name="P5"><text:span text:style-name="T3">12</text:span></text:p>
          </draw:text-box>
        </draw:frame>
      </draw:page>
      <draw:page draw:name="page2" draw:style-name="dp1" draw:master-page-name="Default">
        <draw:custom-shape draw:style-name="gr2" draw:text-style-name="P3" draw:layer="layout" svg:width="0.854cm" svg:height="0.737cm" svg:x="7.125cm" svg:y="3.32cm">
          <text:p text:style-name="P2"><text:span text:style-name="T1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" draw:text-style-name="P1" draw:layer="layout" svg:x1="4.222cm" svg:y1="1.967cm" svg:x2="2.266cm" svg:y2="3.507cm">
          <text:p/>
        </draw:line>
        <draw:line draw:style-name="gr3" draw:text-style-name="P1" draw:layer="layout" svg:x1="4.651cm" svg:y1="1.733cm" svg:x2="4.668cm" svg:y2="3.305cm">
          <text:p/>
        </draw:line>
        <draw:line draw:style-name="gr4" draw:text-style-name="P1" draw:layer="layout" svg:x1="3.796cm" svg:y1="4.952cm" svg:x2="4.423cm" svg:y2="4.105cm">
          <text:p/>
        </draw:line>
        <draw:custom-shape draw:style-name="gr2" draw:text-style-name="P4" draw:layer="layout" svg:width="0.854cm" svg:height="0.737cm" svg:x="1.68cm" svg:y="3.32cm">
          <text:p text:style-name="P2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6" draw:text-style-name="P6" draw:layer="layout" svg:width="0.768cm" svg:height="0.603cm" svg:x="4.544cm" svg:y="3.387cm">
          <draw:text-box>
            <text:p text:style-name="P5"><text:span text:style-name="T3">1</text:span></text:p>
          </draw:text-box>
        </draw:frame>
        <draw:frame draw:style-name="gr5" draw:text-style-name="P6" draw:layer="layout" svg:width="1.135cm" svg:height="0.603cm" svg:x="2.699cm" svg:y="2.284cm">
          <draw:text-box>
            <text:p text:style-name="P5"><text:span text:style-name="T3">5</text:span></text:p>
          </draw:text-box>
        </draw:frame>
        <draw:line draw:style-name="gr4" draw:text-style-name="P1" draw:layer="layout" svg:x1="6.249cm" svg:y1="5.117cm" svg:x2="7.258cm" svg:y2="4.035cm">
          <text:p/>
        </draw:line>
        <draw:custom-shape draw:style-name="gr7" draw:text-style-name="P4" draw:layer="layout" svg:width="0.853cm" svg:height="0.737cm" svg:x="4.221cm" svg:y="3.35cm">
          <text:p text:style-name="P2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4" draw:layer="layout" svg:width="0.853cm" svg:height="0.737cm" svg:x="4.221cm" svg:y="1.392cm">
          <text:p text:style-name="P2"><text:span text:style-name="T2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6" draw:layer="layout" svg:width="1.135cm" svg:height="0.603cm" svg:x="4.5cm" svg:y="2.249cm">
          <draw:text-box>
            <text:p text:style-name="P5"><text:span text:style-name="T3">5</text:span></text:p>
          </draw:text-box>
        </draw:frame>
        <draw:custom-shape draw:style-name="gr7" draw:text-style-name="P4" draw:layer="layout" svg:width="0.853cm" svg:height="0.737cm" svg:x="5.59cm" svg:y="4.962cm">
          <text:p text:style-name="P2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1" draw:layer="layout" svg:x1="3.714cm" svg:y1="5.352cm" svg:x2="5.514cm" svg:y2="5.305cm">
          <text:p/>
        </draw:line>
        <draw:custom-shape draw:style-name="gr7" draw:text-style-name="P4" draw:layer="layout" svg:width="0.853cm" svg:height="0.737cm" svg:x="3.158cm" svg:y="4.962cm">
          <text:p text:style-name="P2"><text:span text:style-name="T2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6" draw:layer="layout" svg:width="1.135cm" svg:height="0.603cm" svg:x="3.283cm" svg:y="4.256cm">
          <draw:text-box>
            <text:p text:style-name="P5"><text:span text:style-name="T3">5</text:span></text:p>
          </draw:text-box>
        </draw:frame>
        <draw:frame draw:style-name="gr5" draw:text-style-name="P6" draw:layer="layout" svg:width="1.135cm" svg:height="0.603cm" svg:x="4.192cm" svg:y="5.311cm">
          <draw:text-box>
            <text:p text:style-name="P5"><text:span text:style-name="T3">4</text:span></text:p>
          </draw:text-box>
        </draw:frame>
        <draw:frame draw:style-name="gr5" draw:text-style-name="P6" draw:layer="layout" svg:width="1.135cm" svg:height="0.603cm" svg:x="6.481cm" svg:y="4.588cm">
          <draw:text-box>
            <text:p text:style-name="P5"><text:span text:style-name="T3">6</text:span></text:p>
          </draw:text-box>
        </draw:frame>
        <draw:line draw:style-name="gr1" draw:text-style-name="P1" draw:layer="layout" svg:x1="3.664cm" svg:y1="10.344cm" svg:x2="2.662cm" svg:y2="9.037cm">
          <text:p/>
        </draw:line>
        <draw:line draw:style-name="gr3" draw:text-style-name="P1" draw:layer="layout" svg:x1="5.147cm" svg:y1="7.007cm" svg:x2="5.164cm" svg:y2="8.579cm">
          <text:p/>
        </draw:line>
        <draw:line draw:style-name="gr4" draw:text-style-name="P1" draw:layer="layout" svg:x1="4.292cm" svg:y1="10.226cm" svg:x2="4.919cm" svg:y2="9.379cm">
          <text:p/>
        </draw:line>
        <draw:frame draw:style-name="gr5" draw:text-style-name="P6" draw:layer="layout" svg:width="1.135cm" svg:height="0.603cm" svg:x="2.265cm" svg:y="9.452cm">
          <draw:text-box>
            <text:p text:style-name="P5"><text:span text:style-name="T3">14</text:span></text:p>
          </draw:text-box>
        </draw:frame>
        <draw:frame draw:style-name="gr6" draw:text-style-name="P6" draw:layer="layout" svg:width="0.768cm" svg:height="0.603cm" svg:x="5.04cm" svg:y="8.661cm">
          <draw:text-box>
            <text:p text:style-name="P5"><text:span text:style-name="T3">1</text:span></text:p>
          </draw:text-box>
        </draw:frame>
        <draw:frame draw:style-name="gr5" draw:text-style-name="P6" draw:layer="layout" svg:width="1.135cm" svg:height="0.603cm" svg:x="5.864cm" svg:y="7.157cm">
          <draw:text-box>
            <text:p text:style-name="P5"><text:span text:style-name="T3">5</text:span></text:p>
          </draw:text-box>
        </draw:frame>
        <draw:frame draw:style-name="gr5" draw:text-style-name="P6" draw:layer="layout" svg:width="1.135cm" svg:height="0.603cm" svg:x="3.549cm" svg:y="6.828cm">
          <draw:text-box>
            <text:p text:style-name="P5"><text:span text:style-name="T3">5</text:span></text:p>
          </draw:text-box>
        </draw:frame>
        <draw:line draw:style-name="gr4" draw:text-style-name="P1" draw:layer="layout" svg:x1="5.11cm" svg:y1="9.05cm" svg:x2="7.536cm" svg:y2="9.05cm">
          <text:p/>
        </draw:line>
        <draw:line draw:style-name="gr4" draw:text-style-name="P1" draw:layer="layout" svg:x1="6.745cm" svg:y1="10.391cm" svg:x2="7.754cm" svg:y2="9.309cm">
          <text:p/>
        </draw:line>
        <draw:line draw:style-name="gr8" draw:text-style-name="P1" draw:layer="layout" svg:x1="7.862cm" svg:y1="8.78cm" svg:x2="5.508cm" svg:y2="7.226cm">
          <text:p/>
        </draw:line>
        <draw:custom-shape draw:style-name="gr7" draw:text-style-name="P4" draw:layer="layout" svg:width="0.853cm" svg:height="0.737cm" svg:x="4.717cm" svg:y="8.624cm">
          <text:p text:style-name="P2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6" draw:layer="layout" svg:width="1.135cm" svg:height="0.603cm" svg:x="5.664cm" svg:y="8.495cm">
          <draw:text-box>
            <text:p text:style-name="P5"><text:span text:style-name="T3">8</text:span></text:p>
          </draw:text-box>
        </draw:frame>
        <draw:frame draw:style-name="gr5" draw:text-style-name="P6" draw:layer="layout" svg:width="1.135cm" svg:height="0.603cm" svg:x="4.996cm" svg:y="7.523cm">
          <draw:text-box>
            <text:p text:style-name="P5"><text:span text:style-name="T3">5</text:span></text:p>
          </draw:text-box>
        </draw:frame>
        <draw:custom-shape draw:style-name="gr7" draw:text-style-name="P4" draw:layer="layout" svg:width="0.853cm" svg:height="0.737cm" svg:x="6.086cm" svg:y="10.236cm">
          <text:p text:style-name="P2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1" draw:layer="layout" svg:x1="4.21cm" svg:y1="10.626cm" svg:x2="6.01cm" svg:y2="10.579cm">
          <text:p/>
        </draw:line>
        <draw:custom-shape draw:style-name="gr7" draw:text-style-name="P4" draw:layer="layout" svg:width="0.853cm" svg:height="0.737cm" svg:x="3.654cm" svg:y="10.236cm">
          <text:p text:style-name="P2"><text:span text:style-name="T2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6" draw:layer="layout" svg:width="1.135cm" svg:height="0.603cm" svg:x="3.779cm" svg:y="9.53cm">
          <draw:text-box>
            <text:p text:style-name="P5"><text:span text:style-name="T3">13</text:span></text:p>
          </draw:text-box>
        </draw:frame>
        <draw:frame draw:style-name="gr5" draw:text-style-name="P6" draw:layer="layout" svg:width="1.135cm" svg:height="0.603cm" svg:x="4.688cm" svg:y="10.585cm">
          <draw:text-box>
            <text:p text:style-name="P5"><text:span text:style-name="T3">10</text:span></text:p>
          </draw:text-box>
        </draw:frame>
        <draw:frame draw:style-name="gr5" draw:text-style-name="P6" draw:layer="layout" svg:width="1.135cm" svg:height="0.603cm" svg:x="6.977cm" svg:y="9.862cm">
          <draw:text-box>
            <text:p text:style-name="P5"><text:span text:style-name="T3">12</text:span></text:p>
          </draw:text-box>
        </draw:frame>
        <draw:custom-shape draw:style-name="gr2" draw:text-style-name="P3" draw:layer="layout" svg:width="0.854cm" svg:height="0.737cm" svg:x="14.626cm" svg:y="3.307cm">
          <text:p text:style-name="P2"><text:span text:style-name="T1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" draw:text-style-name="P1" draw:layer="layout" svg:x1="11.723cm" svg:y1="1.954cm" svg:x2="9.767cm" svg:y2="3.494cm">
          <text:p/>
        </draw:line>
        <draw:frame draw:style-name="gr6" draw:text-style-name="P6" draw:layer="layout" svg:width="0.768cm" svg:height="0.603cm" svg:x="12.045cm" svg:y="3.374cm">
          <draw:text-box>
            <text:p text:style-name="P5"><text:span text:style-name="T3">1</text:span></text:p>
          </draw:text-box>
        </draw:frame>
        <draw:frame draw:style-name="gr5" draw:text-style-name="P6" draw:layer="layout" svg:width="1.135cm" svg:height="0.603cm" svg:x="10.2cm" svg:y="2.271cm">
          <draw:text-box>
            <text:p text:style-name="P5"><text:span text:style-name="T3">5</text:span></text:p>
          </draw:text-box>
        </draw:frame>
        <draw:custom-shape draw:style-name="gr7" draw:text-style-name="P4" draw:layer="layout" svg:width="0.853cm" svg:height="0.737cm" svg:x="13.091cm" svg:y="4.949cm">
          <text:p text:style-name="P2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4" draw:layer="layout" svg:width="0.853cm" svg:height="0.737cm" svg:x="10.659cm" svg:y="4.949cm">
          <text:p text:style-name="P2"><text:span text:style-name="T2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6" draw:layer="layout" svg:width="1.135cm" svg:height="0.603cm" svg:x="12.89cm" svg:y="1.896cm">
          <draw:text-box>
            <text:p text:style-name="P5"><text:span text:style-name="T3">5</text:span></text:p>
          </draw:text-box>
        </draw:frame>
        <draw:line draw:style-name="gr4" draw:text-style-name="P1" draw:layer="layout" svg:x1="12.095cm" svg:y1="1.788cm" svg:x2="14.725cm" svg:y2="3.365cm">
          <text:p/>
        </draw:line>
        <draw:custom-shape draw:style-name="gr7" draw:text-style-name="P4" draw:layer="layout" svg:width="0.853cm" svg:height="0.737cm" svg:x="11.722cm" svg:y="1.379cm">
          <text:p text:style-name="P2"><text:span text:style-name="T2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ath draw:style-name="gr9" draw:text-style-name="P7" draw:layer="layout" svg:width="2.656cm" svg:height="0.712cm" draw:transform="rotate (0.992917811459574) translate (2.61299999640682cm 8.87399999765674cm)" svg:viewBox="0 0 2657 713" svg:d="M0 0c1939 0 2657 713 2657 713">
          <text:p/>
        </draw:path>
        <draw:path draw:style-name="gr10" draw:text-style-name="P7" draw:layer="layout" svg:width="2.526cm" svg:height="0.397cm" draw:transform="rotate (-2.29790049317573) translate (4.99cm 7.132cm)" svg:viewBox="0 0 2527 398" svg:d="M0 0c2017 0 2527 398 2527 398">
          <text:p/>
        </draw:path>
        <draw:custom-shape draw:style-name="gr2" draw:text-style-name="P4" draw:layer="layout" svg:width="0.854cm" svg:height="0.737cm" svg:x="2.176cm" svg:y="8.594cm">
          <text:p text:style-name="P2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4" draw:layer="layout" svg:width="0.853cm" svg:height="0.737cm" svg:x="4.717cm" svg:y="6.666cm">
          <text:p text:style-name="P2"><text:span text:style-name="T2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0.854cm" svg:height="0.737cm" svg:x="7.621cm" svg:y="8.594cm">
          <text:p text:style-name="P2"><text:span text:style-name="T1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6" draw:layer="layout" svg:width="1.135cm" svg:height="0.603cm" svg:x="3.496cm" svg:y="7.859cm">
          <draw:text-box>
            <text:p text:style-name="P5"><text:span text:style-name="T3">5</text:span></text:p>
          </draw:text-box>
        </draw:frame>
        <draw:line draw:style-name="gr3" draw:text-style-name="P1" draw:layer="layout" svg:x1="12.348cm" svg:y1="6.994cm" svg:x2="12.365cm" svg:y2="8.566cm">
          <text:p/>
        </draw:line>
        <draw:frame draw:style-name="gr6" draw:text-style-name="P6" draw:layer="layout" svg:width="0.768cm" svg:height="0.603cm" svg:x="12.241cm" svg:y="8.648cm">
          <draw:text-box>
            <text:p text:style-name="P5"><text:span text:style-name="T3">1</text:span></text:p>
          </draw:text-box>
        </draw:frame>
        <draw:frame draw:style-name="gr5" draw:text-style-name="P6" draw:layer="layout" svg:width="1.135cm" svg:height="0.603cm" svg:x="13.065cm" svg:y="7.144cm">
          <draw:text-box>
            <text:p text:style-name="P5"><text:span text:style-name="T3">5</text:span></text:p>
          </draw:text-box>
        </draw:frame>
        <draw:frame draw:style-name="gr5" draw:text-style-name="P6" draw:layer="layout" svg:width="1.135cm" svg:height="0.603cm" svg:x="10.75cm" svg:y="6.815cm">
          <draw:text-box>
            <text:p text:style-name="P5"><text:span text:style-name="T3">5</text:span></text:p>
          </draw:text-box>
        </draw:frame>
        <draw:line draw:style-name="gr8" draw:text-style-name="P1" draw:layer="layout" svg:x1="15.3cm" svg:y1="8.968cm" svg:x2="12.805cm" svg:y2="9.039cm">
          <text:p/>
        </draw:line>
        <draw:line draw:style-name="gr4" draw:text-style-name="P1" draw:layer="layout" svg:x1="13.946cm" svg:y1="10.378cm" svg:x2="14.955cm" svg:y2="9.296cm">
          <text:p/>
        </draw:line>
        <draw:line draw:style-name="gr4" draw:text-style-name="P1" draw:layer="layout" svg:x1="15.063cm" svg:y1="8.767cm" svg:x2="12.709cm" svg:y2="7.213cm">
          <text:p/>
        </draw:line>
        <draw:frame draw:style-name="gr5" draw:text-style-name="P6" draw:layer="layout" svg:width="1.135cm" svg:height="0.603cm" svg:x="13.265cm" svg:y="8.482cm">
          <draw:text-box>
            <text:p text:style-name="P5"><text:span text:style-name="T3">8</text:span></text:p>
          </draw:text-box>
        </draw:frame>
        <draw:frame draw:style-name="gr5" draw:text-style-name="P6" draw:layer="layout" svg:width="1.135cm" svg:height="0.603cm" svg:x="12.197cm" svg:y="7.51cm">
          <draw:text-box>
            <text:p text:style-name="P5"><text:span text:style-name="T3">5</text:span></text:p>
          </draw:text-box>
        </draw:frame>
        <draw:custom-shape draw:style-name="gr7" draw:text-style-name="P4" draw:layer="layout" svg:width="0.853cm" svg:height="0.737cm" svg:x="13.287cm" svg:y="10.223cm">
          <text:p text:style-name="P2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1" draw:layer="layout" svg:x1="11.411cm" svg:y1="10.613cm" svg:x2="13.211cm" svg:y2="10.566cm">
          <text:p/>
        </draw:line>
        <draw:frame draw:style-name="gr5" draw:text-style-name="P6" draw:layer="layout" svg:width="1.135cm" svg:height="0.603cm" svg:x="11.889cm" svg:y="10.572cm">
          <draw:text-box>
            <text:p text:style-name="P5"><text:span text:style-name="T3">10</text:span></text:p>
          </draw:text-box>
        </draw:frame>
        <draw:frame draw:style-name="gr5" draw:text-style-name="P6" draw:layer="layout" svg:width="1.135cm" svg:height="0.603cm" svg:x="14.178cm" svg:y="9.849cm">
          <draw:text-box>
            <text:p text:style-name="P5"><text:span text:style-name="T3">12</text:span></text:p>
          </draw:text-box>
        </draw:frame>
        <draw:path draw:style-name="gr9" draw:text-style-name="P7" draw:layer="layout" svg:width="2.656cm" svg:height="0.712cm" draw:transform="rotate (0.992917811459574) translate (9.81399999640682cm 8.86099999765674cm)" svg:viewBox="0 0 2657 713" svg:d="M0 0c1939 0 2657 713 2657 713">
          <text:p/>
        </draw:path>
        <draw:path draw:style-name="gr9" draw:text-style-name="P7" draw:layer="layout" svg:width="2.526cm" svg:height="0.397cm" draw:transform="rotate (-2.29790049317573) translate (12.191cm 7.119cm)" svg:viewBox="0 0 2527 398" svg:d="M0 0c2017 0 2527 398 2527 398">
          <text:p/>
        </draw:path>
        <draw:custom-shape draw:style-name="gr7" draw:text-style-name="P4" draw:layer="layout" svg:width="0.853cm" svg:height="0.737cm" svg:x="11.918cm" svg:y="6.653cm">
          <text:p text:style-name="P2"><text:span text:style-name="T2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0.854cm" svg:height="0.737cm" svg:x="14.822cm" svg:y="8.581cm">
          <text:p text:style-name="P2"><text:span text:style-name="T1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6" draw:layer="layout" svg:width="1.135cm" svg:height="0.603cm" svg:x="10.697cm" svg:y="7.846cm">
          <draw:text-box>
            <text:p text:style-name="P5"><text:span text:style-name="T3">5</text:span></text:p>
          </draw:text-box>
        </draw:frame>
        <draw:path draw:style-name="gr9" draw:text-style-name="P7" draw:layer="layout" svg:width="1.512cm" svg:height="0.594cm" draw:transform="rotate (-1.34547432036243) translate (10.4899256322254cm 9.00007276979139cm)" svg:viewBox="0 0 1513 595" svg:d="M0 595c1159 0 1513-595 1513-595">
          <text:p/>
        </draw:path>
        <draw:path draw:style-name="gr10" draw:text-style-name="P7" draw:layer="layout" svg:width="1.485cm" svg:height="0.39cm" draw:transform="rotate (2.01166649584866) translate (10.8501421423175cm 10.5239657040175cm)" svg:viewBox="0 0 1486 391" svg:d="M0 391c1432 0 1486-391 1486-391">
          <text:p/>
        </draw:path>
        <draw:path draw:style-name="gr9" draw:text-style-name="P7" draw:layer="layout" svg:width="1.274cm" svg:height="0.564cm" draw:transform="rotate (1.60709917523638) translate (11.393cm 10.475cm)" svg:viewBox="0 0 1275 565" svg:d="M0 0c1296 0 1275 565 1275 565">
          <text:p/>
        </draw:path>
        <draw:path draw:style-name="gr10" draw:text-style-name="P7" draw:layer="layout" svg:width="1.418cm" svg:height="0.329cm" draw:transform="rotate (-1.88582825677987) translate (12.381cm 9.086cm)" svg:viewBox="0 0 1419 330" svg:d="M0 0c1139 0 1419 330 1419 330">
          <text:p/>
        </draw:path>
        <draw:custom-shape draw:style-name="gr7" draw:text-style-name="P4" draw:layer="layout" svg:width="0.853cm" svg:height="0.737cm" svg:x="11.918cm" svg:y="8.611cm">
          <text:p text:style-name="P2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4" draw:layer="layout" svg:width="0.853cm" svg:height="0.737cm" svg:x="10.855cm" svg:y="10.223cm">
          <text:p text:style-name="P2"><text:span text:style-name="T2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4" draw:layer="layout" svg:width="0.854cm" svg:height="0.737cm" svg:x="9.377cm" svg:y="8.581cm">
          <text:p text:style-name="P2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6" draw:layer="layout" svg:width="1.135cm" svg:height="0.603cm" svg:x="12.066cm" svg:y="9.383cm">
          <draw:text-box>
            <text:p text:style-name="P5"><text:span text:style-name="T3">8</text:span></text:p>
          </draw:text-box>
        </draw:frame>
        <draw:frame draw:style-name="gr5" draw:text-style-name="P6" draw:layer="layout" svg:width="1.135cm" svg:height="0.603cm" svg:x="10.367cm" svg:y="9.384cm">
          <draw:text-box>
            <text:p text:style-name="P5"><text:span text:style-name="T3">8</text:span></text:p>
          </draw:text-box>
        </draw:frame>
        <draw:frame draw:style-name="gr5" draw:text-style-name="P6" draw:layer="layout" svg:width="1.135cm" svg:height="0.603cm" svg:x="10.968cm" svg:y="8.985cm">
          <draw:text-box>
            <text:p text:style-name="P5"><text:span text:style-name="T3">5</text:span></text:p>
          </draw:text-box>
        </draw:frame>
        <draw:frame draw:style-name="gr5" draw:text-style-name="P6" draw:layer="layout" svg:width="1.135cm" svg:height="0.603cm" svg:x="9.669cm" svg:y="9.786cm">
          <draw:text-box>
            <text:p text:style-name="P5"><text:span text:style-name="T3">6</text:span></text:p>
          </draw:text-box>
        </draw:frame>
        <draw:line draw:style-name="gr4" draw:text-style-name="P1" draw:layer="layout" svg:x1="12.196cm" svg:y1="3.66cm" svg:x2="14.622cm" svg:y2="3.66cm">
          <text:p/>
        </draw:line>
        <draw:frame draw:style-name="gr5" draw:text-style-name="P6" draw:layer="layout" svg:width="1.135cm" svg:height="0.603cm" svg:x="12.75cm" svg:y="3.105cm">
          <draw:text-box>
            <text:p text:style-name="P5"><text:span text:style-name="T3">8</text:span></text:p>
          </draw:text-box>
        </draw:frame>
        <draw:frame draw:style-name="gr5" draw:text-style-name="P6" draw:layer="layout" svg:width="1.135cm" svg:height="0.603cm" svg:x="10.865cm" svg:y="4.14cm">
          <draw:text-box>
            <text:p text:style-name="P5"><text:span text:style-name="T3">8</text:span></text:p>
          </draw:text-box>
        </draw:frame>
        <draw:line draw:style-name="gr1" draw:text-style-name="P1" draw:layer="layout" svg:x1="10.713cm" svg:y1="5.106cm" svg:x2="9.711cm" svg:y2="3.799cm">
          <text:p/>
        </draw:line>
        <draw:line draw:style-name="gr4" draw:text-style-name="P1" draw:layer="layout" svg:x1="11.341cm" svg:y1="4.988cm" svg:x2="11.968cm" svg:y2="4.141cm">
          <text:p/>
        </draw:line>
        <draw:custom-shape draw:style-name="gr7" draw:text-style-name="P4" draw:layer="layout" svg:width="0.853cm" svg:height="0.737cm" svg:x="11.722cm" svg:y="3.337cm">
          <text:p text:style-name="P2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6" draw:layer="layout" svg:width="1.135cm" svg:height="0.603cm" svg:x="9.351cm" svg:y="4.062cm">
          <draw:text-box>
            <text:p text:style-name="P5"><text:span text:style-name="T3">8</text:span></text:p>
          </draw:text-box>
        </draw:frame>
        <draw:custom-shape draw:style-name="gr2" draw:text-style-name="P4" draw:layer="layout" svg:width="0.854cm" svg:height="0.737cm" svg:x="9.181cm" svg:y="3.307cm">
          <text:p text:style-name="P2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</draw:page>
      <draw:page draw:name="page3" draw:style-name="dp1" draw:master-page-name="Default_5f_">
        <draw:line draw:style-name="gr8" draw:text-style-name="P1" draw:layer="layout" svg:x1="14.288cm" svg:y1="10.522cm" svg:x2="12.147cm" svg:y2="10.581cm">
          <text:p/>
        </draw:line>
        <draw:line draw:style-name="gr8" draw:text-style-name="P1" draw:layer="layout" svg:x1="4.237cm" svg:y1="10.663cm" svg:x2="3.013cm" svg:y2="9.368cm">
          <text:p/>
        </draw:line>
        <draw:custom-shape draw:style-name="gr11" draw:text-style-name="P3" draw:layer="Layout" svg:width="0.854cm" svg:height="0.737cm" svg:x="7.626cm" svg:y="3.307cm">
          <text:p text:style-name="P8"><text:span text:style-name="T1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" draw:text-style-name="P1" draw:layer="layout" svg:x1="4.723cm" svg:y1="1.954cm" svg:x2="2.767cm" svg:y2="3.494cm">
          <text:p/>
        </draw:line>
        <draw:frame draw:style-name="gr6" draw:text-style-name="P6" draw:layer="layout" svg:width="0.768cm" svg:height="0.603cm" svg:x="5.045cm" svg:y="3.374cm">
          <draw:text-box>
            <text:p text:style-name="P9"><text:span text:style-name="T3">1</text:span></text:p>
          </draw:text-box>
        </draw:frame>
        <draw:frame draw:style-name="gr5" draw:text-style-name="P6" draw:layer="layout" svg:width="1.135cm" svg:height="0.603cm" svg:x="3.2cm" svg:y="2.271cm">
          <draw:text-box>
            <text:p text:style-name="P9"><text:span text:style-name="T3">5</text:span></text:p>
          </draw:text-box>
        </draw:frame>
        <draw:frame draw:style-name="gr5" draw:text-style-name="P6" draw:layer="layout" svg:width="1.135cm" svg:height="0.603cm" svg:x="5.89cm" svg:y="1.896cm">
          <draw:text-box>
            <text:p text:style-name="P9"><text:span text:style-name="T3">5</text:span></text:p>
          </draw:text-box>
        </draw:frame>
        <draw:line draw:style-name="gr4" draw:text-style-name="P1" draw:layer="layout" svg:x1="5.095cm" svg:y1="1.788cm" svg:x2="7.725cm" svg:y2="3.365cm">
          <text:p/>
        </draw:line>
        <draw:custom-shape draw:style-name="gr12" draw:text-style-name="P4" draw:layer="Layout" svg:width="0.853cm" svg:height="0.737cm" svg:x="4.722cm" svg:y="1.379cm">
          <text:p text:style-name="P10"><text:span text:style-name="T2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text-style-name="P1" draw:layer="layout" svg:x1="5.348cm" svg:y1="6.994cm" svg:x2="5.365cm" svg:y2="8.566cm">
          <text:p/>
        </draw:line>
        <draw:frame draw:style-name="gr6" draw:text-style-name="P6" draw:layer="layout" svg:width="0.768cm" svg:height="0.603cm" svg:x="5.241cm" svg:y="8.648cm">
          <draw:text-box>
            <text:p text:style-name="P9"><text:span text:style-name="T3">1</text:span></text:p>
          </draw:text-box>
        </draw:frame>
        <draw:frame draw:style-name="gr5" draw:text-style-name="P6" draw:layer="layout" svg:width="1.135cm" svg:height="0.603cm" svg:x="6.065cm" svg:y="7.144cm">
          <draw:text-box>
            <text:p text:style-name="P9"><text:span text:style-name="T3">5</text:span></text:p>
          </draw:text-box>
        </draw:frame>
        <draw:frame draw:style-name="gr5" draw:text-style-name="P6" draw:layer="layout" svg:width="1.135cm" svg:height="0.603cm" svg:x="3.75cm" svg:y="6.815cm">
          <draw:text-box>
            <text:p text:style-name="P9"><text:span text:style-name="T3">5</text:span></text:p>
          </draw:text-box>
        </draw:frame>
        <draw:line draw:style-name="gr4" draw:text-style-name="P1" draw:layer="layout" svg:x1="8.3cm" svg:y1="8.968cm" svg:x2="5.805cm" svg:y2="9.039cm">
          <text:p/>
        </draw:line>
        <draw:line draw:style-name="gr4" draw:text-style-name="P1" draw:layer="layout" svg:x1="8.063cm" svg:y1="8.767cm" svg:x2="5.709cm" svg:y2="7.213cm">
          <text:p/>
        </draw:line>
        <draw:frame draw:style-name="gr5" draw:text-style-name="P6" draw:layer="layout" svg:width="1.135cm" svg:height="0.603cm" svg:x="6.265cm" svg:y="8.482cm">
          <draw:text-box>
            <text:p text:style-name="P9"><text:span text:style-name="T3">8</text:span></text:p>
          </draw:text-box>
        </draw:frame>
        <draw:frame draw:style-name="gr5" draw:text-style-name="P6" draw:layer="layout" svg:width="1.135cm" svg:height="0.603cm" svg:x="5.197cm" svg:y="7.51cm">
          <draw:text-box>
            <text:p text:style-name="P9"><text:span text:style-name="T3">5</text:span></text:p>
          </draw:text-box>
        </draw:frame>
        <draw:frame draw:style-name="gr5" draw:text-style-name="P6" draw:layer="layout" svg:width="1.135cm" svg:height="0.603cm" svg:x="4.989cm" svg:y="10.872cm">
          <draw:text-box>
            <text:p text:style-name="P9"><text:span text:style-name="T3">4</text:span></text:p>
          </draw:text-box>
        </draw:frame>
        <draw:frame draw:style-name="gr5" draw:text-style-name="P6" draw:layer="layout" svg:width="1.135cm" svg:height="0.603cm" svg:x="7.578cm" svg:y="9.849cm">
          <draw:text-box>
            <text:p text:style-name="P9"><text:span text:style-name="T3">6</text:span></text:p>
          </draw:text-box>
        </draw:frame>
        <draw:path draw:style-name="gr9" draw:text-style-name="P7" draw:layer="layout" svg:width="2.656cm" svg:height="0.712cm" draw:transform="rotate (0.992917811459574) translate (2.81399999640682cm 8.86099999765674cm)" svg:viewBox="0 0 2657 713" svg:d="M0 0c1939 0 2657 713 2657 713">
          <text:p/>
        </draw:path>
        <draw:path draw:style-name="gr9" draw:text-style-name="P7" draw:layer="layout" svg:width="2.526cm" svg:height="0.397cm" draw:transform="rotate (-2.29790049317573) translate (5.191cm 7.119cm)" svg:viewBox="0 0 2527 398" svg:d="M0 0c2017 0 2527 398 2527 398">
          <text:p/>
        </draw:path>
        <draw:custom-shape draw:style-name="gr12" draw:text-style-name="P4" draw:layer="Layout" svg:width="0.853cm" svg:height="0.737cm" svg:x="4.918cm" svg:y="6.653cm">
          <text:p text:style-name="P10"><text:span text:style-name="T2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6" draw:layer="layout" svg:width="1.135cm" svg:height="0.603cm" svg:x="3.697cm" svg:y="7.846cm">
          <draw:text-box>
            <text:p text:style-name="P9"><text:span text:style-name="T3">5</text:span></text:p>
          </draw:text-box>
        </draw:frame>
        <draw:path draw:style-name="gr9" draw:text-style-name="P7" draw:layer="layout" svg:width="1.274cm" svg:height="0.564cm" draw:transform="rotate (1.60709917523638) translate (4.393cm 10.475cm)" svg:viewBox="0 0 1275 565" svg:d="M0 0c1296 0 1275 565 1275 565">
          <text:p/>
        </draw:path>
        <draw:path draw:style-name="gr9" draw:text-style-name="P7" draw:layer="layout" svg:width="1.418cm" svg:height="0.329cm" draw:transform="rotate (-1.88582825677987) translate (5.381cm 9.086cm)" svg:viewBox="0 0 1419 330" svg:d="M0 0c1139 0 1419 330 1419 330">
          <text:p/>
        </draw:path>
        <draw:custom-shape draw:style-name="gr12" draw:text-style-name="P4" draw:layer="Layout" svg:width="0.853cm" svg:height="0.737cm" svg:x="4.918cm" svg:y="8.611cm">
          <text:p text:style-name="P10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1" draw:text-style-name="P4" draw:layer="Layout" svg:width="0.854cm" svg:height="0.737cm" svg:x="2.377cm" svg:y="8.581cm">
          <text:p text:style-name="P10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6" draw:layer="layout" svg:width="1.135cm" svg:height="0.603cm" svg:x="5.066cm" svg:y="9.383cm">
          <draw:text-box>
            <text:p text:style-name="P9"><text:span text:style-name="T3">8</text:span></text:p>
          </draw:text-box>
        </draw:frame>
        <draw:frame draw:style-name="gr5" draw:text-style-name="P6" draw:layer="layout" svg:width="1.135cm" svg:height="0.603cm" svg:x="2.896cm" svg:y="9.831cm">
          <draw:text-box>
            <text:p text:style-name="P9"><text:span text:style-name="T3">14</text:span></text:p>
          </draw:text-box>
        </draw:frame>
        <draw:frame draw:style-name="gr5" draw:text-style-name="P6" draw:layer="layout" svg:width="1.135cm" svg:height="0.603cm" svg:x="3.968cm" svg:y="8.985cm">
          <draw:text-box>
            <text:p text:style-name="P9"><text:span text:style-name="T3">5</text:span></text:p>
          </draw:text-box>
        </draw:frame>
        <draw:line draw:style-name="gr4" draw:text-style-name="P1" draw:layer="layout" svg:x1="5.196cm" svg:y1="3.66cm" svg:x2="7.622cm" svg:y2="3.66cm">
          <text:p/>
        </draw:line>
        <draw:frame draw:style-name="gr5" draw:text-style-name="P6" draw:layer="layout" svg:width="1.135cm" svg:height="0.603cm" svg:x="5.75cm" svg:y="3.105cm">
          <draw:text-box>
            <text:p text:style-name="P9"><text:span text:style-name="T3">8</text:span></text:p>
          </draw:text-box>
        </draw:frame>
        <draw:frame draw:style-name="gr5" draw:text-style-name="P6" draw:layer="layout" svg:width="1.135cm" svg:height="0.603cm" svg:x="3.865cm" svg:y="4.14cm">
          <draw:text-box>
            <text:p text:style-name="P9"><text:span text:style-name="T3">8</text:span></text:p>
          </draw:text-box>
        </draw:frame>
        <draw:line draw:style-name="gr1" draw:text-style-name="P1" draw:layer="layout" svg:x1="3.713cm" svg:y1="5.106cm" svg:x2="2.711cm" svg:y2="3.799cm">
          <text:p/>
        </draw:line>
        <draw:line draw:style-name="gr4" draw:text-style-name="P1" draw:layer="layout" svg:x1="4.341cm" svg:y1="4.988cm" svg:x2="4.968cm" svg:y2="4.141cm">
          <text:p/>
        </draw:line>
        <draw:custom-shape draw:style-name="gr12" draw:text-style-name="P4" draw:layer="Layout" svg:width="0.853cm" svg:height="0.737cm" svg:x="4.722cm" svg:y="3.337cm">
          <text:p text:style-name="P10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6" draw:layer="layout" svg:width="1.135cm" svg:height="0.603cm" svg:x="2.351cm" svg:y="4.062cm">
          <draw:text-box>
            <text:p text:style-name="P9"><text:span text:style-name="T3">14</text:span></text:p>
          </draw:text-box>
        </draw:frame>
        <draw:custom-shape draw:style-name="gr11" draw:text-style-name="P4" draw:layer="Layout" svg:width="0.854cm" svg:height="0.737cm" svg:x="2.181cm" svg:y="3.307cm">
          <text:p text:style-name="P10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1" draw:layer="layout" svg:x1="6.839cm" svg:y1="5.2cm" svg:x2="7.839cm" svg:y2="4.025cm">
          <text:p/>
        </draw:line>
        <draw:line draw:style-name="gr4" draw:text-style-name="P1" draw:layer="layout" svg:x1="4.304cm" svg:y1="5.435cm" svg:x2="6.104cm" svg:y2="5.388cm">
          <text:p/>
        </draw:line>
        <draw:frame draw:style-name="gr5" draw:text-style-name="P6" draw:layer="layout" svg:width="1.135cm" svg:height="0.603cm" svg:x="4.782cm" svg:y="5.394cm">
          <draw:text-box>
            <text:p text:style-name="P9"><text:span text:style-name="T3">6</text:span></text:p>
          </draw:text-box>
        </draw:frame>
        <draw:frame draw:style-name="gr5" draw:text-style-name="P6" draw:layer="layout" svg:width="1.135cm" svg:height="0.603cm" svg:x="7.071cm" svg:y="4.671cm">
          <draw:text-box>
            <text:p text:style-name="P9"><text:span text:style-name="T3">6</text:span></text:p>
          </draw:text-box>
        </draw:frame>
        <draw:custom-shape draw:style-name="gr12" draw:text-style-name="P4" draw:layer="Layout" svg:width="0.853cm" svg:height="0.737cm" svg:x="6.091cm" svg:y="4.949cm">
          <text:p text:style-name="P10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2" draw:text-style-name="P4" draw:layer="Layout" svg:width="0.853cm" svg:height="0.737cm" svg:x="3.659cm" svg:y="4.949cm">
          <text:p text:style-name="P10"><text:span text:style-name="T2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ath draw:style-name="gr9" draw:text-style-name="P7" draw:layer="layout" svg:width="1.666cm" svg:height="0.422cm" draw:transform="rotate (-0.289899188756258) translate (4.68793482172848cm 10.3045906639421cm)" svg:viewBox="0 0 1667 423" svg:d="M0 423c1154 0 1667-423 1667-423">
          <text:p/>
        </draw:path>
        <draw:path draw:style-name="gr10" draw:text-style-name="P7" draw:layer="layout" svg:width="1.983cm" svg:height="0.403cm" draw:transform="rotate (2.94053072376005) translate (6.62823474545794cm 10.9182658376727cm)" svg:viewBox="0 0 1984 404" svg:d="M0 404c1297 0 1984-404 1984-404">
          <text:p/>
        </draw:path>
        <draw:path draw:style-name="gr9" draw:text-style-name="P7" draw:layer="layout" svg:width="1.895cm" svg:height="0.582cm" draw:transform="rotate (0.428129265514209) translate (6.46681243733949cm 10.1083044389997cm)" svg:viewBox="0 0 1896 583" svg:d="M0 583c1474 0 1896-583 1896-583">
          <text:p/>
        </draw:path>
        <draw:path draw:style-name="gr10" draw:text-style-name="P7" draw:layer="layout" svg:width="1.761cm" svg:height="0.307cm" draw:transform="rotate (-2.60682377077873) translate (8.32501348921036cm 9.3510727826832cm)" svg:viewBox="0 0 1762 308" svg:d="M0 308c1477 0 1762-296 1762-296l-20-12">
          <text:p/>
        </draw:path>
        <draw:frame draw:style-name="gr5" draw:text-style-name="P6" draw:layer="layout" svg:width="1.135cm" svg:height="0.603cm" svg:x="5.69cm" svg:y="9.873cm">
          <draw:text-box>
            <text:p text:style-name="P9"><text:span text:style-name="T3">6</text:span></text:p>
          </draw:text-box>
        </draw:frame>
        <draw:frame draw:style-name="gr5" draw:text-style-name="P6" draw:layer="layout" svg:width="1.135cm" svg:height="0.603cm" svg:x="6.661cm" svg:y="9.238cm">
          <draw:text-box>
            <text:p text:style-name="P9"><text:span text:style-name="T3">6</text:span></text:p>
          </draw:text-box>
        </draw:frame>
        <draw:custom-shape draw:style-name="gr12" draw:text-style-name="P4" draw:layer="Layout" svg:width="0.853cm" svg:height="0.737cm" svg:x="6.287cm" svg:y="10.223cm">
          <text:p text:style-name="P10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1" draw:text-style-name="P3" draw:layer="Layout" svg:width="0.854cm" svg:height="0.737cm" svg:x="7.822cm" svg:y="8.581cm">
          <text:p text:style-name="P8"><text:span text:style-name="T1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2" draw:text-style-name="P4" draw:layer="Layout" svg:width="0.853cm" svg:height="0.737cm" svg:x="3.855cm" svg:y="10.223cm">
          <text:p text:style-name="P10"><text:span text:style-name="T2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1" draw:layer="layout" svg:x1="11.624cm" svg:y1="10.65cm" svg:x2="10.4cm" svg:y2="9.355cm">
          <text:p/>
        </draw:line>
        <draw:custom-shape draw:style-name="gr2" draw:text-style-name="P3" draw:layer="layout" svg:width="0.854cm" svg:height="0.737cm" svg:x="15.013cm" svg:y="3.294cm">
          <text:p text:style-name="P8"><text:span text:style-name="T1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" draw:text-style-name="P1" draw:layer="layout" svg:x1="12.11cm" svg:y1="1.941cm" svg:x2="10.154cm" svg:y2="3.481cm">
          <text:p/>
        </draw:line>
        <draw:frame draw:style-name="gr6" draw:text-style-name="P6" draw:layer="layout" svg:width="0.768cm" svg:height="0.603cm" svg:x="12.432cm" svg:y="3.361cm">
          <draw:text-box>
            <text:p text:style-name="P9"><text:span text:style-name="T3">1</text:span></text:p>
          </draw:text-box>
        </draw:frame>
        <draw:frame draw:style-name="gr5" draw:text-style-name="P6" draw:layer="layout" svg:width="1.135cm" svg:height="0.603cm" svg:x="10.587cm" svg:y="2.258cm">
          <draw:text-box>
            <text:p text:style-name="P9"><text:span text:style-name="T3">9</text:span></text:p>
          </draw:text-box>
        </draw:frame>
        <draw:frame draw:style-name="gr5" draw:text-style-name="P6" draw:layer="layout" svg:width="1.135cm" svg:height="0.603cm" svg:x="13.277cm" svg:y="1.883cm">
          <draw:text-box>
            <text:p text:style-name="P9"><text:span text:style-name="T3">5</text:span></text:p>
          </draw:text-box>
        </draw:frame>
        <draw:line draw:style-name="gr4" draw:text-style-name="P1" draw:layer="layout" svg:x1="12.482cm" svg:y1="1.775cm" svg:x2="15.112cm" svg:y2="3.352cm">
          <text:p/>
        </draw:line>
        <draw:line draw:style-name="gr3" draw:text-style-name="P1" draw:layer="layout" svg:x1="12.735cm" svg:y1="6.981cm" svg:x2="12.752cm" svg:y2="8.553cm">
          <text:p/>
        </draw:line>
        <draw:frame draw:style-name="gr6" draw:text-style-name="P6" draw:layer="layout" svg:width="0.768cm" svg:height="0.603cm" svg:x="12.628cm" svg:y="8.635cm">
          <draw:text-box>
            <text:p text:style-name="P9"><text:span text:style-name="T3">1</text:span></text:p>
          </draw:text-box>
        </draw:frame>
        <draw:frame draw:style-name="gr5" draw:text-style-name="P6" draw:layer="layout" svg:width="1.135cm" svg:height="0.603cm" svg:x="13.452cm" svg:y="7.131cm">
          <draw:text-box>
            <text:p text:style-name="P9"><text:span text:style-name="T3">5</text:span></text:p>
          </draw:text-box>
        </draw:frame>
        <draw:frame draw:style-name="gr5" draw:text-style-name="P6" draw:layer="layout" svg:width="1.135cm" svg:height="0.603cm" svg:x="11.137cm" svg:y="6.802cm">
          <draw:text-box>
            <text:p text:style-name="P9"><text:span text:style-name="T3">1</text:span></text:p>
          </draw:text-box>
        </draw:frame>
        <draw:line draw:style-name="gr4" draw:text-style-name="P1" draw:layer="layout" svg:x1="15.687cm" svg:y1="8.955cm" svg:x2="13.192cm" svg:y2="9.026cm">
          <text:p/>
        </draw:line>
        <draw:line draw:style-name="gr4" draw:text-style-name="P1" draw:layer="layout" svg:x1="15.45cm" svg:y1="8.754cm" svg:x2="13.096cm" svg:y2="7.2cm">
          <text:p/>
        </draw:line>
        <draw:frame draw:style-name="gr5" draw:text-style-name="P6" draw:layer="layout" svg:width="1.135cm" svg:height="0.603cm" svg:x="13.652cm" svg:y="8.469cm">
          <draw:text-box>
            <text:p text:style-name="P9"><text:span text:style-name="T3">8</text:span></text:p>
          </draw:text-box>
        </draw:frame>
        <draw:frame draw:style-name="gr5" draw:text-style-name="P6" draw:layer="layout" svg:width="1.135cm" svg:height="0.603cm" svg:x="12.584cm" svg:y="7.497cm">
          <draw:text-box>
            <text:p text:style-name="P9"><text:span text:style-name="T3">1</text:span></text:p>
          </draw:text-box>
        </draw:frame>
        <draw:frame draw:style-name="gr5" draw:text-style-name="P6" draw:layer="layout" svg:width="1.135cm" svg:height="0.603cm" svg:x="15.059cm" svg:y="10.106cm">
          <draw:text-box>
            <text:p text:style-name="P9"><text:span text:style-name="T3">2</text:span></text:p>
          </draw:text-box>
        </draw:frame>
        <draw:path draw:style-name="gr9" draw:text-style-name="P7" draw:layer="layout" svg:width="2.656cm" svg:height="0.712cm" draw:transform="rotate (0.992917811459574) translate (10.2009999964068cm 8.84799999765674cm)" svg:viewBox="0 0 2657 713" svg:d="M0 0c1939 0 2657 713 2657 713">
          <text:p/>
        </draw:path>
        <draw:path draw:style-name="gr10" draw:text-style-name="P7" draw:layer="layout" svg:width="2.526cm" svg:height="0.397cm" draw:transform="rotate (-2.29790049317573) translate (12.578cm 7.106cm)" svg:viewBox="0 0 2527 398" svg:d="M0 0c2017 0 2527 398 2527 398">
          <text:p/>
        </draw:path>
        <draw:custom-shape draw:style-name="gr7" draw:text-style-name="P4" draw:layer="layout" svg:width="0.853cm" svg:height="0.737cm" svg:x="12.305cm" svg:y="6.64cm">
          <text:p text:style-name="P10"><text:span text:style-name="T2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6" draw:layer="layout" svg:width="1.135cm" svg:height="0.603cm" svg:x="11.084cm" svg:y="7.833cm">
          <draw:text-box>
            <text:p text:style-name="P9"><text:span text:style-name="T3">9</text:span></text:p>
          </draw:text-box>
        </draw:frame>
        <draw:path draw:style-name="gr10" draw:text-style-name="P7" draw:layer="layout" svg:width="1.274cm" svg:height="0.564cm" draw:transform="rotate (1.60709917523638) translate (11.78cm 10.462cm)" svg:viewBox="0 0 1275 565" svg:d="M0 0c1296 0 1275 565 1275 565">
          <text:p/>
        </draw:path>
        <draw:path draw:style-name="gr9" draw:text-style-name="P7" draw:layer="layout" svg:width="1.418cm" svg:height="0.329cm" draw:transform="rotate (-1.88582825677987) translate (12.768cm 9.073cm)" svg:viewBox="0 0 1419 330" svg:d="M0 0c1139 0 1419 330 1419 330">
          <text:p/>
        </draw:path>
        <draw:custom-shape draw:style-name="gr2" draw:text-style-name="P4" draw:layer="layout" svg:width="0.854cm" svg:height="0.737cm" svg:x="9.764cm" svg:y="8.568cm">
          <text:p text:style-name="P10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6" draw:layer="layout" svg:width="1.135cm" svg:height="0.603cm" svg:x="12.453cm" svg:y="9.37cm">
          <draw:text-box>
            <text:p text:style-name="P9"><text:span text:style-name="T3">4</text:span></text:p>
          </draw:text-box>
        </draw:frame>
        <draw:frame draw:style-name="gr5" draw:text-style-name="P6" draw:layer="layout" svg:width="1.135cm" svg:height="0.603cm" svg:x="10.283cm" svg:y="9.818cm">
          <draw:text-box>
            <text:p text:style-name="P9"><text:span text:style-name="T3">14</text:span></text:p>
          </draw:text-box>
        </draw:frame>
        <draw:frame draw:style-name="gr5" draw:text-style-name="P6" draw:layer="layout" svg:width="1.135cm" svg:height="0.603cm" svg:x="11.355cm" svg:y="8.972cm">
          <draw:text-box>
            <text:p text:style-name="P9"><text:span text:style-name="T3">9</text:span></text:p>
          </draw:text-box>
        </draw:frame>
        <draw:line draw:style-name="gr4" draw:text-style-name="P1" draw:layer="layout" svg:x1="12.583cm" svg:y1="3.647cm" svg:x2="15.009cm" svg:y2="3.647cm">
          <text:p/>
        </draw:line>
        <draw:frame draw:style-name="gr5" draw:text-style-name="P6" draw:layer="layout" svg:width="1.135cm" svg:height="0.603cm" svg:x="13.137cm" svg:y="3.092cm">
          <draw:text-box>
            <text:p text:style-name="P9"><text:span text:style-name="T3">8</text:span></text:p>
          </draw:text-box>
        </draw:frame>
        <draw:frame draw:style-name="gr5" draw:text-style-name="P6" draw:layer="layout" svg:width="1.135cm" svg:height="0.603cm" svg:x="11.252cm" svg:y="4.127cm">
          <draw:text-box>
            <text:p text:style-name="P9"><text:span text:style-name="T3">4</text:span></text:p>
          </draw:text-box>
        </draw:frame>
        <draw:line draw:style-name="gr1" draw:text-style-name="P1" draw:layer="layout" svg:x1="11.1cm" svg:y1="5.093cm" svg:x2="10.098cm" svg:y2="3.786cm">
          <text:p/>
        </draw:line>
        <draw:line draw:style-name="gr4" draw:text-style-name="P1" draw:layer="layout" svg:x1="11.728cm" svg:y1="4.975cm" svg:x2="12.355cm" svg:y2="4.128cm">
          <text:p/>
        </draw:line>
        <draw:custom-shape draw:style-name="gr7" draw:text-style-name="P4" draw:layer="layout" svg:width="0.853cm" svg:height="0.737cm" svg:x="12.109cm" svg:y="3.324cm">
          <text:p text:style-name="P10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6" draw:layer="layout" svg:width="1.135cm" svg:height="0.603cm" svg:x="9.738cm" svg:y="4.049cm">
          <draw:text-box>
            <text:p text:style-name="P9"><text:span text:style-name="T3">14</text:span></text:p>
          </draw:text-box>
        </draw:frame>
        <draw:custom-shape draw:style-name="gr2" draw:text-style-name="P4" draw:layer="layout" svg:width="0.854cm" svg:height="0.737cm" svg:x="9.568cm" svg:y="3.294cm">
          <text:p text:style-name="P10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1" draw:layer="layout" svg:x1="14.226cm" svg:y1="5.187cm" svg:x2="15.226cm" svg:y2="4.012cm">
          <text:p/>
        </draw:line>
        <draw:line draw:style-name="gr4" draw:text-style-name="P1" draw:layer="layout" svg:x1="11.691cm" svg:y1="5.422cm" svg:x2="13.491cm" svg:y2="5.375cm">
          <text:p/>
        </draw:line>
        <draw:frame draw:style-name="gr5" draw:text-style-name="P6" draw:layer="layout" svg:width="1.135cm" svg:height="0.603cm" svg:x="12.169cm" svg:y="5.381cm">
          <draw:text-box>
            <text:p text:style-name="P9"><text:span text:style-name="T3">10</text:span></text:p>
          </draw:text-box>
        </draw:frame>
        <draw:frame draw:style-name="gr5" draw:text-style-name="P6" draw:layer="layout" svg:width="1.135cm" svg:height="0.603cm" svg:x="14.458cm" svg:y="4.658cm">
          <draw:text-box>
            <text:p text:style-name="P9"><text:span text:style-name="T3">10</text:span></text:p>
          </draw:text-box>
        </draw:frame>
        <draw:custom-shape draw:style-name="gr7" draw:text-style-name="P4" draw:layer="layout" svg:width="0.853cm" svg:height="0.737cm" svg:x="13.478cm" svg:y="4.936cm">
          <text:p text:style-name="P10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4" draw:layer="layout" svg:width="0.853cm" svg:height="0.737cm" svg:x="11.046cm" svg:y="4.936cm">
          <text:p text:style-name="P10"><text:span text:style-name="T2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3" draw:text-style-name="P6" draw:layer="layout" svg:width="1.135cm" svg:height="0.598cm" svg:x="12.606cm" svg:y="10.557cm">
          <draw:text-box>
            <text:p text:style-name="P9"><text:span text:style-name="T3">10</text:span></text:p>
          </draw:text-box>
        </draw:frame>
        <draw:frame draw:style-name="gr13" draw:text-style-name="P6" draw:layer="layout" svg:width="1.135cm" svg:height="0.598cm" svg:x="14.142cm" svg:y="9.51cm">
          <draw:text-box>
            <text:p text:style-name="P9"><text:span text:style-name="T3">10</text:span></text:p>
          </draw:text-box>
        </draw:frame>
        <draw:custom-shape draw:style-name="gr7" draw:text-style-name="P4" draw:layer="layout" svg:width="0.853cm" svg:height="0.737cm" svg:x="11.242cm" svg:y="10.21cm">
          <text:p text:style-name="P10"><text:span text:style-name="T2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text-style-name="P1" draw:layer="layout" svg:x1="12.504cm" svg:y1="1.802cm" svg:x2="12.521cm" svg:y2="3.374cm">
          <text:p/>
        </draw:line>
        <draw:frame draw:style-name="gr5" draw:text-style-name="P6" draw:layer="layout" svg:width="1.135cm" svg:height="0.603cm" svg:x="12.353cm" svg:y="2.318cm">
          <draw:text-box>
            <text:p text:style-name="P9"><text:span text:style-name="T3">4</text:span></text:p>
          </draw:text-box>
        </draw:frame>
        <draw:custom-shape draw:style-name="gr7" draw:text-style-name="P4" draw:layer="layout" svg:width="0.853cm" svg:height="0.737cm" svg:x="12.109cm" svg:y="1.366cm">
          <text:p text:style-name="P10"><text:span text:style-name="T2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ath draw:style-name="gr10" draw:text-style-name="P7" draw:layer="layout" svg:width="1.263cm" svg:height="0.515cm" draw:transform="rotate (1.97606177910798) translate (12.617cm 8.756cm)" svg:viewBox="0 0 1264 516" svg:d="M0 0c896 0 1264 516 1264 516">
          <text:p/>
        </draw:path>
        <draw:frame draw:style-name="gr5" draw:text-style-name="P6" draw:layer="layout" svg:width="1.135cm" svg:height="0.603cm" svg:x="11.902cm" svg:y="7.992cm">
          <draw:text-box>
            <text:p text:style-name="P9"><text:span text:style-name="T3">4</text:span></text:p>
          </draw:text-box>
        </draw:frame>
        <draw:custom-shape draw:style-name="gr7" draw:text-style-name="P4" draw:layer="layout" svg:width="0.853cm" svg:height="0.737cm" svg:x="12.305cm" svg:y="8.598cm">
          <text:p text:style-name="P10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8" draw:text-style-name="P1" draw:layer="layout" svg:x1="15.7cm" svg:y1="8.992cm" svg:x2="14.453cm" svg:y2="10.357cm">
          <text:p/>
        </draw:line>
        <draw:custom-shape draw:style-name="gr2" draw:text-style-name="P3" draw:layer="layout" svg:width="0.854cm" svg:height="0.737cm" svg:x="15.209cm" svg:y="8.568cm">
          <text:p text:style-name="P8"><text:span text:style-name="T1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ath draw:style-name="gr9" draw:text-style-name="P7" draw:layer="layout" svg:width="1.788cm" svg:height="0.631cm" draw:transform="rotate (0.463210383479295) translate (14.005497437053cm 10.1203767468925cm)" svg:viewBox="0 0 1789 632" svg:d="M0 632c1211 0 1789-632 1789-632">
          <text:p/>
        </draw:path>
        <draw:custom-shape draw:style-name="gr7" draw:text-style-name="P4" draw:layer="layout" svg:width="0.853cm" svg:height="0.737cm" svg:x="13.674cm" svg:y="10.21cm">
          <text:p text:style-name="P10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</draw:page>
      <draw:page draw:name="page4" draw:style-name="dp1" draw:master-page-name="Default_5f__5f_">
        <draw:line draw:style-name="gr1" draw:text-style-name="P1" draw:layer="layout" svg:x1="4.511cm" svg:y1="5.142cm" svg:x2="3.509cm" svg:y2="3.835cm">
          <text:p/>
        </draw:line>
        <draw:custom-shape draw:style-name="gr14" draw:text-style-name="P3" draw:layer="layout" svg:width="0.854cm" svg:height="0.737cm" svg:x="8.468cm" svg:y="3.392cm">
          <text:p text:style-name="P2"><text:span text:style-name="T1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" draw:text-style-name="P1" draw:layer="layout" svg:x1="5.565cm" svg:y1="2.039cm" svg:x2="3.609cm" svg:y2="3.579cm">
          <text:p/>
        </draw:line>
        <draw:line draw:style-name="gr3" draw:text-style-name="P1" draw:layer="layout" svg:x1="5.994cm" svg:y1="1.805cm" svg:x2="6.011cm" svg:y2="3.377cm">
          <text:p/>
        </draw:line>
        <draw:line draw:style-name="gr4" draw:text-style-name="P1" draw:layer="layout" svg:x1="5.139cm" svg:y1="5.024cm" svg:x2="5.766cm" svg:y2="4.177cm">
          <text:p/>
        </draw:line>
        <draw:custom-shape draw:style-name="gr15" draw:text-style-name="P4" draw:layer="layout" svg:width="0.854cm" svg:height="0.737cm" svg:x="3.023cm" svg:y="3.392cm">
          <text:p text:style-name="P2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6" draw:layer="layout" svg:width="1.135cm" svg:height="0.603cm" svg:x="3.112cm" svg:y="4.25cm">
          <draw:text-box>
            <text:p text:style-name="P5"><text:span text:style-name="T3">14</text:span></text:p>
          </draw:text-box>
        </draw:frame>
        <draw:frame draw:style-name="gr6" draw:text-style-name="P6" draw:layer="layout" svg:width="0.768cm" svg:height="0.603cm" svg:x="5.887cm" svg:y="3.459cm">
          <draw:text-box>
            <text:p text:style-name="P5"><text:span text:style-name="T3">1</text:span></text:p>
          </draw:text-box>
        </draw:frame>
        <draw:frame draw:style-name="gr5" draw:text-style-name="P6" draw:layer="layout" svg:width="1.135cm" svg:height="0.603cm" svg:x="6.711cm" svg:y="1.955cm">
          <draw:text-box>
            <text:p text:style-name="P5"><text:span text:style-name="T3">5</text:span></text:p>
          </draw:text-box>
        </draw:frame>
        <draw:frame draw:style-name="gr5" draw:text-style-name="P6" draw:layer="layout" svg:width="1.135cm" svg:height="0.603cm" svg:x="3.742cm" svg:y="2.356cm">
          <draw:text-box>
            <text:p text:style-name="P5"><text:span text:style-name="T3">10</text:span></text:p>
          </draw:text-box>
        </draw:frame>
        <draw:line draw:style-name="gr16" draw:text-style-name="P1" draw:layer="layout" svg:x1="5.957cm" svg:y1="3.848cm" svg:x2="8.383cm" svg:y2="3.848cm">
          <text:p/>
        </draw:line>
        <draw:line draw:style-name="gr4" draw:text-style-name="P1" draw:layer="layout" svg:x1="7.592cm" svg:y1="5.189cm" svg:x2="8.601cm" svg:y2="4.107cm">
          <text:p/>
        </draw:line>
        <draw:line draw:style-name="gr16" draw:text-style-name="P1" draw:layer="layout" svg:x1="5.916cm" svg:y1="1.847cm" svg:x2="8.546cm" svg:y2="3.424cm">
          <text:p/>
        </draw:line>
        <draw:custom-shape draw:style-name="gr17" draw:text-style-name="P4" draw:layer="layout" svg:width="0.853cm" svg:height="0.737cm" svg:x="5.564cm" svg:y="3.422cm">
          <text:p text:style-name="P2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7" draw:text-style-name="P4" draw:layer="layout" svg:width="0.853cm" svg:height="0.737cm" svg:x="5.564cm" svg:y="1.464cm">
          <text:p text:style-name="P2"><text:span text:style-name="T2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6" draw:layer="layout" svg:width="1.135cm" svg:height="0.603cm" svg:x="6.511cm" svg:y="3.293cm">
          <draw:text-box>
            <text:p text:style-name="P5"><text:span text:style-name="T3">8</text:span></text:p>
          </draw:text-box>
        </draw:frame>
        <draw:frame draw:style-name="gr5" draw:text-style-name="P6" draw:layer="layout" svg:width="1.135cm" svg:height="0.603cm" svg:x="5.843cm" svg:y="2.321cm">
          <draw:text-box>
            <text:p text:style-name="P5"><text:span text:style-name="T3">5</text:span></text:p>
          </draw:text-box>
        </draw:frame>
        <draw:custom-shape draw:style-name="gr18" draw:text-style-name="P4" draw:layer="layout" svg:width="0.853cm" svg:height="0.737cm" svg:x="6.933cm" svg:y="5.034cm">
          <text:p text:style-name="P2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6" draw:text-style-name="P1" draw:layer="layout" svg:x1="5.057cm" svg:y1="5.424cm" svg:x2="6.857cm" svg:y2="5.377cm">
          <text:p/>
        </draw:line>
        <draw:custom-shape draw:style-name="gr17" draw:text-style-name="P4" draw:layer="layout" svg:width="0.853cm" svg:height="0.737cm" svg:x="4.501cm" svg:y="5.034cm">
          <text:p text:style-name="P2"><text:span text:style-name="T2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6" draw:layer="layout" svg:width="1.135cm" svg:height="0.603cm" svg:x="4.626cm" svg:y="4.328cm">
          <draw:text-box>
            <text:p text:style-name="P5"><text:span text:style-name="T3">13</text:span></text:p>
          </draw:text-box>
        </draw:frame>
        <draw:frame draw:style-name="gr5" draw:text-style-name="P6" draw:layer="layout" svg:width="1.135cm" svg:height="0.603cm" svg:x="5.535cm" svg:y="5.383cm">
          <draw:text-box>
            <text:p text:style-name="P5"><text:span text:style-name="T3">10</text:span></text:p>
          </draw:text-box>
        </draw:frame>
        <draw:frame draw:style-name="gr5" draw:text-style-name="P6" draw:layer="layout" svg:width="1.135cm" svg:height="0.603cm" svg:x="7.824cm" svg:y="4.66cm">
          <draw:text-box>
            <text:p text:style-name="P5"><text:span text:style-name="T3">12</text:span></text:p>
          </draw:text-box>
        </draw:frame>
        <draw:line draw:style-name="gr8" draw:text-style-name="P1" draw:layer="layout" svg:x1="14.275cm" svg:y1="10.509cm" svg:x2="12.134cm" svg:y2="10.568cm">
          <text:p/>
        </draw:line>
        <draw:line draw:style-name="gr4" draw:text-style-name="P1" draw:layer="layout" svg:x1="11.611cm" svg:y1="10.637cm" svg:x2="10.387cm" svg:y2="9.342cm">
          <text:p/>
        </draw:line>
        <draw:line draw:style-name="gr3" draw:text-style-name="P1" draw:layer="layout" svg:x1="12.722cm" svg:y1="6.968cm" svg:x2="12.739cm" svg:y2="8.54cm">
          <text:p/>
        </draw:line>
        <draw:frame draw:style-name="gr6" draw:text-style-name="P6" draw:layer="layout" svg:width="0.768cm" svg:height="0.603cm" svg:x="12.615cm" svg:y="8.622cm">
          <draw:text-box>
            <text:p text:style-name="P9"><text:span text:style-name="T3">1</text:span></text:p>
          </draw:text-box>
        </draw:frame>
        <draw:frame draw:style-name="gr5" draw:text-style-name="P6" draw:layer="layout" svg:width="1.135cm" svg:height="0.603cm" svg:x="13.439cm" svg:y="7.118cm">
          <draw:text-box>
            <text:p text:style-name="P9"><text:span text:style-name="T3">5</text:span></text:p>
          </draw:text-box>
        </draw:frame>
        <draw:frame draw:style-name="gr5" draw:text-style-name="P6" draw:layer="layout" svg:width="1.135cm" svg:height="0.603cm" svg:x="11.124cm" svg:y="6.789cm">
          <draw:text-box>
            <text:p text:style-name="P9"><text:span text:style-name="T3">1</text:span></text:p>
          </draw:text-box>
        </draw:frame>
        <draw:line draw:style-name="gr4" draw:text-style-name="P1" draw:layer="layout" svg:x1="15.674cm" svg:y1="8.942cm" svg:x2="13.179cm" svg:y2="9.013cm">
          <text:p/>
        </draw:line>
        <draw:line draw:style-name="gr4" draw:text-style-name="P1" draw:layer="layout" svg:x1="15.437cm" svg:y1="8.741cm" svg:x2="13.083cm" svg:y2="7.187cm">
          <text:p/>
        </draw:line>
        <draw:frame draw:style-name="gr5" draw:text-style-name="P6" draw:layer="layout" svg:width="1.135cm" svg:height="0.603cm" svg:x="13.639cm" svg:y="8.456cm">
          <draw:text-box>
            <text:p text:style-name="P9"><text:span text:style-name="T3">8</text:span></text:p>
          </draw:text-box>
        </draw:frame>
        <draw:frame draw:style-name="gr5" draw:text-style-name="P6" draw:layer="layout" svg:width="1.135cm" svg:height="0.603cm" svg:x="12.571cm" svg:y="7.484cm">
          <draw:text-box>
            <text:p text:style-name="P9"><text:span text:style-name="T3">1</text:span></text:p>
          </draw:text-box>
        </draw:frame>
        <draw:frame draw:style-name="gr5" draw:text-style-name="P6" draw:layer="layout" svg:width="1.135cm" svg:height="0.603cm" svg:x="15.046cm" svg:y="10.093cm">
          <draw:text-box>
            <text:p text:style-name="P9"><text:span text:style-name="T3">2</text:span></text:p>
          </draw:text-box>
        </draw:frame>
        <draw:path draw:style-name="gr9" draw:text-style-name="P7" draw:layer="layout" svg:width="2.656cm" svg:height="0.712cm" draw:transform="rotate (0.992917811459574) translate (10.1879999964068cm 8.83499999765674cm)" svg:viewBox="0 0 2657 713" svg:d="M0 0c1939 0 2657 713 2657 713">
          <text:p/>
        </draw:path>
        <draw:path draw:style-name="gr10" draw:text-style-name="P7" draw:layer="layout" svg:width="2.526cm" svg:height="0.397cm" draw:transform="rotate (-2.29790049317573) translate (12.565cm 7.093cm)" svg:viewBox="0 0 2527 398" svg:d="M0 0c2017 0 2527 398 2527 398">
          <text:p/>
        </draw:path>
        <draw:custom-shape draw:style-name="gr17" draw:text-style-name="P4" draw:layer="layout" svg:width="0.853cm" svg:height="0.737cm" svg:x="12.292cm" svg:y="6.627cm">
          <text:p text:style-name="P10"><text:span text:style-name="T2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6" draw:layer="layout" svg:width="1.135cm" svg:height="0.603cm" svg:x="11.071cm" svg:y="7.82cm">
          <draw:text-box>
            <text:p text:style-name="P9"><text:span text:style-name="T3">9</text:span></text:p>
          </draw:text-box>
        </draw:frame>
        <draw:path draw:style-name="gr10" draw:text-style-name="P7" draw:layer="layout" svg:width="1.274cm" svg:height="0.564cm" draw:transform="rotate (1.60709917523638) translate (11.767cm 10.449cm)" svg:viewBox="0 0 1275 565" svg:d="M0 0c1296 0 1275 565 1275 565">
          <text:p/>
        </draw:path>
        <draw:path draw:style-name="gr9" draw:text-style-name="P7" draw:layer="layout" svg:width="1.418cm" svg:height="0.329cm" draw:transform="rotate (-1.88582825677987) translate (12.755cm 9.06cm)" svg:viewBox="0 0 1419 330" svg:d="M0 0c1139 0 1419 330 1419 330">
          <text:p/>
        </draw:path>
        <draw:custom-shape draw:style-name="gr15" draw:text-style-name="P4" draw:layer="layout" svg:width="0.854cm" svg:height="0.737cm" svg:x="9.751cm" svg:y="8.555cm">
          <text:p text:style-name="P10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6" draw:layer="layout" svg:width="1.135cm" svg:height="0.603cm" svg:x="12.44cm" svg:y="9.357cm">
          <draw:text-box>
            <text:p text:style-name="P9"><text:span text:style-name="T3">4</text:span></text:p>
          </draw:text-box>
        </draw:frame>
        <draw:frame draw:style-name="gr5" draw:text-style-name="P6" draw:layer="layout" svg:width="1.135cm" svg:height="0.603cm" svg:x="10.27cm" svg:y="9.805cm">
          <draw:text-box>
            <text:p text:style-name="P9"><text:span text:style-name="T3">14</text:span></text:p>
          </draw:text-box>
        </draw:frame>
        <draw:frame draw:style-name="gr5" draw:text-style-name="P6" draw:layer="layout" svg:width="1.135cm" svg:height="0.603cm" svg:x="11.342cm" svg:y="8.959cm">
          <draw:text-box>
            <text:p text:style-name="P9"><text:span text:style-name="T3">9</text:span></text:p>
          </draw:text-box>
        </draw:frame>
        <draw:frame draw:style-name="gr13" draw:text-style-name="P6" draw:layer="layout" svg:width="1.135cm" svg:height="0.598cm" svg:x="12.593cm" svg:y="10.544cm">
          <draw:text-box>
            <text:p text:style-name="P9"><text:span text:style-name="T3">10</text:span></text:p>
          </draw:text-box>
        </draw:frame>
        <draw:frame draw:style-name="gr13" draw:text-style-name="P6" draw:layer="layout" svg:width="1.135cm" svg:height="0.598cm" svg:x="14.129cm" svg:y="9.497cm">
          <draw:text-box>
            <text:p text:style-name="P9"><text:span text:style-name="T3">10</text:span></text:p>
          </draw:text-box>
        </draw:frame>
        <draw:custom-shape draw:style-name="gr17" draw:text-style-name="P4" draw:layer="layout" svg:width="0.853cm" svg:height="0.737cm" svg:x="11.229cm" svg:y="10.197cm">
          <text:p text:style-name="P10"><text:span text:style-name="T2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ath draw:style-name="gr10" draw:text-style-name="P7" draw:layer="layout" svg:width="1.263cm" svg:height="0.515cm" draw:transform="rotate (1.97606177910798) translate (12.604cm 8.743cm)" svg:viewBox="0 0 1264 516" svg:d="M0 0c896 0 1264 516 1264 516">
          <text:p/>
        </draw:path>
        <draw:frame draw:style-name="gr5" draw:text-style-name="P6" draw:layer="layout" svg:width="1.135cm" svg:height="0.603cm" svg:x="11.889cm" svg:y="7.979cm">
          <draw:text-box>
            <text:p text:style-name="P9"><text:span text:style-name="T3">4</text:span></text:p>
          </draw:text-box>
        </draw:frame>
        <draw:custom-shape draw:style-name="gr17" draw:text-style-name="P4" draw:layer="layout" svg:width="0.853cm" svg:height="0.737cm" svg:x="12.292cm" svg:y="8.585cm">
          <text:p text:style-name="P10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8" draw:text-style-name="P1" draw:layer="layout" svg:x1="15.687cm" svg:y1="8.979cm" svg:x2="14.44cm" svg:y2="10.344cm">
          <text:p/>
        </draw:line>
        <draw:custom-shape draw:style-name="gr14" draw:text-style-name="P3" draw:layer="layout" svg:width="0.854cm" svg:height="0.737cm" svg:x="15.196cm" svg:y="8.555cm">
          <text:p text:style-name="P8"><text:span text:style-name="T1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ath draw:style-name="gr9" draw:text-style-name="P7" draw:layer="layout" svg:width="1.788cm" svg:height="0.631cm" draw:transform="rotate (0.463210383479295) translate (13.992497437053cm 10.1073767468925cm)" svg:viewBox="0 0 1789 632" svg:d="M0 632c1211 0 1789-632 1789-632">
          <text:p/>
        </draw:path>
        <draw:custom-shape draw:style-name="gr18" draw:text-style-name="P4" draw:layer="layout" svg:width="0.853cm" svg:height="0.737cm" svg:x="13.661cm" svg:y="10.197cm">
          <text:p text:style-name="P10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</draw:page>
      <draw:page draw:name="page5" draw:style-name="dp1" draw:master-page-name="Default_5f_">
        <draw:line draw:style-name="gr1" draw:text-style-name="P1" draw:layer="layout" svg:x1="5.321cm" svg:y1="5.657cm" svg:x2="3.442cm" svg:y2="3.848cm">
          <text:p/>
        </draw:line>
        <draw:custom-shape draw:style-name="gr19" draw:text-style-name="P3" draw:layer="Layout" svg:width="0.737cm" svg:height="0.737cm" svg:x="7.724cm" svg:y="3.405cm">
          <text:p text:style-name="P8"><text:span text:style-name="T1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" draw:text-style-name="P1" draw:layer="layout" svg:x1="5.217cm" svg:y1="2.052cm" svg:x2="3.528cm" svg:y2="3.592cm">
          <text:p/>
        </draw:line>
        <draw:line draw:style-name="gr4" draw:text-style-name="P1" draw:layer="layout" svg:x1="5.733cm" svg:y1="1.845cm" svg:x2="7.718cm" svg:y2="3.592cm">
          <text:p/>
        </draw:line>
        <draw:line draw:style-name="gr3" draw:text-style-name="P1" draw:layer="layout" svg:x1="5.587cm" svg:y1="1.818cm" svg:x2="5.604cm" svg:y2="5.536cm">
          <text:p/>
        </draw:line>
        <draw:line draw:style-name="gr4" draw:text-style-name="P1" draw:layer="layout" svg:x1="5.685cm" svg:y1="6.01cm" svg:x2="7.761cm" svg:y2="4.062cm">
          <text:p/>
        </draw:line>
        <draw:custom-shape draw:style-name="gr19" draw:text-style-name="P4" draw:layer="Layout" svg:width="0.737cm" svg:height="0.737cm" svg:x="5.216cm" svg:y="1.477cm">
          <text:p text:style-name="P10"><text:span text:style-name="T2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9" draw:text-style-name="P4" draw:layer="Layout" svg:width="0.737cm" svg:height="0.737cm" svg:x="3.022cm" svg:y="3.405cm">
          <text:p text:style-name="P10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9" draw:text-style-name="P4" draw:layer="Layout" svg:width="0.737cm" svg:height="0.737cm" svg:x="5.216cm" svg:y="5.635cm">
          <text:p text:style-name="P10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0" draw:text-style-name="P6" draw:layer="layout" svg:width="0.98cm" svg:height="0.603cm" svg:x="6.7cm" svg:y="4.889cm">
          <draw:text-box>
            <text:p text:style-name="P9"><text:span text:style-name="T3">500</text:span></text:p>
          </draw:text-box>
        </draw:frame>
        <draw:frame draw:style-name="gr20" draw:text-style-name="P6" draw:layer="layout" svg:width="0.98cm" svg:height="0.603cm" svg:x="3.164cm" svg:y="4.552cm">
          <draw:text-box>
            <text:p text:style-name="P9"><text:span text:style-name="T3">500</text:span></text:p>
          </draw:text-box>
        </draw:frame>
        <draw:frame draw:style-name="gr21" draw:text-style-name="P6" draw:layer="layout" svg:width="0.663cm" svg:height="0.603cm" svg:x="5.495cm" svg:y="3.472cm">
          <draw:text-box>
            <text:p text:style-name="P9"><text:span text:style-name="T3">1</text:span></text:p>
          </draw:text-box>
        </draw:frame>
        <draw:frame draw:style-name="gr20" draw:text-style-name="P6" draw:layer="layout" svg:width="0.98cm" svg:height="0.603cm" svg:x="6.593cm" svg:y="2.068cm">
          <draw:text-box>
            <text:p text:style-name="P9"><text:span text:style-name="T3">500</text:span></text:p>
          </draw:text-box>
        </draw:frame>
        <draw:frame draw:style-name="gr20" draw:text-style-name="P6" draw:layer="layout" svg:width="0.98cm" svg:height="0.603cm" svg:x="3.643cm" svg:y="2.369cm">
          <draw:text-box>
            <text:p text:style-name="P9"><text:span text:style-name="T3">500</text:span></text:p>
          </draw:text-box>
        </draw:frame>
        <draw:line draw:style-name="gr1" draw:text-style-name="P1" draw:layer="layout" svg:x1="13.468cm" svg:y1="5.466cm" svg:x2="11.589cm" svg:y2="3.657cm">
          <text:p/>
        </draw:line>
        <draw:custom-shape draw:style-name="gr19" draw:text-style-name="P3" draw:layer="Layout" svg:width="0.737cm" svg:height="0.737cm" svg:x="15.871cm" svg:y="3.214cm">
          <text:p text:style-name="P8"><text:span text:style-name="T1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" draw:text-style-name="P1" draw:layer="layout" svg:x1="13.364cm" svg:y1="1.861cm" svg:x2="11.675cm" svg:y2="3.401cm">
          <text:p/>
        </draw:line>
        <draw:line draw:style-name="gr4" draw:text-style-name="P1" draw:layer="layout" svg:x1="13.88cm" svg:y1="1.654cm" svg:x2="15.865cm" svg:y2="3.401cm">
          <text:p/>
        </draw:line>
        <draw:line draw:style-name="gr3" draw:text-style-name="P1" draw:layer="layout" svg:x1="13.768cm" svg:y1="5.687cm" svg:x2="13.747cm" svg:y2="2.01cm">
          <text:p/>
        </draw:line>
        <draw:line draw:style-name="gr4" draw:text-style-name="P1" draw:layer="layout" svg:x1="13.832cm" svg:y1="5.819cm" svg:x2="15.908cm" svg:y2="3.871cm">
          <text:p/>
        </draw:line>
        <draw:custom-shape draw:style-name="gr19" draw:text-style-name="P4" draw:layer="Layout" svg:width="0.737cm" svg:height="0.737cm" svg:x="13.363cm" svg:y="1.286cm">
          <text:p text:style-name="P10"><text:span text:style-name="T2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9" draw:text-style-name="P4" draw:layer="Layout" svg:width="0.737cm" svg:height="0.737cm" svg:x="11.169cm" svg:y="3.214cm">
          <text:p text:style-name="P10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9" draw:text-style-name="P4" draw:layer="Layout" svg:width="0.737cm" svg:height="0.737cm" svg:x="13.363cm" svg:y="5.444cm">
          <text:p text:style-name="P10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0" draw:text-style-name="P6" draw:layer="layout" svg:width="0.98cm" svg:height="0.603cm" svg:x="14.42cm" svg:y="4.056cm">
          <draw:text-box>
            <text:p text:style-name="P9"><text:span text:style-name="T3">499</text:span></text:p>
          </draw:text-box>
        </draw:frame>
        <draw:frame draw:style-name="gr20" draw:text-style-name="P6" draw:layer="layout" svg:width="0.98cm" svg:height="0.603cm" svg:x="11.311cm" svg:y="4.361cm">
          <draw:text-box>
            <text:p text:style-name="P9"><text:span text:style-name="T3">500</text:span></text:p>
          </draw:text-box>
        </draw:frame>
        <draw:frame draw:style-name="gr21" draw:text-style-name="P6" draw:layer="layout" svg:width="0.663cm" svg:height="0.603cm" svg:x="13.642cm" svg:y="3.281cm">
          <draw:text-box>
            <text:p text:style-name="P9"><text:span text:style-name="T3">1</text:span></text:p>
          </draw:text-box>
        </draw:frame>
        <draw:frame draw:style-name="gr20" draw:text-style-name="P6" draw:layer="layout" svg:width="0.98cm" svg:height="0.603cm" svg:x="14.74cm" svg:y="1.877cm">
          <draw:text-box>
            <text:p text:style-name="P9"><text:span text:style-name="T3">500</text:span></text:p>
          </draw:text-box>
        </draw:frame>
        <draw:frame draw:style-name="gr20" draw:text-style-name="P6" draw:layer="layout" svg:width="0.98cm" svg:height="0.603cm" svg:x="12.111cm" svg:y="2.756cm">
          <draw:text-box>
            <text:p text:style-name="P9"><text:span text:style-name="T3">499</text:span></text:p>
          </draw:text-box>
        </draw:frame>
        <draw:path draw:style-name="gr22" draw:text-style-name="P7" draw:layer="layout" svg:width="1.49cm" svg:height="2.193cm" draw:transform="rotate (-1.40760804173343) translate (16.098cm 3.976cm)" svg:viewBox="0 0 1491 2194" svg:d="M0 0c1712 0 1481 2194 1481 2194">
          <text:p/>
        </draw:path>
        <draw:path draw:style-name="gr23" draw:text-style-name="P7" draw:layer="layout" svg:width="1.268cm" svg:height="2.155cm" draw:transform="skewX (0.0492182849062401) rotate (1.76033908356148) translate (11.3757042870592cm 3.1640000035392cm)" svg:viewBox="0 0 1269 2156" svg:d="M0 0c1456 0 1260 2156 1260 2156">
          <text:p/>
        </draw:path>
        <draw:frame draw:style-name="gr21" draw:text-style-name="P6" draw:layer="layout" svg:width="0.663cm" svg:height="0.603cm" svg:x="15.674cm" svg:y="5.163cm">
          <draw:text-box>
            <text:p text:style-name="P9"><text:span text:style-name="T3">1</text:span></text:p>
          </draw:text-box>
        </draw:frame>
        <draw:frame draw:style-name="gr21" draw:text-style-name="P6" draw:layer="layout" svg:width="0.663cm" svg:height="0.603cm" svg:x="11.079cm" svg:y="1.658cm">
          <draw:text-box>
            <text:p text:style-name="P9"><text:span text:style-name="T3">1</text:span></text:p>
          </draw:text-box>
        </draw:frame>
        <draw:line draw:style-name="gr1" draw:text-style-name="P1" draw:layer="layout" svg:x1="3.592cm" svg:y1="10.576cm" svg:x2="1.713cm" svg:y2="8.767cm">
          <text:p/>
        </draw:line>
        <draw:line draw:style-name="gr1" draw:text-style-name="P1" draw:layer="layout" svg:x1="3.488cm" svg:y1="6.971cm" svg:x2="1.799cm" svg:y2="8.511cm">
          <text:p/>
        </draw:line>
        <draw:line draw:style-name="gr4" draw:text-style-name="P1" draw:layer="layout" svg:x1="4.004cm" svg:y1="6.764cm" svg:x2="5.989cm" svg:y2="8.511cm">
          <text:p/>
        </draw:line>
        <draw:line draw:style-name="gr3" draw:text-style-name="P1" draw:layer="layout" svg:x1="3.784cm" svg:y1="6.734cm" svg:x2="3.827cm" svg:y2="10.497cm">
          <text:p/>
        </draw:line>
        <draw:line draw:style-name="gr4" draw:text-style-name="P1" draw:layer="layout" svg:x1="3.956cm" svg:y1="10.929cm" svg:x2="6.032cm" svg:y2="8.981cm">
          <text:p/>
        </draw:line>
        <draw:custom-shape draw:style-name="gr19" draw:text-style-name="P4" draw:layer="Layout" svg:width="0.737cm" svg:height="0.737cm" svg:x="3.487cm" svg:y="6.396cm">
          <text:p text:style-name="P10"><text:span text:style-name="T2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9" draw:text-style-name="P4" draw:layer="Layout" svg:width="0.737cm" svg:height="0.737cm" svg:x="1.293cm" svg:y="8.324cm">
          <text:p text:style-name="P10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9" draw:text-style-name="P4" draw:layer="Layout" svg:width="0.737cm" svg:height="0.737cm" svg:x="3.487cm" svg:y="10.554cm">
          <text:p text:style-name="P10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0" draw:text-style-name="P6" draw:layer="layout" svg:width="0.98cm" svg:height="0.603cm" svg:x="4.544cm" svg:y="9.166cm">
          <draw:text-box>
            <text:p text:style-name="P9"><text:span text:style-name="T3">499</text:span></text:p>
          </draw:text-box>
        </draw:frame>
        <draw:frame draw:style-name="gr20" draw:text-style-name="P6" draw:layer="layout" svg:width="0.98cm" svg:height="0.603cm" svg:x="2.435cm" svg:y="9.171cm">
          <draw:text-box>
            <text:p text:style-name="P9"><text:span text:style-name="T3">499</text:span></text:p>
          </draw:text-box>
        </draw:frame>
        <draw:frame draw:style-name="gr21" draw:text-style-name="P6" draw:layer="layout" svg:width="0.663cm" svg:height="0.603cm" svg:x="3.766cm" svg:y="8.391cm">
          <draw:text-box>
            <text:p text:style-name="P9"><text:span text:style-name="T3">1</text:span></text:p>
          </draw:text-box>
        </draw:frame>
        <draw:frame draw:style-name="gr20" draw:text-style-name="P6" draw:layer="layout" svg:width="0.98cm" svg:height="0.603cm" svg:x="4.394cm" svg:y="7.586cm">
          <draw:text-box>
            <text:p text:style-name="P9"><text:span text:style-name="T3">499</text:span></text:p>
          </draw:text-box>
        </draw:frame>
        <draw:frame draw:style-name="gr20" draw:text-style-name="P6" draw:layer="layout" svg:width="0.98cm" svg:height="0.603cm" svg:x="2.235cm" svg:y="7.866cm">
          <draw:text-box>
            <text:p text:style-name="P9"><text:span text:style-name="T3">499</text:span></text:p>
          </draw:text-box>
        </draw:frame>
        <draw:path draw:style-name="gr22" draw:text-style-name="P7" draw:layer="layout" svg:width="1.49cm" svg:height="2.193cm" draw:transform="rotate (-1.40760804173343) translate (6.222cm 9.086cm)" svg:viewBox="0 0 1491 2194" svg:d="M0 0c1712 0 1481 2194 1481 2194">
          <text:p/>
        </draw:path>
        <draw:path draw:style-name="gr23" draw:text-style-name="P7" draw:layer="layout" svg:width="1.268cm" svg:height="2.155cm" draw:transform="skewX (0.0492182849062401) rotate (1.76033908356148) translate (1.4997042870592cm 8.2740000035392cm)" svg:viewBox="0 0 1269 2156" svg:d="M0 0c1456 0 1260 2156 1260 2156">
          <text:p/>
        </draw:path>
        <draw:frame draw:style-name="gr21" draw:text-style-name="P6" draw:layer="layout" svg:width="0.663cm" svg:height="0.603cm" svg:x="5.798cm" svg:y="10.273cm">
          <draw:text-box>
            <text:p text:style-name="P9"><text:span text:style-name="T3">1</text:span></text:p>
          </draw:text-box>
        </draw:frame>
        <draw:frame draw:style-name="gr21" draw:text-style-name="P6" draw:layer="layout" svg:width="0.663cm" svg:height="0.603cm" svg:x="1.203cm" svg:y="6.768cm">
          <draw:text-box>
            <text:p text:style-name="P9"><text:span text:style-name="T3">1</text:span></text:p>
          </draw:text-box>
        </draw:frame>
        <draw:path draw:style-name="gr22" draw:text-style-name="P7" draw:layer="layout" svg:width="1.456cm" svg:height="2.191cm" draw:transform="skewX (-0.00715584993317676) rotate (-1.73764980328556) translate (6.46393056911561cm 7.09352262002427cm)" svg:viewBox="0 0 1457 2192" svg:d="M1457 0c-1673 0-1447 2192-1447 2192">
          <text:p/>
        </draw:path>
        <draw:frame draw:style-name="gr21" draw:text-style-name="P6" draw:layer="layout" svg:width="0.663cm" svg:height="0.603cm" svg:x="5.969cm" svg:y="6.981cm">
          <draw:text-box>
            <text:p text:style-name="P9"><text:span text:style-name="T3">1</text:span></text:p>
          </draw:text-box>
        </draw:frame>
        <draw:path draw:style-name="gr23" draw:text-style-name="P7" draw:layer="layout" svg:width="1.555cm" svg:height="2.052cm" draw:transform="skewX (0.0370009801422798) rotate (1.42506133425337) translate (1.37844167784958cm 10.6254705732578cm)" svg:viewBox="0 0 1556 2053" svg:d="M1556 0c-1786 0-1545 2053-1545 2053">
          <text:p/>
        </draw:path>
        <draw:custom-shape draw:style-name="gr19" draw:text-style-name="P3" draw:layer="Layout" svg:width="0.737cm" svg:height="0.737cm" svg:x="5.995cm" svg:y="8.324cm">
          <text:p text:style-name="P8"><text:span text:style-name="T1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1" draw:text-style-name="P6" draw:layer="layout" svg:width="0.663cm" svg:height="0.603cm" svg:x="1.609cm" svg:y="10.296cm">
          <draw:text-box>
            <text:p text:style-name="P9"><text:span text:style-name="T3">1</text:span></text:p>
          </draw:text-box>
        </draw:frame>
        <draw:line draw:style-name="gr1" draw:text-style-name="P1" draw:layer="layout" svg:x1="10.157cm" svg:y1="10.534cm" svg:x2="8.278cm" svg:y2="8.725cm">
          <text:p/>
        </draw:line>
        <draw:line draw:style-name="gr1" draw:text-style-name="P1" draw:layer="layout" svg:x1="10.053cm" svg:y1="6.929cm" svg:x2="8.364cm" svg:y2="8.469cm">
          <text:p/>
        </draw:line>
        <draw:line draw:style-name="gr4" draw:text-style-name="P1" draw:layer="layout" svg:x1="10.569cm" svg:y1="6.722cm" svg:x2="12.554cm" svg:y2="8.469cm">
          <text:p/>
        </draw:line>
        <draw:line draw:style-name="gr3" draw:text-style-name="P1" draw:layer="layout" svg:x1="10.369cm" svg:y1="10.86cm" svg:x2="10.412cm" svg:y2="7.14cm">
          <text:p/>
        </draw:line>
        <draw:line draw:style-name="gr4" draw:text-style-name="P1" draw:layer="layout" svg:x1="10.521cm" svg:y1="10.887cm" svg:x2="12.597cm" svg:y2="8.939cm">
          <text:p/>
        </draw:line>
        <draw:custom-shape draw:style-name="gr19" draw:text-style-name="P4" draw:layer="Layout" svg:width="0.737cm" svg:height="0.737cm" svg:x="10.052cm" svg:y="6.354cm">
          <text:p text:style-name="P10"><text:span text:style-name="T2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9" draw:text-style-name="P4" draw:layer="Layout" svg:width="0.737cm" svg:height="0.737cm" svg:x="7.858cm" svg:y="8.282cm">
          <text:p text:style-name="P10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9" draw:text-style-name="P4" draw:layer="Layout" svg:width="0.737cm" svg:height="0.737cm" svg:x="10.052cm" svg:y="10.512cm">
          <text:p text:style-name="P10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0" draw:text-style-name="P6" draw:layer="layout" svg:width="0.98cm" svg:height="0.603cm" svg:x="11.109cm" svg:y="9.124cm">
          <draw:text-box>
            <text:p text:style-name="P9"><text:span text:style-name="T3">498</text:span></text:p>
          </draw:text-box>
        </draw:frame>
        <draw:frame draw:style-name="gr20" draw:text-style-name="P6" draw:layer="layout" svg:width="0.98cm" svg:height="0.603cm" svg:x="9cm" svg:y="9.129cm">
          <draw:text-box>
            <text:p text:style-name="P9"><text:span text:style-name="T3">499</text:span></text:p>
          </draw:text-box>
        </draw:frame>
        <draw:frame draw:style-name="gr21" draw:text-style-name="P6" draw:layer="layout" svg:width="0.663cm" svg:height="0.603cm" svg:x="10.331cm" svg:y="8.349cm">
          <draw:text-box>
            <text:p text:style-name="P9"><text:span text:style-name="T3">1</text:span></text:p>
          </draw:text-box>
        </draw:frame>
        <draw:frame draw:style-name="gr20" draw:text-style-name="P6" draw:layer="layout" svg:width="0.98cm" svg:height="0.603cm" svg:x="10.959cm" svg:y="7.544cm">
          <draw:text-box>
            <text:p text:style-name="P9"><text:span text:style-name="T3">499</text:span></text:p>
          </draw:text-box>
        </draw:frame>
        <draw:frame draw:style-name="gr20" draw:text-style-name="P6" draw:layer="layout" svg:width="0.98cm" svg:height="0.603cm" svg:x="8.8cm" svg:y="7.824cm">
          <draw:text-box>
            <text:p text:style-name="P9"><text:span text:style-name="T3">498</text:span></text:p>
          </draw:text-box>
        </draw:frame>
        <draw:path draw:style-name="gr22" draw:text-style-name="P7" draw:layer="layout" svg:width="1.49cm" svg:height="2.193cm" draw:transform="rotate (-1.40760804173343) translate (12.787cm 9.044cm)" svg:viewBox="0 0 1491 2194" svg:d="M0 0c1712 0 1481 2194 1481 2194">
          <text:p/>
        </draw:path>
        <draw:path draw:style-name="gr23" draw:text-style-name="P7" draw:layer="layout" svg:width="1.268cm" svg:height="2.155cm" draw:transform="skewX (0.0492182849062401) rotate (1.76033908356148) translate (8.0647042870592cm 8.2320000035392cm)" svg:viewBox="0 0 1269 2156" svg:d="M0 0c1456 0 1260 2156 1260 2156">
          <text:p/>
        </draw:path>
        <draw:frame draw:style-name="gr21" draw:text-style-name="P6" draw:layer="layout" svg:width="0.663cm" svg:height="0.603cm" svg:x="12.363cm" svg:y="10.231cm">
          <draw:text-box>
            <text:p text:style-name="P9"><text:span text:style-name="T3">2</text:span></text:p>
          </draw:text-box>
        </draw:frame>
        <draw:frame draw:style-name="gr21" draw:text-style-name="P6" draw:layer="layout" svg:width="0.663cm" svg:height="0.603cm" svg:x="7.768cm" svg:y="6.726cm">
          <draw:text-box>
            <text:p text:style-name="P9"><text:span text:style-name="T3">2</text:span></text:p>
          </draw:text-box>
        </draw:frame>
        <draw:path draw:style-name="gr22" draw:text-style-name="P7" draw:layer="layout" svg:width="1.456cm" svg:height="2.191cm" draw:transform="skewX (-0.00715584993317676) rotate (-1.73764980328556) translate (13.0289305691156cm 7.05152262002427cm)" svg:viewBox="0 0 1457 2192" svg:d="M1457 0c-1673 0-1447 2192-1447 2192">
          <text:p/>
        </draw:path>
        <draw:frame draw:style-name="gr21" draw:text-style-name="P6" draw:layer="layout" svg:width="0.663cm" svg:height="0.603cm" svg:x="12.534cm" svg:y="6.939cm">
          <draw:text-box>
            <text:p text:style-name="P9"><text:span text:style-name="T3">1</text:span></text:p>
          </draw:text-box>
        </draw:frame>
        <draw:path draw:style-name="gr23" draw:text-style-name="P7" draw:layer="layout" svg:width="1.555cm" svg:height="2.052cm" draw:transform="skewX (0.0370009801422798) rotate (1.42506133425337) translate (7.94344167784958cm 10.5834705732578cm)" svg:viewBox="0 0 1556 2053" svg:d="M1556 0c-1786 0-1545 2053-1545 2053">
          <text:p/>
        </draw:path>
        <draw:custom-shape draw:style-name="gr19" draw:text-style-name="P3" draw:layer="Layout" svg:width="0.737cm" svg:height="0.737cm" svg:x="12.56cm" svg:y="8.282cm">
          <text:p text:style-name="P8"><text:span text:style-name="T1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1" draw:text-style-name="P6" draw:layer="layout" svg:width="0.663cm" svg:height="0.603cm" svg:x="8.174cm" svg:y="10.254cm">
          <draw:text-box>
            <text:p text:style-name="P9"><text:span text:style-name="T3">1</text:span></text:p>
          </draw:text-box>
        </draw:frame>
        <draw:line draw:style-name="gr1" draw:text-style-name="P1" draw:layer="layout" svg:x1="16.18cm" svg:y1="10.599cm" svg:x2="14.301cm" svg:y2="8.79cm">
          <text:p/>
        </draw:line>
        <draw:line draw:style-name="gr1" draw:text-style-name="P1" draw:layer="layout" svg:x1="16.076cm" svg:y1="6.994cm" svg:x2="14.387cm" svg:y2="8.534cm">
          <text:p/>
        </draw:line>
        <draw:line draw:style-name="gr4" draw:text-style-name="P1" draw:layer="layout" svg:x1="16.592cm" svg:y1="6.787cm" svg:x2="18.577cm" svg:y2="8.534cm">
          <text:p/>
        </draw:line>
        <draw:line draw:style-name="gr3" draw:text-style-name="P1" draw:layer="layout" svg:x1="16.441cm" svg:y1="6.991cm" svg:x2="16.441cm" svg:y2="10.54cm">
          <text:p/>
        </draw:line>
        <draw:line draw:style-name="gr4" draw:text-style-name="P1" draw:layer="layout" svg:x1="16.544cm" svg:y1="10.952cm" svg:x2="18.62cm" svg:y2="9.004cm">
          <text:p/>
        </draw:line>
        <draw:custom-shape draw:style-name="gr19" draw:text-style-name="P4" draw:layer="Layout" svg:width="0.737cm" svg:height="0.737cm" svg:x="16.075cm" svg:y="6.419cm">
          <text:p text:style-name="P10"><text:span text:style-name="T2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9" draw:text-style-name="P4" draw:layer="Layout" svg:width="0.737cm" svg:height="0.737cm" svg:x="13.881cm" svg:y="8.347cm">
          <text:p text:style-name="P10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9" draw:text-style-name="P4" draw:layer="Layout" svg:width="0.737cm" svg:height="0.737cm" svg:x="16.075cm" svg:y="10.577cm">
          <text:p text:style-name="P10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0" draw:text-style-name="P6" draw:layer="layout" svg:width="0.98cm" svg:height="0.603cm" svg:x="17.132cm" svg:y="9.189cm">
          <draw:text-box>
            <text:p text:style-name="P9"><text:span text:style-name="T3">498</text:span></text:p>
          </draw:text-box>
        </draw:frame>
        <draw:frame draw:style-name="gr20" draw:text-style-name="P6" draw:layer="layout" svg:width="0.98cm" svg:height="0.603cm" svg:x="15.023cm" svg:y="9.194cm">
          <draw:text-box>
            <text:p text:style-name="P9"><text:span text:style-name="T3">498</text:span></text:p>
          </draw:text-box>
        </draw:frame>
        <draw:frame draw:style-name="gr21" draw:text-style-name="P6" draw:layer="layout" svg:width="0.663cm" svg:height="0.603cm" svg:x="16.354cm" svg:y="8.414cm">
          <draw:text-box>
            <text:p text:style-name="P9"><text:span text:style-name="T3">1</text:span></text:p>
          </draw:text-box>
        </draw:frame>
        <draw:frame draw:style-name="gr20" draw:text-style-name="P6" draw:layer="layout" svg:width="0.98cm" svg:height="0.603cm" svg:x="16.982cm" svg:y="7.609cm">
          <draw:text-box>
            <text:p text:style-name="P9"><text:span text:style-name="T3">498</text:span></text:p>
          </draw:text-box>
        </draw:frame>
        <draw:frame draw:style-name="gr20" draw:text-style-name="P6" draw:layer="layout" svg:width="0.98cm" svg:height="0.603cm" svg:x="14.823cm" svg:y="7.889cm">
          <draw:text-box>
            <text:p text:style-name="P9"><text:span text:style-name="T3">498</text:span></text:p>
          </draw:text-box>
        </draw:frame>
        <draw:path draw:style-name="gr22" draw:text-style-name="P7" draw:layer="layout" svg:width="1.49cm" svg:height="2.193cm" draw:transform="rotate (-1.40760804173343) translate (18.81cm 9.109cm)" svg:viewBox="0 0 1491 2194" svg:d="M0 0c1712 0 1481 2194 1481 2194">
          <text:p/>
        </draw:path>
        <draw:path draw:style-name="gr23" draw:text-style-name="P7" draw:layer="layout" svg:width="1.268cm" svg:height="2.155cm" draw:transform="skewX (0.0492182849062401) rotate (1.76033908356148) translate (14.0877042870592cm 8.29700000353921cm)" svg:viewBox="0 0 1269 2156" svg:d="M0 0c1456 0 1260 2156 1260 2156">
          <text:p/>
        </draw:path>
        <draw:frame draw:style-name="gr21" draw:text-style-name="P6" draw:layer="layout" svg:width="0.663cm" svg:height="0.603cm" svg:x="18.386cm" svg:y="10.296cm">
          <draw:text-box>
            <text:p text:style-name="P9"><text:span text:style-name="T3">2</text:span></text:p>
          </draw:text-box>
        </draw:frame>
        <draw:frame draw:style-name="gr21" draw:text-style-name="P6" draw:layer="layout" svg:width="0.663cm" svg:height="0.603cm" svg:x="13.791cm" svg:y="6.791cm">
          <draw:text-box>
            <text:p text:style-name="P9"><text:span text:style-name="T3">2</text:span></text:p>
          </draw:text-box>
        </draw:frame>
        <draw:path draw:style-name="gr22" draw:text-style-name="P7" draw:layer="layout" svg:width="1.456cm" svg:height="2.191cm" draw:transform="skewX (-0.00715584993317676) rotate (-1.73764980328556) translate (19.0519305691156cm 7.11652262002427cm)" svg:viewBox="0 0 1457 2192" svg:d="M1457 0c-1673 0-1447 2192-1447 2192">
          <text:p/>
        </draw:path>
        <draw:frame draw:style-name="gr21" draw:text-style-name="P6" draw:layer="layout" svg:width="0.663cm" svg:height="0.603cm" svg:x="18.557cm" svg:y="7.004cm">
          <draw:text-box>
            <text:p text:style-name="P9"><text:span text:style-name="T3">2</text:span></text:p>
          </draw:text-box>
        </draw:frame>
        <draw:path draw:style-name="gr23" draw:text-style-name="P7" draw:layer="layout" svg:width="1.555cm" svg:height="2.052cm" draw:transform="skewX (0.0370009801422798) rotate (1.42506133425337) translate (13.9664416778495cm 10.6484705732578cm)" svg:viewBox="0 0 1556 2053" svg:d="M1556 0c-1786 0-1545 2053-1545 2053">
          <text:p/>
        </draw:path>
        <draw:custom-shape draw:style-name="gr19" draw:text-style-name="P3" draw:layer="Layout" svg:width="0.737cm" svg:height="0.737cm" svg:x="18.583cm" svg:y="8.347cm">
          <text:p text:style-name="P8"><text:span text:style-name="T1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1" draw:text-style-name="P6" draw:layer="layout" svg:width="0.663cm" svg:height="0.603cm" svg:x="14.197cm" svg:y="10.319cm">
          <draw:text-box>
            <text:p text:style-name="P9"><text:span text:style-name="T3">2</text:span></text:p>
          </draw:text-box>
        </draw:frame>
      </draw:page>
      <draw:page draw:name="page6" draw:style-name="dp1" draw:master-page-name="Default">
        <draw:line draw:style-name="gr1" draw:text-style-name="P1" draw:layer="layout" svg:x1="5.321cm" svg:y1="5.457cm" svg:x2="3.907cm" svg:y2="3.719cm">
          <text:p/>
        </draw:line>
        <draw:line draw:style-name="gr24" draw:text-style-name="P1" draw:layer="layout" svg:x1="2.331cm" svg:y1="5.349cm" svg:x2="2.396cm" svg:y2="1.871cm">
          <text:p/>
        </draw:line>
        <draw:custom-shape draw:style-name="gr25" draw:text-style-name="P3" draw:layer="layout" svg:width="0.737cm" svg:height="0.737cm" svg:x="7.467cm" svg:y="5.435cm">
          <text:p text:style-name="P2"><text:span text:style-name="T1">G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" draw:text-style-name="P1" draw:layer="layout" svg:x1="5.454cm" svg:y1="1.895cm" svg:x2="4.055cm" svg:y2="3.477cm">
          <text:p/>
        </draw:line>
        <draw:line draw:style-name="gr4" draw:text-style-name="P1" draw:layer="layout" svg:x1="5.733cm" svg:y1="1.645cm" svg:x2="7.422cm" svg:y2="1.645cm">
          <text:p/>
        </draw:line>
        <draw:line draw:style-name="gr1" draw:text-style-name="P1" draw:layer="layout" svg:x1="5.173cm" svg:y1="1.643cm" svg:x2="2.73cm" svg:y2="1.648cm">
          <text:p/>
        </draw:line>
        <draw:line draw:style-name="gr3" draw:text-style-name="P1" draw:layer="layout" svg:x1="5.587cm" svg:y1="1.618cm" svg:x2="5.604cm" svg:y2="5.336cm">
          <text:p/>
        </draw:line>
        <draw:line draw:style-name="gr4" draw:text-style-name="P1" draw:layer="layout" svg:x1="2.398cm" svg:y1="5.659cm" svg:x2="3.691cm" svg:y2="4.002cm">
          <text:p/>
        </draw:line>
        <draw:line draw:style-name="gr4" draw:text-style-name="P1" draw:layer="layout" svg:x1="5.685cm" svg:y1="5.81cm" svg:x2="7.436cm" svg:y2="5.797cm">
          <text:p/>
        </draw:line>
        <draw:line draw:style-name="gr1" draw:text-style-name="P1" draw:layer="layout" svg:x1="2.694cm" svg:y1="5.812cm" svg:x2="5.576cm" svg:y2="5.794cm">
          <text:p/>
        </draw:line>
        <draw:line draw:style-name="gr1" draw:text-style-name="P1" draw:layer="layout" svg:x1="7.84cm" svg:y1="5.336cm" svg:x2="7.844cm" svg:y2="1.982cm">
          <text:p/>
        </draw:line>
        <draw:frame draw:style-name="gr21" draw:text-style-name="P6" draw:layer="layout" svg:width="0.663cm" svg:height="0.603cm" svg:x="7.804cm" svg:y="3.276cm">
          <draw:text-box>
            <text:p text:style-name="P5"><text:span text:style-name="T3">9</text:span></text:p>
          </draw:text-box>
        </draw:frame>
        <draw:line draw:style-name="gr1" draw:text-style-name="P1" draw:layer="layout" svg:x1="2.708cm" svg:y1="1.807cm" svg:x2="3.745cm" svg:y2="3.45cm">
          <text:p/>
        </draw:line>
        <draw:custom-shape draw:style-name="gr25" draw:text-style-name="P3" draw:layer="layout" svg:width="0.737cm" svg:height="0.737cm" svg:x="2.055cm" svg:y="1.277cm">
          <text:p text:style-name="P2"><text:span text:style-name="T1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5.216cm" svg:y="1.277cm">
          <text:p text:style-name="P2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6" draw:text-style-name="P4" draw:layer="layout" svg:width="0.737cm" svg:height="0.737cm" svg:x="7.467cm" svg:y="1.277cm">
          <text:p text:style-name="P2"><text:span text:style-name="T2">F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1.92cm" svg:y="5.435cm">
          <text:p text:style-name="P2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3.535cm" svg:y="3.304cm">
          <text:p text:style-name="P2"><text:span text:style-name="T2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5.216cm" svg:y="5.435cm">
          <text:p text:style-name="P2"><text:span text:style-name="T2">E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1" draw:text-style-name="P6" draw:layer="layout" svg:width="0.663cm" svg:height="0.603cm" svg:x="6.229cm" svg:y="5.715cm">
          <draw:text-box>
            <text:p text:style-name="P5"><text:span text:style-name="T3">1</text:span></text:p>
          </draw:text-box>
        </draw:frame>
        <draw:frame draw:style-name="gr21" draw:text-style-name="P6" draw:layer="layout" svg:width="0.663cm" svg:height="0.603cm" svg:x="3.752cm" svg:y="5.756cm">
          <draw:text-box>
            <text:p text:style-name="P5"><text:span text:style-name="T3">1</text:span></text:p>
          </draw:text-box>
        </draw:frame>
        <draw:frame draw:style-name="gr21" draw:text-style-name="P6" draw:layer="layout" svg:width="0.663cm" svg:height="0.603cm" svg:x="4.386cm" svg:y="2.753cm">
          <draw:text-box>
            <text:p text:style-name="P5"><text:span text:style-name="T3">2</text:span></text:p>
          </draw:text-box>
        </draw:frame>
        <draw:frame draw:style-name="gr21" draw:text-style-name="P6" draw:layer="layout" svg:width="0.663cm" svg:height="0.603cm" svg:x="3.511cm" svg:y="1.084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6.233cm" svg:y="1.112cm">
          <draw:text-box>
            <text:p text:style-name="P5"><text:span text:style-name="T3">6</text:span></text:p>
          </draw:text-box>
        </draw:frame>
        <draw:frame draw:style-name="gr21" draw:text-style-name="P6" draw:layer="layout" svg:width="0.663cm" svg:height="0.603cm" svg:x="3.081cm" svg:y="2.189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1.789cm" svg:y="3.16cm">
          <draw:text-box>
            <text:p text:style-name="P5"><text:span text:style-name="T3">5</text:span></text:p>
          </draw:text-box>
        </draw:frame>
        <draw:frame draw:style-name="gr21" draw:text-style-name="P6" draw:layer="layout" svg:width="0.663cm" svg:height="0.603cm" svg:x="2.584cm" svg:y="4.265cm">
          <draw:text-box>
            <text:p text:style-name="P5"><text:span text:style-name="T3">5</text:span></text:p>
          </draw:text-box>
        </draw:frame>
        <draw:frame draw:style-name="gr21" draw:text-style-name="P6" draw:layer="layout" svg:width="0.663cm" svg:height="0.603cm" svg:x="4.013cm" svg:y="4.373cm">
          <draw:text-box>
            <text:p text:style-name="P5"><text:span text:style-name="T3">4</text:span></text:p>
          </draw:text-box>
        </draw:frame>
        <draw:frame draw:style-name="gr21" draw:text-style-name="P6" draw:layer="layout" svg:width="0.663cm" svg:height="0.603cm" svg:x="5.495cm" svg:y="3.148cm">
          <draw:text-box>
            <text:p text:style-name="P5"><text:span text:style-name="T3">2</text:span></text:p>
          </draw:text-box>
        </draw:frame>
      </draw:page>
      <draw:page draw:name="page7" draw:style-name="dp1" draw:master-page-name="Default">
        <draw:line draw:style-name="gr1" draw:text-style-name="P1" draw:layer="layout" svg:x1="5.321cm" svg:y1="5.457cm" svg:x2="3.907cm" svg:y2="3.719cm">
          <text:p/>
        </draw:line>
        <draw:line draw:style-name="gr24" draw:text-style-name="P1" draw:layer="layout" svg:x1="2.331cm" svg:y1="5.349cm" svg:x2="2.396cm" svg:y2="1.871cm">
          <text:p/>
        </draw:line>
        <draw:custom-shape draw:style-name="gr25" draw:text-style-name="P3" draw:layer="layout" svg:width="0.737cm" svg:height="0.737cm" svg:x="7.467cm" svg:y="5.435cm">
          <text:p text:style-name="P2"><text:span text:style-name="T1">G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1" draw:layer="layout" svg:x1="2.398cm" svg:y1="5.659cm" svg:x2="3.691cm" svg:y2="4.002cm">
          <text:p/>
        </draw:line>
        <draw:line draw:style-name="gr4" draw:text-style-name="P1" draw:layer="layout" svg:x1="5.685cm" svg:y1="5.81cm" svg:x2="7.436cm" svg:y2="5.797cm">
          <text:p/>
        </draw:line>
        <draw:custom-shape draw:style-name="gr25" draw:text-style-name="P3" draw:layer="layout" svg:width="0.737cm" svg:height="0.737cm" svg:x="2.055cm" svg:y="1.277cm">
          <text:p text:style-name="P2"><text:span text:style-name="T1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5.216cm" svg:y="1.277cm">
          <text:p text:style-name="P2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6" draw:text-style-name="P4" draw:layer="layout" svg:width="0.737cm" svg:height="0.737cm" svg:x="7.467cm" svg:y="1.277cm">
          <text:p text:style-name="P2"><text:span text:style-name="T2">F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1.92cm" svg:y="5.435cm">
          <text:p text:style-name="P2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3.535cm" svg:y="3.304cm">
          <text:p text:style-name="P2"><text:span text:style-name="T2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5.216cm" svg:y="5.435cm">
          <text:p text:style-name="P2"><text:span text:style-name="T2">E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1" draw:text-style-name="P6" draw:layer="layout" svg:width="0.663cm" svg:height="0.603cm" svg:x="6.229cm" svg:y="5.715cm">
          <draw:text-box>
            <text:p text:style-name="P5"><text:span text:style-name="T3">1</text:span></text:p>
          </draw:text-box>
        </draw:frame>
        <draw:frame draw:style-name="gr21" draw:text-style-name="P6" draw:layer="layout" svg:width="0.663cm" svg:height="0.603cm" svg:x="1.789cm" svg:y="3.16cm">
          <draw:text-box>
            <text:p text:style-name="P5"><text:span text:style-name="T3">1</text:span></text:p>
          </draw:text-box>
        </draw:frame>
        <draw:frame draw:style-name="gr21" draw:text-style-name="P6" draw:layer="layout" svg:width="0.663cm" svg:height="0.603cm" svg:x="2.584cm" svg:y="4.265cm">
          <draw:text-box>
            <text:p text:style-name="P5"><text:span text:style-name="T3">1</text:span></text:p>
          </draw:text-box>
        </draw:frame>
        <draw:frame draw:style-name="gr21" draw:text-style-name="P6" draw:layer="layout" svg:width="0.663cm" svg:height="0.603cm" svg:x="4.013cm" svg:y="4.373cm">
          <draw:text-box>
            <text:p text:style-name="P5"><text:span text:style-name="T3">1</text:span></text:p>
          </draw:text-box>
        </draw:frame>
        <draw:line draw:style-name="gr27" draw:text-style-name="P1" draw:layer="layout" svg:x1="12.131cm" svg:y1="5.35cm" svg:x2="12.196cm" svg:y2="1.872cm">
          <text:p/>
        </draw:line>
        <draw:line draw:style-name="gr1" draw:text-style-name="P1" draw:layer="layout" svg:x1="15.254cm" svg:y1="1.896cm" svg:x2="13.855cm" svg:y2="3.478cm">
          <text:p/>
        </draw:line>
        <draw:line draw:style-name="gr4" draw:text-style-name="P1" draw:layer="layout" svg:x1="15.533cm" svg:y1="1.646cm" svg:x2="17.222cm" svg:y2="1.646cm">
          <text:p/>
        </draw:line>
        <draw:line draw:style-name="gr1" draw:text-style-name="P1" draw:layer="layout" svg:x1="14.973cm" svg:y1="1.644cm" svg:x2="12.53cm" svg:y2="1.649cm">
          <text:p/>
        </draw:line>
        <draw:line draw:style-name="gr3" draw:text-style-name="P1" draw:layer="layout" svg:x1="15.387cm" svg:y1="1.619cm" svg:x2="15.404cm" svg:y2="5.337cm">
          <text:p/>
        </draw:line>
        <draw:line draw:style-name="gr28" draw:text-style-name="P1" draw:layer="layout" svg:x1="17.616cm" svg:y1="5.815cm" svg:x2="15.821cm" svg:y2="5.836cm">
          <text:p/>
        </draw:line>
        <draw:line draw:style-name="gr1" draw:text-style-name="P1" draw:layer="layout" svg:x1="12.494cm" svg:y1="5.813cm" svg:x2="15.376cm" svg:y2="5.795cm">
          <text:p/>
        </draw:line>
        <draw:line draw:style-name="gr1" draw:text-style-name="P1" draw:layer="layout" svg:x1="17.64cm" svg:y1="5.337cm" svg:x2="17.644cm" svg:y2="1.983cm">
          <text:p/>
        </draw:line>
        <draw:frame draw:style-name="gr21" draw:text-style-name="P6" draw:layer="layout" svg:width="0.663cm" svg:height="0.603cm" svg:x="17.604cm" svg:y="3.277cm">
          <draw:text-box>
            <text:p text:style-name="P5"><text:span text:style-name="T3">9</text:span></text:p>
          </draw:text-box>
        </draw:frame>
        <draw:line draw:style-name="gr1" draw:text-style-name="P1" draw:layer="layout" svg:x1="12.508cm" svg:y1="1.808cm" svg:x2="13.545cm" svg:y2="3.451cm">
          <text:p/>
        </draw:line>
        <draw:custom-shape draw:style-name="gr25" draw:text-style-name="P3" draw:layer="layout" svg:width="0.737cm" svg:height="0.737cm" svg:x="11.855cm" svg:y="1.278cm">
          <text:p text:style-name="P2"><text:span text:style-name="T1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15.016cm" svg:y="1.278cm">
          <text:p text:style-name="P2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6" draw:text-style-name="P4" draw:layer="layout" svg:width="0.737cm" svg:height="0.737cm" svg:x="17.267cm" svg:y="1.278cm">
          <text:p text:style-name="P2"><text:span text:style-name="T2">F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11.72cm" svg:y="5.436cm">
          <text:p text:style-name="P2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1" draw:text-style-name="P6" draw:layer="layout" svg:width="0.663cm" svg:height="0.603cm" svg:x="16.285cm" svg:y="5.716cm">
          <draw:text-box>
            <text:p text:style-name="P5"><text:span text:style-name="T3">1</text:span></text:p>
          </draw:text-box>
        </draw:frame>
        <draw:frame draw:style-name="gr21" draw:text-style-name="P6" draw:layer="layout" svg:width="0.663cm" svg:height="0.603cm" svg:x="13.745cm" svg:y="4.753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14.186cm" svg:y="2.754cm">
          <draw:text-box>
            <text:p text:style-name="P5"><text:span text:style-name="T3">2</text:span></text:p>
          </draw:text-box>
        </draw:frame>
        <draw:frame draw:style-name="gr21" draw:text-style-name="P6" draw:layer="layout" svg:width="0.663cm" svg:height="0.603cm" svg:x="13.311cm" svg:y="1.085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16.033cm" svg:y="1.113cm">
          <draw:text-box>
            <text:p text:style-name="P5"><text:span text:style-name="T3">6</text:span></text:p>
          </draw:text-box>
        </draw:frame>
        <draw:frame draw:style-name="gr21" draw:text-style-name="P6" draw:layer="layout" svg:width="0.663cm" svg:height="0.603cm" svg:x="12.881cm" svg:y="2.19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12.102cm" svg:y="3.161cm">
          <draw:text-box>
            <text:p text:style-name="P5"><text:span text:style-name="T3">4</text:span></text:p>
          </draw:text-box>
        </draw:frame>
        <draw:frame draw:style-name="gr21" draw:text-style-name="P6" draw:layer="layout" svg:width="0.663cm" svg:height="0.603cm" svg:x="15.295cm" svg:y="3.149cm">
          <draw:text-box>
            <text:p text:style-name="P5"><text:span text:style-name="T3">2</text:span></text:p>
          </draw:text-box>
        </draw:frame>
        <draw:path draw:style-name="gr29" draw:text-style-name="P7" draw:layer="layout" svg:width="3.134cm" svg:height="1.479cm" draw:transform="rotate (1.97466551570638) translate (11.8649999983574cm 5.45200000070197cm)" svg:viewBox="0 0 3135 1480" svg:d="M0 0c2883 0 3135 1480 3135 1480">
          <text:p/>
        </draw:path>
        <draw:frame draw:style-name="gr21" draw:text-style-name="P6" draw:layer="layout" svg:width="0.663cm" svg:height="0.603cm" svg:x="10.625cm" svg:y="3.107cm">
          <draw:text-box>
            <text:p text:style-name="P5"><text:span text:style-name="T3">1</text:span></text:p>
          </draw:text-box>
        </draw:frame>
        <draw:path draw:style-name="gr30" draw:text-style-name="P7" draw:layer="layout" svg:width="1.817cm" svg:height="0.773cm" draw:transform="rotate (-1.34879044594122) translate (14.6297061810995cm 3.76364277315023cm)" svg:viewBox="0 0 1818 774" svg:d="M0 774c1358 0 1818-774 1818-774">
          <text:p/>
        </draw:path>
        <draw:path draw:style-name="gr29" draw:text-style-name="P7" draw:layer="layout" svg:width="1.888cm" svg:height="0.316cm" draw:transform="rotate (2.02370926768742) translate (14.8727373705582cm 5.63282385481836cm)" svg:viewBox="0 0 1889 317" svg:d="M0 317c1759 0 1889-317 1889-317">
          <text:p/>
        </draw:path>
        <draw:frame draw:style-name="gr21" draw:text-style-name="P6" draw:layer="layout" svg:width="0.663cm" svg:height="0.603cm" svg:x="14.388cm" svg:y="3.834cm">
          <draw:text-box>
            <text:p text:style-name="P5"><text:span text:style-name="T3">1</text:span></text:p>
          </draw:text-box>
        </draw:frame>
        <draw:custom-shape draw:style-name="gr25" draw:text-style-name="P4" draw:layer="layout" svg:width="0.737cm" svg:height="0.737cm" svg:x="15.016cm" svg:y="5.436cm">
          <text:p text:style-name="P2"><text:span text:style-name="T2">E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3" draw:layer="layout" svg:width="0.737cm" svg:height="0.737cm" svg:x="17.267cm" svg:y="5.436cm">
          <text:p text:style-name="P2"><text:span text:style-name="T1">G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31" draw:text-style-name="P6" draw:layer="layout" svg:width="0.682cm" svg:height="0.603cm" svg:x="13.064cm" svg:y="4.754cm">
          <draw:text-box>
            <text:p text:style-name="P5"><text:span text:style-name="T3">1</text:span></text:p>
          </draw:text-box>
        </draw:frame>
        <draw:path draw:style-name="gr29" draw:text-style-name="P7" draw:layer="layout" svg:width="1.819cm" svg:height="0.794cm" draw:transform="skewX (-0.0115191730631626) rotate (1.34320539233484) translate (12.4246234961076cm 5.538cm)" svg:viewBox="0 0 1820 795" svg:d="M1820 795c-1360 0-1820-795-1820-795">
          <text:p/>
        </draw:path>
        <draw:path draw:style-name="gr30" draw:text-style-name="P7" draw:layer="layout" svg:width="1.899cm" svg:height="0.323cm" draw:transform="skewX (-0.0219911485751285) rotate (-2.03522844075059) translate (13.4364791224345cm 3.935cm)" svg:viewBox="0 0 1900 324" svg:d="M1900 324c-1769 0-1900-324-1900-324">
          <text:p/>
        </draw:path>
        <draw:frame draw:style-name="gr31" draw:text-style-name="P6" draw:layer="layout" svg:width="0.682cm" svg:height="0.603cm" svg:x="12.403cm" svg:y="3.835cm">
          <draw:text-box>
            <text:p text:style-name="P5"><text:span text:style-name="T3">4</text:span></text:p>
          </draw:text-box>
        </draw:frame>
        <draw:custom-shape draw:style-name="gr25" draw:text-style-name="P4" draw:layer="layout" svg:width="0.737cm" svg:height="0.737cm" svg:x="13.335cm" svg:y="3.305cm">
          <text:p text:style-name="P2"><text:span text:style-name="T2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1" draw:text-style-name="P6" draw:layer="layout" svg:width="0.663cm" svg:height="0.603cm" svg:x="13.336cm" svg:y="5.717cm">
          <draw:text-box>
            <text:p text:style-name="P5"><text:span text:style-name="T3">1</text:span></text:p>
          </draw:text-box>
        </draw:frame>
      </draw:page>
      <draw:page draw:name="page8" draw:style-name="dp1" draw:master-page-name="Default">
        <draw:line draw:style-name="gr1" draw:text-style-name="P1" draw:layer="layout" svg:x1="5.321cm" svg:y1="5.457cm" svg:x2="3.907cm" svg:y2="3.719cm">
          <text:p/>
        </draw:line>
        <draw:line draw:style-name="gr24" draw:text-style-name="P1" draw:layer="layout" svg:x1="2.331cm" svg:y1="5.349cm" svg:x2="2.396cm" svg:y2="1.871cm">
          <text:p/>
        </draw:line>
        <draw:custom-shape draw:style-name="gr25" draw:text-style-name="P3" draw:layer="layout" svg:width="0.737cm" svg:height="0.737cm" svg:x="7.467cm" svg:y="5.435cm">
          <text:p text:style-name="P2"><text:span text:style-name="T1">G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1" draw:layer="layout" svg:x1="2.398cm" svg:y1="5.659cm" svg:x2="3.691cm" svg:y2="4.002cm">
          <text:p/>
        </draw:line>
        <draw:line draw:style-name="gr4" draw:text-style-name="P1" draw:layer="layout" svg:x1="5.685cm" svg:y1="5.81cm" svg:x2="7.436cm" svg:y2="5.797cm">
          <text:p/>
        </draw:line>
        <draw:custom-shape draw:style-name="gr25" draw:text-style-name="P3" draw:layer="layout" svg:width="0.737cm" svg:height="0.737cm" svg:x="2.055cm" svg:y="1.277cm">
          <text:p text:style-name="P2"><text:span text:style-name="T1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6" draw:text-style-name="P4" draw:layer="layout" svg:width="0.737cm" svg:height="0.737cm" svg:x="7.467cm" svg:y="1.277cm">
          <text:p text:style-name="P2"><text:span text:style-name="T2">F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1.92cm" svg:y="5.435cm">
          <text:p text:style-name="P2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5.216cm" svg:y="5.435cm">
          <text:p text:style-name="P2"><text:span text:style-name="T2">E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1" draw:text-style-name="P6" draw:layer="layout" svg:width="0.663cm" svg:height="0.603cm" svg:x="6.229cm" svg:y="5.715cm">
          <draw:text-box>
            <text:p text:style-name="P5"><text:span text:style-name="T3">1</text:span></text:p>
          </draw:text-box>
        </draw:frame>
        <draw:frame draw:style-name="gr21" draw:text-style-name="P6" draw:layer="layout" svg:width="0.663cm" svg:height="0.603cm" svg:x="1.789cm" svg:y="3.16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2.584cm" svg:y="4.265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4.013cm" svg:y="4.373cm">
          <draw:text-box>
            <text:p text:style-name="P5"><text:span text:style-name="T3">1</text:span></text:p>
          </draw:text-box>
        </draw:frame>
        <draw:line draw:style-name="gr27" draw:text-style-name="P1" draw:layer="layout" svg:x1="12.131cm" svg:y1="5.75cm" svg:x2="12.196cm" svg:y2="2.272cm">
          <text:p/>
        </draw:line>
        <draw:line draw:style-name="gr32" draw:text-style-name="P1" draw:layer="layout" svg:x1="14.003cm" svg:y1="3.714cm" svg:x2="15.414cm" svg:y2="2.025cm">
          <text:p/>
        </draw:line>
        <draw:line draw:style-name="gr1" draw:text-style-name="P1" draw:layer="layout" svg:x1="14.973cm" svg:y1="2.044cm" svg:x2="12.53cm" svg:y2="2.049cm">
          <text:p/>
        </draw:line>
        <draw:line draw:style-name="gr3" draw:text-style-name="P1" draw:layer="layout" svg:x1="15.387cm" svg:y1="2.019cm" svg:x2="15.404cm" svg:y2="5.737cm">
          <text:p/>
        </draw:line>
        <draw:line draw:style-name="gr4" draw:text-style-name="P1" draw:layer="layout" svg:x1="17.616cm" svg:y1="6.215cm" svg:x2="15.821cm" svg:y2="6.236cm">
          <text:p/>
        </draw:line>
        <draw:line draw:style-name="gr1" draw:text-style-name="P1" draw:layer="layout" svg:x1="12.494cm" svg:y1="6.213cm" svg:x2="15.376cm" svg:y2="6.195cm">
          <text:p/>
        </draw:line>
        <draw:line draw:style-name="gr33" draw:text-style-name="P1" draw:layer="layout" svg:x1="17.64cm" svg:y1="5.737cm" svg:x2="17.644cm" svg:y2="2.383cm">
          <text:p/>
        </draw:line>
        <draw:frame draw:style-name="gr21" draw:text-style-name="P6" draw:layer="layout" svg:width="0.663cm" svg:height="0.603cm" svg:x="17.091cm" svg:y="3.784cm">
          <draw:text-box>
            <text:p text:style-name="P5"><text:span text:style-name="T3">7</text:span></text:p>
          </draw:text-box>
        </draw:frame>
        <draw:line draw:style-name="gr1" draw:text-style-name="P1" draw:layer="layout" svg:x1="12.508cm" svg:y1="2.208cm" svg:x2="13.545cm" svg:y2="3.851cm">
          <text:p/>
        </draw:line>
        <draw:custom-shape draw:style-name="gr25" draw:text-style-name="P3" draw:layer="layout" svg:width="0.737cm" svg:height="0.737cm" svg:x="11.855cm" svg:y="1.678cm">
          <text:p text:style-name="P2"><text:span text:style-name="T1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15.016cm" svg:y="1.678cm">
          <text:p text:style-name="P2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6" draw:text-style-name="P4" draw:layer="layout" svg:width="0.737cm" svg:height="0.737cm" svg:x="17.267cm" svg:y="1.678cm">
          <text:p text:style-name="P2"><text:span text:style-name="T2">F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11.72cm" svg:y="5.836cm">
          <text:p text:style-name="P2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1" draw:text-style-name="P6" draw:layer="layout" svg:width="0.663cm" svg:height="0.603cm" svg:x="16.285cm" svg:y="6.116cm">
          <draw:text-box>
            <text:p text:style-name="P5"><text:span text:style-name="T3">1</text:span></text:p>
          </draw:text-box>
        </draw:frame>
        <draw:frame draw:style-name="gr21" draw:text-style-name="P6" draw:layer="layout" svg:width="0.663cm" svg:height="0.603cm" svg:x="13.745cm" svg:y="5.153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14.186cm" svg:y="3.154cm">
          <draw:text-box>
            <text:p text:style-name="P5"><text:span text:style-name="T3">2</text:span></text:p>
          </draw:text-box>
        </draw:frame>
        <draw:frame draw:style-name="gr21" draw:text-style-name="P6" draw:layer="layout" svg:width="0.663cm" svg:height="0.603cm" svg:x="13.311cm" svg:y="1.485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16.033cm" svg:y="1.342cm">
          <draw:text-box>
            <text:p text:style-name="P5"><text:span text:style-name="T3">4</text:span></text:p>
          </draw:text-box>
        </draw:frame>
        <draw:frame draw:style-name="gr21" draw:text-style-name="P6" draw:layer="layout" svg:width="0.663cm" svg:height="0.603cm" svg:x="12.881cm" svg:y="2.59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12.102cm" svg:y="3.561cm">
          <draw:text-box>
            <text:p text:style-name="P5"><text:span text:style-name="T3">2</text:span></text:p>
          </draw:text-box>
        </draw:frame>
        <draw:frame draw:style-name="gr21" draw:text-style-name="P6" draw:layer="layout" svg:width="0.663cm" svg:height="0.603cm" svg:x="15.295cm" svg:y="3.549cm">
          <draw:text-box>
            <text:p text:style-name="P5"><text:span text:style-name="T3">2</text:span></text:p>
          </draw:text-box>
        </draw:frame>
        <draw:path draw:style-name="gr29" draw:text-style-name="P7" draw:layer="layout" svg:width="3.134cm" svg:height="1.479cm" draw:transform="rotate (1.97466551570638) translate (11.8649999983574cm 5.85200000070197cm)" svg:viewBox="0 0 3135 1480" svg:d="M0 0c2883 0 3135 1480 3135 1480">
          <text:p/>
        </draw:path>
        <draw:frame draw:style-name="gr21" draw:text-style-name="P6" draw:layer="layout" svg:width="0.663cm" svg:height="0.603cm" svg:x="10.625cm" svg:y="3.507cm">
          <draw:text-box>
            <text:p text:style-name="P5"><text:span text:style-name="T3">3</text:span></text:p>
          </draw:text-box>
        </draw:frame>
        <draw:path draw:style-name="gr22" draw:text-style-name="P7" draw:layer="layout" svg:width="1.817cm" svg:height="0.773cm" draw:transform="rotate (-1.34879044594122) translate (14.6297061810995cm 4.16364277315023cm)" svg:viewBox="0 0 1818 774" svg:d="M0 774c1358 0 1818-774 1818-774">
          <text:p/>
        </draw:path>
        <draw:path draw:style-name="gr22" draw:text-style-name="P7" draw:layer="layout" svg:width="1.888cm" svg:height="0.316cm" draw:transform="rotate (2.02370926768742) translate (14.8727373705582cm 6.03282385481836cm)" svg:viewBox="0 0 1889 317" svg:d="M0 317c1759 0 1889-317 1889-317">
          <text:p/>
        </draw:path>
        <draw:frame draw:style-name="gr21" draw:text-style-name="P6" draw:layer="layout" svg:width="0.663cm" svg:height="0.603cm" svg:x="14.388cm" svg:y="4.234cm">
          <draw:text-box>
            <text:p text:style-name="P5"><text:span text:style-name="T3">1</text:span></text:p>
          </draw:text-box>
        </draw:frame>
        <draw:custom-shape draw:style-name="gr25" draw:text-style-name="P4" draw:layer="layout" svg:width="0.737cm" svg:height="0.737cm" svg:x="15.016cm" svg:y="5.836cm">
          <text:p text:style-name="P2"><text:span text:style-name="T2">E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3" draw:layer="layout" svg:width="0.737cm" svg:height="0.737cm" svg:x="17.267cm" svg:y="5.836cm">
          <text:p text:style-name="P2"><text:span text:style-name="T1">G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31" draw:text-style-name="P6" draw:layer="layout" svg:width="0.682cm" svg:height="0.603cm" svg:x="13.064cm" svg:y="5.154cm">
          <draw:text-box>
            <text:p text:style-name="P5"><text:span text:style-name="T3">3</text:span></text:p>
          </draw:text-box>
        </draw:frame>
        <draw:path draw:style-name="gr29" draw:text-style-name="P7" draw:layer="layout" svg:width="1.819cm" svg:height="0.794cm" draw:transform="skewX (-0.0115191730631626) rotate (1.34320539233484) translate (12.4246234961076cm 5.938cm)" svg:viewBox="0 0 1820 795" svg:d="M1820 795c-1360 0-1820-795-1820-795">
          <text:p/>
        </draw:path>
        <draw:path draw:style-name="gr30" draw:text-style-name="P7" draw:layer="layout" svg:width="1.899cm" svg:height="0.323cm" draw:transform="skewX (-0.0219911485751286) rotate (-2.03522844075059) translate (13.4364791224345cm 4.335cm)" svg:viewBox="0 0 1900 324" svg:d="M1900 324c-1769 0-1900-324-1900-324">
          <text:p/>
        </draw:path>
        <draw:frame draw:style-name="gr31" draw:text-style-name="P6" draw:layer="layout" svg:width="0.682cm" svg:height="0.603cm" svg:x="12.403cm" svg:y="4.235cm">
          <draw:text-box>
            <text:p text:style-name="P5"><text:span text:style-name="T3">2</text:span></text:p>
          </draw:text-box>
        </draw:frame>
        <draw:custom-shape draw:style-name="gr25" draw:text-style-name="P4" draw:layer="layout" svg:width="0.737cm" svg:height="0.737cm" svg:x="13.335cm" svg:y="3.705cm">
          <text:p text:style-name="P2"><text:span text:style-name="T2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" draw:text-style-name="P1" draw:layer="layout" svg:x1="5.302cm" svg:y1="2.01cm" svg:x2="4.042cm" svg:y2="3.478cm">
          <text:p/>
        </draw:line>
        <draw:line draw:style-name="gr4" draw:text-style-name="P1" draw:layer="layout" svg:x1="5.72cm" svg:y1="1.646cm" svg:x2="7.409cm" svg:y2="1.646cm">
          <text:p/>
        </draw:line>
        <draw:line draw:style-name="gr1" draw:text-style-name="P1" draw:layer="layout" svg:x1="7.827cm" svg:y1="5.337cm" svg:x2="7.831cm" svg:y2="1.983cm">
          <text:p/>
        </draw:line>
        <draw:frame draw:style-name="gr21" draw:text-style-name="P6" draw:layer="layout" svg:width="0.663cm" svg:height="0.603cm" svg:x="7.791cm" svg:y="3.277cm">
          <draw:text-box>
            <text:p text:style-name="P5"><text:span text:style-name="T3">2</text:span></text:p>
          </draw:text-box>
        </draw:frame>
        <draw:frame draw:style-name="gr21" draw:text-style-name="P6" draw:layer="layout" svg:width="0.663cm" svg:height="0.603cm" svg:x="4.373cm" svg:y="2.754cm">
          <draw:text-box>
            <text:p text:style-name="P5"><text:span text:style-name="T3">2</text:span></text:p>
          </draw:text-box>
        </draw:frame>
        <draw:frame draw:style-name="gr21" draw:text-style-name="P6" draw:layer="layout" svg:width="0.663cm" svg:height="0.603cm" svg:x="6.22cm" svg:y="1.113cm">
          <draw:text-box>
            <text:p text:style-name="P5"><text:span text:style-name="T3">2</text:span></text:p>
          </draw:text-box>
        </draw:frame>
        <draw:custom-shape draw:style-name="gr25" draw:text-style-name="P4" draw:layer="layout" svg:width="0.737cm" svg:height="0.737cm" svg:x="5.216cm" svg:y="1.277cm">
          <text:p text:style-name="P2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3.535cm" svg:y="3.304cm">
          <text:p text:style-name="P2"><text:span text:style-name="T2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ath draw:style-name="gr30" draw:text-style-name="P7" draw:layer="layout" svg:width="1.334cm" svg:height="0.529cm" draw:transform="rotate (0.451865743341332) translate (15.778cm 2.052cm)" svg:viewBox="0 0 1335 530" svg:d="M0 0c831 0 1335 530 1335 530">
          <text:p/>
        </draw:path>
        <draw:path draw:style-name="gr29" draw:text-style-name="P7" draw:layer="layout" svg:width="1.304cm" svg:height="0.476cm" draw:transform="skewX (-0.103148958792865) rotate (-2.73772346467831) translate (17.2530000035763cm 2.15900000643848cm)" svg:viewBox="0 0 1305 477" svg:d="M0 0c814 0 1305 477 1305 477">
          <text:p/>
        </draw:path>
        <draw:frame draw:style-name="gr21" draw:text-style-name="P6" draw:layer="layout" svg:width="0.663cm" svg:height="0.603cm" svg:x="16.205cm" svg:y="2.284cm">
          <draw:text-box>
            <text:p text:style-name="P5"><text:span text:style-name="T3">2</text:span></text:p>
          </draw:text-box>
        </draw:frame>
        <draw:path draw:style-name="gr29" draw:text-style-name="P7" draw:layer="layout" svg:width="2.941cm" svg:height="1.092cm" draw:transform="skewX (0.22462387473167) rotate (-1.87343641909071) translate (18.7137803769787cm 3.04407002637806cm)" svg:viewBox="0 0 2942 1093" svg:d="M2942 0c-2705-3-2942 1093-2942 1093">
          <text:p/>
        </draw:path>
        <draw:frame draw:style-name="gr21" draw:text-style-name="P6" draw:layer="layout" svg:width="0.663cm" svg:height="0.603cm" svg:x="18.172cm" svg:y="2.845cm">
          <draw:text-box>
            <text:p text:style-name="P5"><text:span text:style-name="T3">2</text:span></text:p>
          </draw:text-box>
        </draw:frame>
        <draw:frame draw:style-name="gr21" draw:text-style-name="P6" draw:layer="layout" svg:width="0.663cm" svg:height="0.603cm" svg:x="13.401cm" svg:y="6.145cm">
          <draw:text-box>
            <text:p text:style-name="P5"><text:span text:style-name="T3">1</text:span></text:p>
          </draw:text-box>
        </draw:frame>
      </draw:page>
      <draw:page draw:name="page9" draw:style-name="dp1" draw:master-page-name="Default">
        <draw:line draw:style-name="gr1" draw:text-style-name="P1" draw:layer="layout" svg:x1="5.321cm" svg:y1="5.457cm" svg:x2="3.907cm" svg:y2="3.719cm">
          <text:p/>
        </draw:line>
        <draw:line draw:style-name="gr24" draw:text-style-name="P1" draw:layer="layout" svg:x1="2.331cm" svg:y1="5.349cm" svg:x2="2.396cm" svg:y2="1.871cm">
          <text:p/>
        </draw:line>
        <draw:custom-shape draw:style-name="gr25" draw:text-style-name="P3" draw:layer="layout" svg:width="0.737cm" svg:height="0.737cm" svg:x="7.467cm" svg:y="5.435cm">
          <text:p text:style-name="P2"><text:span text:style-name="T1">G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1" draw:layer="layout" svg:x1="2.398cm" svg:y1="5.659cm" svg:x2="3.691cm" svg:y2="4.002cm">
          <text:p/>
        </draw:line>
        <draw:line draw:style-name="gr4" draw:text-style-name="P1" draw:layer="layout" svg:x1="5.685cm" svg:y1="5.81cm" svg:x2="7.436cm" svg:y2="5.797cm">
          <text:p/>
        </draw:line>
        <draw:custom-shape draw:style-name="gr26" draw:text-style-name="P4" draw:layer="layout" svg:width="0.737cm" svg:height="0.737cm" svg:x="7.467cm" svg:y="1.277cm">
          <text:p text:style-name="P2"><text:span text:style-name="T2">F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1.92cm" svg:y="5.435cm">
          <text:p text:style-name="P2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5.216cm" svg:y="5.435cm">
          <text:p text:style-name="P2"><text:span text:style-name="T2">E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1" draw:text-style-name="P6" draw:layer="layout" svg:width="0.663cm" svg:height="0.603cm" svg:x="6.229cm" svg:y="5.715cm">
          <draw:text-box>
            <text:p text:style-name="P5"><text:span text:style-name="T3">1</text:span></text:p>
          </draw:text-box>
        </draw:frame>
        <draw:frame draw:style-name="gr21" draw:text-style-name="P6" draw:layer="layout" svg:width="0.663cm" svg:height="0.603cm" svg:x="1.789cm" svg:y="3.16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2.584cm" svg:y="4.265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4.013cm" svg:y="4.373cm">
          <draw:text-box>
            <text:p text:style-name="P5"><text:span text:style-name="T3">1</text:span></text:p>
          </draw:text-box>
        </draw:frame>
        <draw:line draw:style-name="gr24" draw:text-style-name="P1" draw:layer="layout" svg:x1="12.131cm" svg:y1="5.75cm" svg:x2="12.196cm" svg:y2="2.272cm">
          <text:p/>
        </draw:line>
        <draw:line draw:style-name="gr1" draw:text-style-name="P1" draw:layer="layout" svg:x1="14.003cm" svg:y1="3.714cm" svg:x2="15.414cm" svg:y2="2.025cm">
          <text:p/>
        </draw:line>
        <draw:line draw:style-name="gr32" draw:text-style-name="P1" draw:layer="layout" svg:x1="12.699cm" svg:y1="2.074cm" svg:x2="15.307cm" svg:y2="2.052cm">
          <text:p/>
        </draw:line>
        <draw:line draw:style-name="gr3" draw:text-style-name="P1" draw:layer="layout" svg:x1="15.387cm" svg:y1="2.019cm" svg:x2="15.404cm" svg:y2="5.737cm">
          <text:p/>
        </draw:line>
        <draw:line draw:style-name="gr4" draw:text-style-name="P1" draw:layer="layout" svg:x1="17.616cm" svg:y1="6.215cm" svg:x2="15.821cm" svg:y2="6.236cm">
          <text:p/>
        </draw:line>
        <draw:line draw:style-name="gr1" draw:text-style-name="P1" draw:layer="layout" svg:x1="12.494cm" svg:y1="6.213cm" svg:x2="15.376cm" svg:y2="6.195cm">
          <text:p/>
        </draw:line>
        <draw:line draw:style-name="gr33" draw:text-style-name="P1" draw:layer="layout" svg:x1="17.64cm" svg:y1="5.737cm" svg:x2="17.644cm" svg:y2="2.383cm">
          <text:p/>
        </draw:line>
        <draw:frame draw:style-name="gr21" draw:text-style-name="P6" draw:layer="layout" svg:width="0.663cm" svg:height="0.603cm" svg:x="17.091cm" svg:y="3.784cm">
          <draw:text-box>
            <text:p text:style-name="P5"><text:span text:style-name="T3">4</text:span></text:p>
          </draw:text-box>
        </draw:frame>
        <draw:line draw:style-name="gr1" draw:text-style-name="P1" draw:layer="layout" svg:x1="12.508cm" svg:y1="2.208cm" svg:x2="13.545cm" svg:y2="3.851cm">
          <text:p/>
        </draw:line>
        <draw:custom-shape draw:style-name="gr25" draw:text-style-name="P3" draw:layer="layout" svg:width="0.737cm" svg:height="0.737cm" svg:x="11.855cm" svg:y="1.678cm">
          <text:p text:style-name="P2"><text:span text:style-name="T1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15.016cm" svg:y="1.678cm">
          <text:p text:style-name="P2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6" draw:text-style-name="P4" draw:layer="layout" svg:width="0.737cm" svg:height="0.737cm" svg:x="17.267cm" svg:y="1.678cm">
          <text:p text:style-name="P2"><text:span text:style-name="T2">F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11.72cm" svg:y="5.836cm">
          <text:p text:style-name="P2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1" draw:text-style-name="P6" draw:layer="layout" svg:width="0.663cm" svg:height="0.603cm" svg:x="16.285cm" svg:y="6.116cm">
          <draw:text-box>
            <text:p text:style-name="P5"><text:span text:style-name="T3">1</text:span></text:p>
          </draw:text-box>
        </draw:frame>
        <draw:frame draw:style-name="gr21" draw:text-style-name="P6" draw:layer="layout" svg:width="0.663cm" svg:height="0.603cm" svg:x="13.745cm" svg:y="5.153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14.186cm" svg:y="3.154cm">
          <draw:text-box>
            <text:p text:style-name="P5"><text:span text:style-name="T3">2</text:span></text:p>
          </draw:text-box>
        </draw:frame>
        <draw:frame draw:style-name="gr21" draw:text-style-name="P6" draw:layer="layout" svg:width="0.663cm" svg:height="0.603cm" svg:x="13.311cm" svg:y="1.485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16.033cm" svg:y="1.342cm">
          <draw:text-box>
            <text:p text:style-name="P5"><text:span text:style-name="T3">1</text:span></text:p>
          </draw:text-box>
        </draw:frame>
        <draw:frame draw:style-name="gr21" draw:text-style-name="P6" draw:layer="layout" svg:width="0.663cm" svg:height="0.603cm" svg:x="12.881cm" svg:y="2.59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12.102cm" svg:y="3.561cm">
          <draw:text-box>
            <text:p text:style-name="P5"><text:span text:style-name="T3">2</text:span></text:p>
          </draw:text-box>
        </draw:frame>
        <draw:frame draw:style-name="gr21" draw:text-style-name="P6" draw:layer="layout" svg:width="0.663cm" svg:height="0.603cm" svg:x="15.295cm" svg:y="3.549cm">
          <draw:text-box>
            <text:p text:style-name="P5"><text:span text:style-name="T3">2</text:span></text:p>
          </draw:text-box>
        </draw:frame>
        <draw:path draw:style-name="gr22" draw:text-style-name="P7" draw:layer="layout" svg:width="3.134cm" svg:height="1.479cm" draw:transform="rotate (1.97466551570638) translate (11.8649999983574cm 5.85200000070197cm)" svg:viewBox="0 0 3135 1480" svg:d="M0 0c2883 0 3135 1480 3135 1480">
          <text:p/>
        </draw:path>
        <draw:frame draw:style-name="gr21" draw:text-style-name="P6" draw:layer="layout" svg:width="0.663cm" svg:height="0.603cm" svg:x="10.625cm" svg:y="3.507cm">
          <draw:text-box>
            <text:p text:style-name="P5"><text:span text:style-name="T3">3</text:span></text:p>
          </draw:text-box>
        </draw:frame>
        <draw:path draw:style-name="gr22" draw:text-style-name="P7" draw:layer="layout" svg:width="1.817cm" svg:height="0.773cm" draw:transform="rotate (-1.34879044594122) translate (14.6297061810995cm 4.16364277315023cm)" svg:viewBox="0 0 1818 774" svg:d="M0 774c1358 0 1818-774 1818-774">
          <text:p/>
        </draw:path>
        <draw:path draw:style-name="gr22" draw:text-style-name="P7" draw:layer="layout" svg:width="1.888cm" svg:height="0.316cm" draw:transform="rotate (2.02370926768742) translate (14.8727373705582cm 6.03282385481836cm)" svg:viewBox="0 0 1889 317" svg:d="M0 317c1759 0 1889-317 1889-317">
          <text:p/>
        </draw:path>
        <draw:frame draw:style-name="gr21" draw:text-style-name="P6" draw:layer="layout" svg:width="0.663cm" svg:height="0.603cm" svg:x="14.388cm" svg:y="4.234cm">
          <draw:text-box>
            <text:p text:style-name="P5"><text:span text:style-name="T3">1</text:span></text:p>
          </draw:text-box>
        </draw:frame>
        <draw:custom-shape draw:style-name="gr25" draw:text-style-name="P4" draw:layer="layout" svg:width="0.737cm" svg:height="0.737cm" svg:x="15.016cm" svg:y="5.836cm">
          <text:p text:style-name="P2"><text:span text:style-name="T2">E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3" draw:layer="layout" svg:width="0.737cm" svg:height="0.737cm" svg:x="17.267cm" svg:y="5.836cm">
          <text:p text:style-name="P2"><text:span text:style-name="T1">G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31" draw:text-style-name="P6" draw:layer="layout" svg:width="0.682cm" svg:height="0.603cm" svg:x="13.064cm" svg:y="5.154cm">
          <draw:text-box>
            <text:p text:style-name="P5"><text:span text:style-name="T3">3</text:span></text:p>
          </draw:text-box>
        </draw:frame>
        <draw:path draw:style-name="gr22" draw:text-style-name="P7" draw:layer="layout" svg:width="1.819cm" svg:height="0.794cm" draw:transform="skewX (-0.0115191730631626) rotate (1.34320539233484) translate (12.4246234961076cm 5.938cm)" svg:viewBox="0 0 1820 795" svg:d="M1820 795c-1360 0-1820-795-1820-795">
          <text:p/>
        </draw:path>
        <draw:path draw:style-name="gr22" draw:text-style-name="P7" draw:layer="layout" svg:width="1.899cm" svg:height="0.323cm" draw:transform="skewX (-0.0219911485751286) rotate (-2.03522844075059) translate (13.4364791224345cm 4.335cm)" svg:viewBox="0 0 1900 324" svg:d="M1900 324c-1769 0-1900-324-1900-324">
          <text:p/>
        </draw:path>
        <draw:frame draw:style-name="gr31" draw:text-style-name="P6" draw:layer="layout" svg:width="0.682cm" svg:height="0.603cm" svg:x="12.403cm" svg:y="4.235cm">
          <draw:text-box>
            <text:p text:style-name="P5"><text:span text:style-name="T3">2</text:span></text:p>
          </draw:text-box>
        </draw:frame>
        <draw:custom-shape draw:style-name="gr25" draw:text-style-name="P4" draw:layer="layout" svg:width="0.737cm" svg:height="0.737cm" svg:x="13.335cm" svg:y="3.705cm">
          <text:p text:style-name="P2"><text:span text:style-name="T2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" draw:text-style-name="P1" draw:layer="layout" svg:x1="5.302cm" svg:y1="2.01cm" svg:x2="4.042cm" svg:y2="3.478cm">
          <text:p/>
        </draw:line>
        <draw:line draw:style-name="gr4" draw:text-style-name="P1" draw:layer="layout" svg:x1="5.72cm" svg:y1="1.646cm" svg:x2="7.409cm" svg:y2="1.646cm">
          <text:p/>
        </draw:line>
        <draw:line draw:style-name="gr1" draw:text-style-name="P1" draw:layer="layout" svg:x1="7.827cm" svg:y1="5.337cm" svg:x2="7.831cm" svg:y2="1.983cm">
          <text:p/>
        </draw:line>
        <draw:frame draw:style-name="gr21" draw:text-style-name="P6" draw:layer="layout" svg:width="0.663cm" svg:height="0.603cm" svg:x="7.791cm" svg:y="3.277cm">
          <draw:text-box>
            <text:p text:style-name="P5"><text:span text:style-name="T3">5</text:span></text:p>
          </draw:text-box>
        </draw:frame>
        <draw:frame draw:style-name="gr21" draw:text-style-name="P6" draw:layer="layout" svg:width="0.663cm" svg:height="0.603cm" svg:x="4.373cm" svg:y="2.754cm">
          <draw:text-box>
            <text:p text:style-name="P5"><text:span text:style-name="T3">2</text:span></text:p>
          </draw:text-box>
        </draw:frame>
        <draw:frame draw:style-name="gr21" draw:text-style-name="P6" draw:layer="layout" svg:width="0.663cm" svg:height="0.603cm" svg:x="6.22cm" svg:y="1.113cm">
          <draw:text-box>
            <text:p text:style-name="P5"><text:span text:style-name="T3">5</text:span></text:p>
          </draw:text-box>
        </draw:frame>
        <draw:custom-shape draw:style-name="gr25" draw:text-style-name="P4" draw:layer="layout" svg:width="0.737cm" svg:height="0.737cm" svg:x="5.216cm" svg:y="1.277cm">
          <text:p text:style-name="P2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3.535cm" svg:y="3.304cm">
          <text:p text:style-name="P2"><text:span text:style-name="T2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ath draw:style-name="gr30" draw:text-style-name="P7" draw:layer="layout" svg:width="1.334cm" svg:height="0.529cm" draw:transform="rotate (0.451865743341332) translate (15.778cm 2.052cm)" svg:viewBox="0 0 1335 530" svg:d="M0 0c831 0 1335 530 1335 530">
          <text:p/>
        </draw:path>
        <draw:path draw:style-name="gr29" draw:text-style-name="P7" draw:layer="layout" svg:width="1.304cm" svg:height="0.476cm" draw:transform="skewX (-0.103148958792865) rotate (-2.73772346467831) translate (17.2530000035763cm 2.15900000643848cm)" svg:viewBox="0 0 1305 477" svg:d="M0 0c814 0 1305 477 1305 477">
          <text:p/>
        </draw:path>
        <draw:frame draw:style-name="gr21" draw:text-style-name="P6" draw:layer="layout" svg:width="0.663cm" svg:height="0.603cm" svg:x="16.205cm" svg:y="2.284cm">
          <draw:text-box>
            <text:p text:style-name="P5"><text:span text:style-name="T3">5</text:span></text:p>
          </draw:text-box>
        </draw:frame>
        <draw:path draw:style-name="gr29" draw:text-style-name="P7" draw:layer="layout" svg:width="2.941cm" svg:height="1.092cm" draw:transform="skewX (0.22462387473167) rotate (-1.87343641909071) translate (18.7137803769787cm 3.04407002637806cm)" svg:viewBox="0 0 2942 1093" svg:d="M2942 0c-2705-3-2942 1093-2942 1093">
          <text:p/>
        </draw:path>
        <draw:frame draw:style-name="gr21" draw:text-style-name="P6" draw:layer="layout" svg:width="0.663cm" svg:height="0.603cm" svg:x="18.172cm" svg:y="2.845cm">
          <draw:text-box>
            <text:p text:style-name="P5"><text:span text:style-name="T3">5</text:span></text:p>
          </draw:text-box>
        </draw:frame>
        <draw:line draw:style-name="gr24" draw:text-style-name="P1" draw:layer="layout" svg:x1="5.11cm" svg:y1="1.689cm" svg:x2="2.502cm" svg:y2="1.668cm">
          <text:p/>
        </draw:line>
        <draw:custom-shape draw:style-name="gr25" draw:text-style-name="P3" draw:layer="layout" svg:width="0.737cm" svg:height="0.737cm" svg:x="2.055cm" svg:y="1.277cm">
          <text:p text:style-name="P2"><text:span text:style-name="T1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1" draw:text-style-name="P6" draw:layer="layout" svg:width="0.663cm" svg:height="0.603cm" svg:x="3.356cm" svg:y="1.135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13.358cm" svg:y="6.231cm">
          <draw:text-box>
            <text:p text:style-name="P5"><text:span text:style-name="T3">1</text:span></text:p>
          </draw:text-box>
        </draw:frame>
      </draw:page>
      <draw:page draw:name="page10" draw:style-name="dp1" draw:master-page-name="Default">
        <draw:custom-shape draw:style-name="gr25" draw:text-style-name="P3" draw:layer="layout" svg:width="0.737cm" svg:height="0.737cm" svg:x="7.467cm" svg:y="5.635cm">
          <text:p text:style-name="P2"><text:span text:style-name="T1">G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1.92cm" svg:y="5.635cm">
          <text:p text:style-name="P2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3.535cm" svg:y="3.504cm">
          <text:p text:style-name="P2"><text:span text:style-name="T2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5.216cm" svg:y="5.635cm">
          <text:p text:style-name="P2"><text:span text:style-name="T2">E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" draw:text-style-name="P1" draw:layer="layout" svg:x1="15.254cm" svg:y1="2.196cm" svg:x2="13.855cm" svg:y2="3.778cm">
          <text:p/>
        </draw:line>
        <draw:line draw:style-name="gr3" draw:text-style-name="P1" draw:layer="layout" svg:x1="15.387cm" svg:y1="1.919cm" svg:x2="15.404cm" svg:y2="5.637cm">
          <text:p/>
        </draw:line>
        <draw:line draw:style-name="gr1" draw:text-style-name="P1" draw:layer="layout" svg:x1="12.508cm" svg:y1="2.108cm" svg:x2="13.545cm" svg:y2="3.751cm">
          <text:p/>
        </draw:line>
        <draw:frame draw:style-name="gr21" draw:text-style-name="P6" draw:layer="layout" svg:width="0.663cm" svg:height="0.603cm" svg:x="14.186cm" svg:y="3.054cm">
          <draw:text-box>
            <text:p text:style-name="P5"><text:span text:style-name="T3">2</text:span></text:p>
          </draw:text-box>
        </draw:frame>
        <draw:frame draw:style-name="gr21" draw:text-style-name="P6" draw:layer="layout" svg:width="0.663cm" svg:height="0.603cm" svg:x="12.881cm" svg:y="2.49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15.295cm" svg:y="3.449cm">
          <draw:text-box>
            <text:p text:style-name="P5"><text:span text:style-name="T3">2</text:span></text:p>
          </draw:text-box>
        </draw:frame>
        <draw:custom-shape draw:style-name="gr25" draw:text-style-name="P3" draw:layer="layout" svg:width="0.737cm" svg:height="0.737cm" svg:x="17.267cm" svg:y="5.736cm">
          <text:p text:style-name="P2"><text:span text:style-name="T1">G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1" draw:layer="layout" svg:x1="5.721cm" svg:y1="1.839cm" svg:x2="7.41cm" svg:y2="1.839cm">
          <text:p/>
        </draw:line>
        <draw:line draw:style-name="gr1" draw:text-style-name="P1" draw:layer="layout" svg:x1="5.161cm" svg:y1="1.837cm" svg:x2="2.718cm" svg:y2="1.842cm">
          <text:p/>
        </draw:line>
        <draw:line draw:style-name="gr1" draw:text-style-name="P1" draw:layer="layout" svg:x1="7.828cm" svg:y1="5.53cm" svg:x2="7.832cm" svg:y2="2.176cm">
          <text:p/>
        </draw:line>
        <draw:frame draw:style-name="gr21" draw:text-style-name="P6" draw:layer="layout" svg:width="0.663cm" svg:height="0.603cm" svg:x="7.792cm" svg:y="3.47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3.499cm" svg:y="1.278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6.221cm" svg:y="1.306cm">
          <draw:text-box>
            <text:p text:style-name="P5"><text:span text:style-name="T3">3</text:span></text:p>
          </draw:text-box>
        </draw:frame>
        <draw:custom-shape draw:style-name="gr25" draw:text-style-name="P4" draw:layer="layout" svg:width="0.737cm" svg:height="0.737cm" svg:x="5.216cm" svg:y="1.477cm">
          <text:p text:style-name="P2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2" draw:text-style-name="P1" draw:layer="layout" svg:x1="12.721cm" svg:y1="1.968cm" svg:x2="15.329cm" svg:y2="1.946cm">
          <text:p/>
        </draw:line>
        <draw:line draw:style-name="gr33" draw:text-style-name="P1" draw:layer="layout" svg:x1="17.662cm" svg:y1="5.631cm" svg:x2="17.666cm" svg:y2="2.277cm">
          <text:p/>
        </draw:line>
        <draw:frame draw:style-name="gr21" draw:text-style-name="P6" draw:layer="layout" svg:width="0.663cm" svg:height="0.603cm" svg:x="17.113cm" svg:y="3.678cm">
          <draw:text-box>
            <text:p text:style-name="P5"><text:span text:style-name="T3">6</text:span></text:p>
          </draw:text-box>
        </draw:frame>
        <draw:frame draw:style-name="gr21" draw:text-style-name="P6" draw:layer="layout" svg:width="0.663cm" svg:height="0.603cm" svg:x="13.333cm" svg:y="1.379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16.055cm" svg:y="1.236cm">
          <draw:text-box>
            <text:p text:style-name="P5"><text:span text:style-name="T3">3</text:span></text:p>
          </draw:text-box>
        </draw:frame>
        <draw:path draw:style-name="gr30" draw:text-style-name="P7" draw:layer="layout" svg:width="1.334cm" svg:height="0.529cm" draw:transform="rotate (0.451865743341332) translate (15.8cm 1.946cm)" svg:viewBox="0 0 1335 530" svg:d="M0 0c831 0 1335 530 1335 530">
          <text:p/>
        </draw:path>
        <draw:path draw:style-name="gr29" draw:text-style-name="P7" draw:layer="layout" svg:width="1.304cm" svg:height="0.476cm" draw:transform="skewX (-0.103148958792865) rotate (-2.73772346467831) translate (17.2750000035763cm 2.05300000643849cm)" svg:viewBox="0 0 1305 477" svg:d="M0 0c814 0 1305 477 1305 477">
          <text:p/>
        </draw:path>
        <draw:frame draw:style-name="gr21" draw:text-style-name="P6" draw:layer="layout" svg:width="0.663cm" svg:height="0.603cm" svg:x="16.227cm" svg:y="2.178cm">
          <draw:text-box>
            <text:p text:style-name="P5"><text:span text:style-name="T3">3</text:span></text:p>
          </draw:text-box>
        </draw:frame>
        <draw:path draw:style-name="gr29" draw:text-style-name="P7" draw:layer="layout" svg:width="2.941cm" svg:height="1.092cm" draw:transform="skewX (0.22462387473167) rotate (-1.87343641909071) translate (18.7357803769787cm 2.93807002637806cm)" svg:viewBox="0 0 2942 1093" svg:d="M2942 0c-2705-3-2942 1093-2942 1093">
          <text:p/>
        </draw:path>
        <draw:frame draw:style-name="gr21" draw:text-style-name="P6" draw:layer="layout" svg:width="0.663cm" svg:height="0.603cm" svg:x="18.194cm" svg:y="2.739cm">
          <draw:text-box>
            <text:p text:style-name="P5"><text:span text:style-name="T3">3</text:span></text:p>
          </draw:text-box>
        </draw:frame>
        <draw:custom-shape draw:style-name="gr25" draw:text-style-name="P4" draw:layer="layout" svg:width="0.737cm" svg:height="0.737cm" svg:x="15.016cm" svg:y="1.578cm">
          <text:p text:style-name="P2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" draw:text-style-name="P1" draw:layer="layout" svg:x1="15.135cm" svg:y1="5.757cm" svg:x2="13.721cm" svg:y2="4.019cm">
          <text:p/>
        </draw:line>
        <draw:line draw:style-name="gr24" draw:text-style-name="P1" draw:layer="layout" svg:x1="12.145cm" svg:y1="5.649cm" svg:x2="12.21cm" svg:y2="2.171cm">
          <text:p/>
        </draw:line>
        <draw:line draw:style-name="gr4" draw:text-style-name="P1" draw:layer="layout" svg:x1="12.212cm" svg:y1="5.959cm" svg:x2="13.505cm" svg:y2="4.302cm">
          <text:p/>
        </draw:line>
        <draw:line draw:style-name="gr4" draw:text-style-name="P1" draw:layer="layout" svg:x1="15.499cm" svg:y1="6.11cm" svg:x2="17.25cm" svg:y2="6.097cm">
          <text:p/>
        </draw:line>
        <draw:line draw:style-name="gr1" draw:text-style-name="P1" draw:layer="layout" svg:x1="12.508cm" svg:y1="6.112cm" svg:x2="15.39cm" svg:y2="6.094cm">
          <text:p/>
        </draw:line>
        <draw:frame draw:style-name="gr21" draw:text-style-name="P6" draw:layer="layout" svg:width="0.663cm" svg:height="0.603cm" svg:x="16.043cm" svg:y="6.015cm">
          <draw:text-box>
            <text:p text:style-name="P5"><text:span text:style-name="T3">1</text:span></text:p>
          </draw:text-box>
        </draw:frame>
        <draw:frame draw:style-name="gr21" draw:text-style-name="P6" draw:layer="layout" svg:width="0.663cm" svg:height="0.603cm" svg:x="13.566cm" svg:y="6.056cm">
          <draw:text-box>
            <text:p text:style-name="P5"><text:span text:style-name="T3">1</text:span></text:p>
          </draw:text-box>
        </draw:frame>
        <draw:frame draw:style-name="gr21" draw:text-style-name="P6" draw:layer="layout" svg:width="0.663cm" svg:height="0.603cm" svg:x="11.603cm" svg:y="3.46cm">
          <draw:text-box>
            <text:p text:style-name="P5"><text:span text:style-name="T3">5</text:span></text:p>
          </draw:text-box>
        </draw:frame>
        <draw:frame draw:style-name="gr21" draw:text-style-name="P6" draw:layer="layout" svg:width="0.663cm" svg:height="0.603cm" svg:x="12.398cm" svg:y="4.565cm">
          <draw:text-box>
            <text:p text:style-name="P5"><text:span text:style-name="T3">5</text:span></text:p>
          </draw:text-box>
        </draw:frame>
        <draw:frame draw:style-name="gr21" draw:text-style-name="P6" draw:layer="layout" svg:width="0.663cm" svg:height="0.603cm" svg:x="13.827cm" svg:y="4.673cm">
          <draw:text-box>
            <text:p text:style-name="P5"><text:span text:style-name="T3">4</text:span></text:p>
          </draw:text-box>
        </draw:frame>
        <draw:custom-shape draw:style-name="gr25" draw:text-style-name="P4" draw:layer="layout" svg:width="0.737cm" svg:height="0.737cm" svg:x="13.335cm" svg:y="3.605cm">
          <text:p text:style-name="P2"><text:span text:style-name="T2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11.72cm" svg:y="5.736cm">
          <text:p text:style-name="P2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15.016cm" svg:y="5.736cm">
          <text:p text:style-name="P2"><text:span text:style-name="T2">E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3" draw:layer="layout" svg:width="0.737cm" svg:height="0.737cm" svg:x="11.855cm" svg:y="1.578cm">
          <text:p text:style-name="P2"><text:span text:style-name="T1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6" draw:text-style-name="P4" draw:layer="layout" svg:width="0.737cm" svg:height="0.737cm" svg:x="17.267cm" svg:y="1.578cm">
          <text:p text:style-name="P2"><text:span text:style-name="T2">F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3" draw:layer="layout" svg:width="0.737cm" svg:height="0.737cm" svg:x="2.055cm" svg:y="1.477cm">
          <text:p text:style-name="P2"><text:span text:style-name="T1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6" draw:text-style-name="P4" draw:layer="layout" svg:width="0.737cm" svg:height="0.737cm" svg:x="7.467cm" svg:y="1.477cm">
          <text:p text:style-name="P2"><text:span text:style-name="T2">F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</draw:page>
      <draw:page draw:name="page11" draw:style-name="dp1" draw:master-page-name="Default">
        <draw:custom-shape draw:style-name="gr25" draw:text-style-name="P3" draw:layer="layout" svg:width="0.737cm" svg:height="0.737cm" svg:x="7.467cm" svg:y="5.635cm">
          <text:p text:style-name="P2"><text:span text:style-name="T1">G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5.216cm" svg:y="5.635cm">
          <text:p text:style-name="P2"><text:span text:style-name="T2">E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text-style-name="P1" draw:layer="layout" svg:x1="15.387cm" svg:y1="1.919cm" svg:x2="15.404cm" svg:y2="5.637cm">
          <text:p/>
        </draw:line>
        <draw:line draw:style-name="gr1" draw:text-style-name="P1" draw:layer="layout" svg:x1="12.508cm" svg:y1="2.108cm" svg:x2="13.545cm" svg:y2="3.751cm">
          <text:p/>
        </draw:line>
        <draw:frame draw:style-name="gr21" draw:text-style-name="P6" draw:layer="layout" svg:width="0.663cm" svg:height="0.603cm" svg:x="12.881cm" svg:y="2.49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15.295cm" svg:y="3.449cm">
          <draw:text-box>
            <text:p text:style-name="P5"><text:span text:style-name="T3">2</text:span></text:p>
          </draw:text-box>
        </draw:frame>
        <draw:custom-shape draw:style-name="gr25" draw:text-style-name="P3" draw:layer="layout" svg:width="0.737cm" svg:height="0.737cm" svg:x="17.267cm" svg:y="5.736cm">
          <text:p text:style-name="P2"><text:span text:style-name="T1">G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1" draw:layer="layout" svg:x1="5.721cm" svg:y1="1.839cm" svg:x2="7.41cm" svg:y2="1.839cm">
          <text:p/>
        </draw:line>
        <draw:line draw:style-name="gr1" draw:text-style-name="P1" draw:layer="layout" svg:x1="5.161cm" svg:y1="1.837cm" svg:x2="2.718cm" svg:y2="1.842cm">
          <text:p/>
        </draw:line>
        <draw:line draw:style-name="gr1" draw:text-style-name="P1" draw:layer="layout" svg:x1="7.828cm" svg:y1="5.53cm" svg:x2="7.832cm" svg:y2="2.176cm">
          <text:p/>
        </draw:line>
        <draw:frame draw:style-name="gr21" draw:text-style-name="P6" draw:layer="layout" svg:width="0.663cm" svg:height="0.603cm" svg:x="7.792cm" svg:y="3.47cm">
          <draw:text-box>
            <text:p text:style-name="P5"><text:span text:style-name="T3">5</text:span></text:p>
          </draw:text-box>
        </draw:frame>
        <draw:frame draw:style-name="gr21" draw:text-style-name="P6" draw:layer="layout" svg:width="0.663cm" svg:height="0.603cm" svg:x="3.499cm" svg:y="1.278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6.221cm" svg:y="1.306cm">
          <draw:text-box>
            <text:p text:style-name="P5"><text:span text:style-name="T3">5</text:span></text:p>
          </draw:text-box>
        </draw:frame>
        <draw:custom-shape draw:style-name="gr25" draw:text-style-name="P4" draw:layer="layout" svg:width="0.737cm" svg:height="0.737cm" svg:x="5.216cm" svg:y="1.477cm">
          <text:p text:style-name="P2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" draw:text-style-name="P1" draw:layer="layout" svg:x1="12.721cm" svg:y1="1.968cm" svg:x2="15.329cm" svg:y2="1.946cm">
          <text:p/>
        </draw:line>
        <draw:line draw:style-name="gr33" draw:text-style-name="P1" draw:layer="layout" svg:x1="17.662cm" svg:y1="5.631cm" svg:x2="17.666cm" svg:y2="2.277cm">
          <text:p/>
        </draw:line>
        <draw:frame draw:style-name="gr21" draw:text-style-name="P6" draw:layer="layout" svg:width="0.663cm" svg:height="0.603cm" svg:x="17.113cm" svg:y="3.678cm">
          <draw:text-box>
            <text:p text:style-name="P5"><text:span text:style-name="T3">4</text:span></text:p>
          </draw:text-box>
        </draw:frame>
        <draw:frame draw:style-name="gr21" draw:text-style-name="P6" draw:layer="layout" svg:width="0.663cm" svg:height="0.603cm" svg:x="13.333cm" svg:y="1.379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16.055cm" svg:y="1.236cm">
          <draw:text-box>
            <text:p text:style-name="P5"><text:span text:style-name="T3">1</text:span></text:p>
          </draw:text-box>
        </draw:frame>
        <draw:path draw:style-name="gr30" draw:text-style-name="P7" draw:layer="layout" svg:width="1.334cm" svg:height="0.529cm" draw:transform="rotate (0.451865743341332) translate (15.8cm 1.946cm)" svg:viewBox="0 0 1335 530" svg:d="M0 0c831 0 1335 530 1335 530">
          <text:p/>
        </draw:path>
        <draw:path draw:style-name="gr29" draw:text-style-name="P7" draw:layer="layout" svg:width="1.304cm" svg:height="0.476cm" draw:transform="skewX (-0.103148958792865) rotate (-2.73772346467831) translate (17.2750000035763cm 2.05300000643849cm)" svg:viewBox="0 0 1305 477" svg:d="M0 0c814 0 1305 477 1305 477">
          <text:p/>
        </draw:path>
        <draw:frame draw:style-name="gr21" draw:text-style-name="P6" draw:layer="layout" svg:width="0.663cm" svg:height="0.603cm" svg:x="16.227cm" svg:y="2.178cm">
          <draw:text-box>
            <text:p text:style-name="P5"><text:span text:style-name="T3">5</text:span></text:p>
          </draw:text-box>
        </draw:frame>
        <draw:path draw:style-name="gr29" draw:text-style-name="P7" draw:layer="layout" svg:width="2.941cm" svg:height="1.092cm" draw:transform="skewX (0.22462387473167) rotate (-1.87343641909071) translate (18.7357803769787cm 2.93807002637806cm)" svg:viewBox="0 0 2942 1093" svg:d="M2942 0c-2705-3-2942 1093-2942 1093">
          <text:p/>
        </draw:path>
        <draw:frame draw:style-name="gr21" draw:text-style-name="P6" draw:layer="layout" svg:width="0.663cm" svg:height="0.603cm" svg:x="18.194cm" svg:y="2.739cm">
          <draw:text-box>
            <text:p text:style-name="P5"><text:span text:style-name="T3">5</text:span></text:p>
          </draw:text-box>
        </draw:frame>
        <draw:line draw:style-name="gr1" draw:text-style-name="P1" draw:layer="layout" svg:x1="15.135cm" svg:y1="5.757cm" svg:x2="13.721cm" svg:y2="4.019cm">
          <text:p/>
        </draw:line>
        <draw:line draw:style-name="gr4" draw:text-style-name="P1" draw:layer="layout" svg:x1="15.499cm" svg:y1="6.11cm" svg:x2="17.25cm" svg:y2="6.097cm">
          <text:p/>
        </draw:line>
        <draw:line draw:style-name="gr1" draw:text-style-name="P1" draw:layer="layout" svg:x1="12.508cm" svg:y1="6.112cm" svg:x2="15.39cm" svg:y2="6.094cm">
          <text:p/>
        </draw:line>
        <draw:frame draw:style-name="gr21" draw:text-style-name="P6" draw:layer="layout" svg:width="0.663cm" svg:height="0.603cm" svg:x="16.043cm" svg:y="6.015cm">
          <draw:text-box>
            <text:p text:style-name="P5"><text:span text:style-name="T3">1</text:span></text:p>
          </draw:text-box>
        </draw:frame>
        <draw:frame draw:style-name="gr21" draw:text-style-name="P6" draw:layer="layout" svg:width="0.663cm" svg:height="0.603cm" svg:x="13.566cm" svg:y="6.056cm">
          <draw:text-box>
            <text:p text:style-name="P5"><text:span text:style-name="T3">1</text:span></text:p>
          </draw:text-box>
        </draw:frame>
        <draw:frame draw:style-name="gr21" draw:text-style-name="P6" draw:layer="layout" svg:width="0.663cm" svg:height="0.603cm" svg:x="13.827cm" svg:y="4.673cm">
          <draw:text-box>
            <text:p text:style-name="P5"><text:span text:style-name="T3">4</text:span></text:p>
          </draw:text-box>
        </draw:frame>
        <draw:custom-shape draw:style-name="gr25" draw:text-style-name="P4" draw:layer="layout" svg:width="0.737cm" svg:height="0.737cm" svg:x="11.72cm" svg:y="5.736cm">
          <text:p text:style-name="P2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15.016cm" svg:y="5.736cm">
          <text:p text:style-name="P2"><text:span text:style-name="T2">E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6" draw:text-style-name="P4" draw:layer="layout" svg:width="0.737cm" svg:height="0.737cm" svg:x="17.267cm" svg:y="1.578cm">
          <text:p text:style-name="P2"><text:span text:style-name="T2">F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6" draw:text-style-name="P4" draw:layer="layout" svg:width="0.737cm" svg:height="0.737cm" svg:x="7.467cm" svg:y="1.477cm">
          <text:p text:style-name="P2"><text:span text:style-name="T2">F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4" draw:text-style-name="P1" draw:layer="layout" svg:x1="2.331cm" svg:y1="5.562cm" svg:x2="2.396cm" svg:y2="2.084cm">
          <text:p/>
        </draw:line>
        <draw:line draw:style-name="gr4" draw:text-style-name="P1" draw:layer="layout" svg:x1="2.398cm" svg:y1="5.872cm" svg:x2="3.691cm" svg:y2="4.215cm">
          <text:p/>
        </draw:line>
        <draw:frame draw:style-name="gr21" draw:text-style-name="P6" draw:layer="layout" svg:width="0.663cm" svg:height="0.603cm" svg:x="1.789cm" svg:y="3.373cm">
          <draw:text-box>
            <text:p text:style-name="P5"><text:span text:style-name="T3">2</text:span></text:p>
          </draw:text-box>
        </draw:frame>
        <draw:frame draw:style-name="gr21" draw:text-style-name="P6" draw:layer="layout" svg:width="0.663cm" svg:height="0.603cm" svg:x="2.584cm" svg:y="4.478cm">
          <draw:text-box>
            <text:p text:style-name="P5"><text:span text:style-name="T3">2</text:span></text:p>
          </draw:text-box>
        </draw:frame>
        <draw:line draw:style-name="gr1" draw:text-style-name="P1" draw:layer="layout" svg:x1="5.302cm" svg:y1="2.223cm" svg:x2="4.042cm" svg:y2="3.691cm">
          <text:p/>
        </draw:line>
        <draw:frame draw:style-name="gr21" draw:text-style-name="P6" draw:layer="layout" svg:width="0.663cm" svg:height="0.603cm" svg:x="4.373cm" svg:y="2.967cm">
          <draw:text-box>
            <text:p text:style-name="P5"><text:span text:style-name="T3">2</text:span></text:p>
          </draw:text-box>
        </draw:frame>
        <draw:line draw:style-name="gr27" draw:text-style-name="P1" draw:layer="layout" svg:x1="12.132cm" svg:y1="5.639cm" svg:x2="12.197cm" svg:y2="2.161cm">
          <text:p/>
        </draw:line>
        <draw:line draw:style-name="gr32" draw:text-style-name="P1" draw:layer="layout" svg:x1="14.004cm" svg:y1="3.603cm" svg:x2="15.415cm" svg:y2="1.914cm">
          <text:p/>
        </draw:line>
        <draw:line draw:style-name="gr1" draw:text-style-name="P1" draw:layer="layout" svg:x1="12.509cm" svg:y1="2.097cm" svg:x2="13.546cm" svg:y2="3.74cm">
          <text:p/>
        </draw:line>
        <draw:frame draw:style-name="gr21" draw:text-style-name="P6" draw:layer="layout" svg:width="0.663cm" svg:height="0.603cm" svg:x="14.187cm" svg:y="3.043cm">
          <draw:text-box>
            <text:p text:style-name="P5"><text:span text:style-name="T3">2</text:span></text:p>
          </draw:text-box>
        </draw:frame>
        <draw:frame draw:style-name="gr21" draw:text-style-name="P6" draw:layer="layout" svg:width="0.663cm" svg:height="0.603cm" svg:x="12.103cm" svg:y="3.45cm">
          <draw:text-box>
            <text:p text:style-name="P5"><text:span text:style-name="T3">3</text:span></text:p>
          </draw:text-box>
        </draw:frame>
        <draw:path draw:style-name="gr29" draw:text-style-name="P7" draw:layer="layout" svg:width="3.134cm" svg:height="1.479cm" draw:transform="rotate (1.97466551570638) translate (11.8659999983574cm 5.74100000070197cm)" svg:viewBox="0 0 3135 1480" svg:d="M0 0c2883 0 3135 1480 3135 1480">
          <text:p/>
        </draw:path>
        <draw:frame draw:style-name="gr21" draw:text-style-name="P6" draw:layer="layout" svg:width="0.663cm" svg:height="0.603cm" svg:x="10.626cm" svg:y="3.396cm">
          <draw:text-box>
            <text:p text:style-name="P5"><text:span text:style-name="T3">2</text:span></text:p>
          </draw:text-box>
        </draw:frame>
        <draw:frame draw:style-name="gr31" draw:text-style-name="P6" draw:layer="layout" svg:width="0.682cm" svg:height="0.603cm" svg:x="13.065cm" svg:y="5.043cm">
          <draw:text-box>
            <text:p text:style-name="P5"><text:span text:style-name="T3">2</text:span></text:p>
          </draw:text-box>
        </draw:frame>
        <draw:path draw:style-name="gr29" draw:text-style-name="P7" draw:layer="layout" svg:width="1.819cm" svg:height="0.794cm" draw:transform="skewX (-0.0115191730631626) rotate (1.34320539233484) translate (12.4256234961076cm 5.827cm)" svg:viewBox="0 0 1820 795" svg:d="M1820 795c-1360 0-1820-795-1820-795">
          <text:p/>
        </draw:path>
        <draw:path draw:style-name="gr30" draw:text-style-name="P7" draw:layer="layout" svg:width="1.899cm" svg:height="0.323cm" draw:transform="skewX (-0.0219911485751285) rotate (-2.03522844075059) translate (13.4374791224345cm 4.224cm)" svg:viewBox="0 0 1900 324" svg:d="M1900 324c-1769 0-1900-324-1900-324">
          <text:p/>
        </draw:path>
        <draw:frame draw:style-name="gr31" draw:text-style-name="P6" draw:layer="layout" svg:width="0.682cm" svg:height="0.603cm" svg:x="12.404cm" svg:y="4.124cm">
          <draw:text-box>
            <text:p text:style-name="P5"><text:span text:style-name="T3">3</text:span></text:p>
          </draw:text-box>
        </draw:frame>
        <draw:custom-shape draw:style-name="gr25" draw:text-style-name="P3" draw:layer="layout" svg:width="0.737cm" svg:height="0.737cm" svg:x="11.855cm" svg:y="1.578cm">
          <text:p text:style-name="P2"><text:span text:style-name="T1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1.92cm" svg:y="5.635cm">
          <text:p text:style-name="P2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3.535cm" svg:y="3.504cm">
          <text:p text:style-name="P2"><text:span text:style-name="T2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15.016cm" svg:y="1.578cm">
          <text:p text:style-name="P2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13.335cm" svg:y="3.605cm">
          <text:p text:style-name="P2"><text:span text:style-name="T2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3" draw:layer="layout" svg:width="0.737cm" svg:height="0.737cm" svg:x="2.055cm" svg:y="1.477cm">
          <text:p text:style-name="P2"><text:span text:style-name="T1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</draw:page>
      <draw:page draw:name="page12" draw:style-name="dp1" draw:master-page-name="Default">
        <draw:line draw:style-name="gr1" draw:text-style-name="P1" draw:layer="layout" svg:x1="5.321cm" svg:y1="5.457cm" svg:x2="3.907cm" svg:y2="3.719cm">
          <text:p/>
        </draw:line>
        <draw:line draw:style-name="gr24" draw:text-style-name="P1" draw:layer="layout" svg:x1="2.331cm" svg:y1="5.349cm" svg:x2="2.396cm" svg:y2="1.871cm">
          <text:p/>
        </draw:line>
        <draw:custom-shape draw:style-name="gr25" draw:text-style-name="P3" draw:layer="layout" svg:width="0.737cm" svg:height="0.737cm" svg:x="7.467cm" svg:y="5.435cm">
          <text:p text:style-name="P2"><text:span text:style-name="T1">G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1" draw:layer="layout" svg:x1="2.398cm" svg:y1="5.659cm" svg:x2="3.691cm" svg:y2="4.002cm">
          <text:p/>
        </draw:line>
        <draw:line draw:style-name="gr4" draw:text-style-name="P1" draw:layer="layout" svg:x1="5.685cm" svg:y1="5.81cm" svg:x2="7.436cm" svg:y2="5.797cm">
          <text:p/>
        </draw:line>
        <draw:custom-shape draw:style-name="gr26" draw:text-style-name="P4" draw:layer="layout" svg:width="0.737cm" svg:height="0.737cm" svg:x="7.467cm" svg:y="1.277cm">
          <text:p text:style-name="P2"><text:span text:style-name="T2">F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1.92cm" svg:y="5.435cm">
          <text:p text:style-name="P2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5.216cm" svg:y="5.435cm">
          <text:p text:style-name="P2"><text:span text:style-name="T2">E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1" draw:text-style-name="P6" draw:layer="layout" svg:width="0.663cm" svg:height="0.603cm" svg:x="6.229cm" svg:y="5.715cm">
          <draw:text-box>
            <text:p text:style-name="P5"><text:span text:style-name="T3">1</text:span></text:p>
          </draw:text-box>
        </draw:frame>
        <draw:frame draw:style-name="gr21" draw:text-style-name="P6" draw:layer="layout" svg:width="0.663cm" svg:height="0.603cm" svg:x="1.789cm" svg:y="3.16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2.584cm" svg:y="4.265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4.013cm" svg:y="4.373cm">
          <draw:text-box>
            <text:p text:style-name="P5"><text:span text:style-name="T3">1</text:span></text:p>
          </draw:text-box>
        </draw:frame>
        <draw:line draw:style-name="gr27" draw:text-style-name="P1" draw:layer="layout" svg:x1="12.131cm" svg:y1="5.75cm" svg:x2="12.196cm" svg:y2="2.272cm">
          <text:p/>
        </draw:line>
        <draw:line draw:style-name="gr1" draw:text-style-name="P1" draw:layer="layout" svg:x1="14.003cm" svg:y1="3.714cm" svg:x2="15.414cm" svg:y2="2.025cm">
          <text:p/>
        </draw:line>
        <draw:line draw:style-name="gr1" draw:text-style-name="P1" draw:layer="layout" svg:x1="12.699cm" svg:y1="2.074cm" svg:x2="15.307cm" svg:y2="2.052cm">
          <text:p/>
        </draw:line>
        <draw:line draw:style-name="gr3" draw:text-style-name="P1" draw:layer="layout" svg:x1="15.387cm" svg:y1="2.019cm" svg:x2="15.404cm" svg:y2="5.737cm">
          <text:p/>
        </draw:line>
        <draw:line draw:style-name="gr28" draw:text-style-name="P1" draw:layer="layout" svg:x1="17.616cm" svg:y1="6.215cm" svg:x2="15.821cm" svg:y2="6.236cm">
          <text:p/>
        </draw:line>
        <draw:line draw:style-name="gr1" draw:text-style-name="P1" draw:layer="layout" svg:x1="12.494cm" svg:y1="6.213cm" svg:x2="15.376cm" svg:y2="6.195cm">
          <text:p/>
        </draw:line>
        <draw:line draw:style-name="gr1" draw:text-style-name="P1" draw:layer="layout" svg:x1="17.64cm" svg:y1="5.737cm" svg:x2="17.644cm" svg:y2="2.383cm">
          <text:p/>
        </draw:line>
        <draw:frame draw:style-name="gr21" draw:text-style-name="P6" draw:layer="layout" svg:width="0.663cm" svg:height="0.603cm" svg:x="17.091cm" svg:y="3.784cm">
          <draw:text-box>
            <text:p text:style-name="P5"><text:span text:style-name="T3">4</text:span></text:p>
          </draw:text-box>
        </draw:frame>
        <draw:line draw:style-name="gr1" draw:text-style-name="P1" draw:layer="layout" svg:x1="12.508cm" svg:y1="2.208cm" svg:x2="13.545cm" svg:y2="3.851cm">
          <text:p/>
        </draw:line>
        <draw:custom-shape draw:style-name="gr25" draw:text-style-name="P3" draw:layer="layout" svg:width="0.737cm" svg:height="0.737cm" svg:x="11.855cm" svg:y="1.678cm">
          <text:p text:style-name="P2"><text:span text:style-name="T1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15.016cm" svg:y="1.678cm">
          <text:p text:style-name="P2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6" draw:text-style-name="P4" draw:layer="layout" svg:width="0.737cm" svg:height="0.737cm" svg:x="17.267cm" svg:y="1.678cm">
          <text:p text:style-name="P2"><text:span text:style-name="T2">F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11.72cm" svg:y="5.836cm">
          <text:p text:style-name="P2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1" draw:text-style-name="P6" draw:layer="layout" svg:width="0.663cm" svg:height="0.603cm" svg:x="16.285cm" svg:y="6.116cm">
          <draw:text-box>
            <text:p text:style-name="P5"><text:span text:style-name="T3">1</text:span></text:p>
          </draw:text-box>
        </draw:frame>
        <draw:frame draw:style-name="gr21" draw:text-style-name="P6" draw:layer="layout" svg:width="0.663cm" svg:height="0.603cm" svg:x="13.745cm" svg:y="5.153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14.186cm" svg:y="3.154cm">
          <draw:text-box>
            <text:p text:style-name="P5"><text:span text:style-name="T3">2</text:span></text:p>
          </draw:text-box>
        </draw:frame>
        <draw:frame draw:style-name="gr21" draw:text-style-name="P6" draw:layer="layout" svg:width="0.663cm" svg:height="0.603cm" svg:x="13.311cm" svg:y="1.485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16.033cm" svg:y="1.342cm">
          <draw:text-box>
            <text:p text:style-name="P5"><text:span text:style-name="T3">1</text:span></text:p>
          </draw:text-box>
        </draw:frame>
        <draw:frame draw:style-name="gr21" draw:text-style-name="P6" draw:layer="layout" svg:width="0.663cm" svg:height="0.603cm" svg:x="12.881cm" svg:y="2.59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12.102cm" svg:y="3.561cm">
          <draw:text-box>
            <text:p text:style-name="P5"><text:span text:style-name="T3">2</text:span></text:p>
          </draw:text-box>
        </draw:frame>
        <draw:frame draw:style-name="gr21" draw:text-style-name="P6" draw:layer="layout" svg:width="0.663cm" svg:height="0.603cm" svg:x="15.295cm" svg:y="3.549cm">
          <draw:text-box>
            <text:p text:style-name="P5"><text:span text:style-name="T3">2</text:span></text:p>
          </draw:text-box>
        </draw:frame>
        <draw:path draw:style-name="gr29" draw:text-style-name="P7" draw:layer="layout" svg:width="3.134cm" svg:height="1.479cm" draw:transform="rotate (1.97466551570638) translate (11.8649999983574cm 5.85200000070197cm)" svg:viewBox="0 0 3135 1480" svg:d="M0 0c2883 0 3135 1480 3135 1480">
          <text:p/>
        </draw:path>
        <draw:frame draw:style-name="gr21" draw:text-style-name="P6" draw:layer="layout" svg:width="0.663cm" svg:height="0.603cm" svg:x="10.625cm" svg:y="3.507cm">
          <draw:text-box>
            <text:p text:style-name="P5"><text:span text:style-name="T3">3</text:span></text:p>
          </draw:text-box>
        </draw:frame>
        <draw:path draw:style-name="gr30" draw:text-style-name="P7" draw:layer="layout" svg:width="1.817cm" svg:height="0.773cm" draw:transform="rotate (-1.34879044594122) translate (14.6297061810995cm 4.16364277315023cm)" svg:viewBox="0 0 1818 774" svg:d="M0 774c1358 0 1818-774 1818-774">
          <text:p/>
        </draw:path>
        <draw:path draw:style-name="gr29" draw:text-style-name="P7" draw:layer="layout" svg:width="1.888cm" svg:height="0.316cm" draw:transform="rotate (2.02370926768742) translate (14.8727373705582cm 6.03282385481836cm)" svg:viewBox="0 0 1889 317" svg:d="M0 317c1759 0 1889-317 1889-317">
          <text:p/>
        </draw:path>
        <draw:frame draw:style-name="gr21" draw:text-style-name="P6" draw:layer="layout" svg:width="0.663cm" svg:height="0.603cm" svg:x="14.388cm" svg:y="4.234cm">
          <draw:text-box>
            <text:p text:style-name="P5"><text:span text:style-name="T3">1</text:span></text:p>
          </draw:text-box>
        </draw:frame>
        <draw:custom-shape draw:style-name="gr25" draw:text-style-name="P4" draw:layer="layout" svg:width="0.737cm" svg:height="0.737cm" svg:x="15.016cm" svg:y="5.836cm">
          <text:p text:style-name="P2"><text:span text:style-name="T2">E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3" draw:layer="layout" svg:width="0.737cm" svg:height="0.737cm" svg:x="17.267cm" svg:y="5.836cm">
          <text:p text:style-name="P2"><text:span text:style-name="T1">G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31" draw:text-style-name="P6" draw:layer="layout" svg:width="0.682cm" svg:height="0.603cm" svg:x="13.064cm" svg:y="5.154cm">
          <draw:text-box>
            <text:p text:style-name="P5"><text:span text:style-name="T3">3</text:span></text:p>
          </draw:text-box>
        </draw:frame>
        <draw:path draw:style-name="gr29" draw:text-style-name="P7" draw:layer="layout" svg:width="1.819cm" svg:height="0.794cm" draw:transform="skewX (-0.0115191730631626) rotate (1.34320539233484) translate (12.4246234961076cm 5.938cm)" svg:viewBox="0 0 1820 795" svg:d="M1820 795c-1360 0-1820-795-1820-795">
          <text:p/>
        </draw:path>
        <draw:path draw:style-name="gr30" draw:text-style-name="P7" draw:layer="layout" svg:width="1.899cm" svg:height="0.323cm" draw:transform="skewX (-0.0219911485751286) rotate (-2.03522844075059) translate (13.4364791224345cm 4.335cm)" svg:viewBox="0 0 1900 324" svg:d="M1900 324c-1769 0-1900-324-1900-324">
          <text:p/>
        </draw:path>
        <draw:frame draw:style-name="gr31" draw:text-style-name="P6" draw:layer="layout" svg:width="0.682cm" svg:height="0.603cm" svg:x="12.403cm" svg:y="4.235cm">
          <draw:text-box>
            <text:p text:style-name="P5"><text:span text:style-name="T3">2</text:span></text:p>
          </draw:text-box>
        </draw:frame>
        <draw:custom-shape draw:style-name="gr25" draw:text-style-name="P4" draw:layer="layout" svg:width="0.737cm" svg:height="0.737cm" svg:x="13.335cm" svg:y="3.705cm">
          <text:p text:style-name="P2"><text:span text:style-name="T2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" draw:text-style-name="P1" draw:layer="layout" svg:x1="5.302cm" svg:y1="2.01cm" svg:x2="4.042cm" svg:y2="3.478cm">
          <text:p/>
        </draw:line>
        <draw:line draw:style-name="gr4" draw:text-style-name="P1" draw:layer="layout" svg:x1="5.72cm" svg:y1="1.646cm" svg:x2="7.409cm" svg:y2="1.646cm">
          <text:p/>
        </draw:line>
        <draw:line draw:style-name="gr1" draw:text-style-name="P1" draw:layer="layout" svg:x1="7.827cm" svg:y1="5.337cm" svg:x2="7.831cm" svg:y2="1.983cm">
          <text:p/>
        </draw:line>
        <draw:frame draw:style-name="gr21" draw:text-style-name="P6" draw:layer="layout" svg:width="0.663cm" svg:height="0.603cm" svg:x="7.791cm" svg:y="3.277cm">
          <draw:text-box>
            <text:p text:style-name="P5"><text:span text:style-name="T3">5</text:span></text:p>
          </draw:text-box>
        </draw:frame>
        <draw:frame draw:style-name="gr21" draw:text-style-name="P6" draw:layer="layout" svg:width="0.663cm" svg:height="0.603cm" svg:x="4.373cm" svg:y="2.754cm">
          <draw:text-box>
            <text:p text:style-name="P5"><text:span text:style-name="T3">2</text:span></text:p>
          </draw:text-box>
        </draw:frame>
        <draw:frame draw:style-name="gr21" draw:text-style-name="P6" draw:layer="layout" svg:width="0.663cm" svg:height="0.603cm" svg:x="6.22cm" svg:y="1.113cm">
          <draw:text-box>
            <text:p text:style-name="P5"><text:span text:style-name="T3">5</text:span></text:p>
          </draw:text-box>
        </draw:frame>
        <draw:custom-shape draw:style-name="gr25" draw:text-style-name="P4" draw:layer="layout" svg:width="0.737cm" svg:height="0.737cm" svg:x="5.216cm" svg:y="1.277cm">
          <text:p text:style-name="P2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3.535cm" svg:y="3.304cm">
          <text:p text:style-name="P2"><text:span text:style-name="T2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ath draw:style-name="gr22" draw:text-style-name="P7" draw:layer="layout" svg:width="1.334cm" svg:height="0.529cm" draw:transform="rotate (0.451865743341332) translate (15.778cm 2.052cm)" svg:viewBox="0 0 1335 530" svg:d="M0 0c831 0 1335 530 1335 530">
          <text:p/>
        </draw:path>
        <draw:path draw:style-name="gr22" draw:text-style-name="P7" draw:layer="layout" svg:width="1.304cm" svg:height="0.476cm" draw:transform="skewX (-0.103148958792865) rotate (-2.73772346467831) translate (17.2530000035763cm 2.15900000643848cm)" svg:viewBox="0 0 1305 477" svg:d="M0 0c814 0 1305 477 1305 477">
          <text:p/>
        </draw:path>
        <draw:frame draw:style-name="gr21" draw:text-style-name="P6" draw:layer="layout" svg:width="0.663cm" svg:height="0.603cm" svg:x="16.205cm" svg:y="2.284cm">
          <draw:text-box>
            <text:p text:style-name="P5"><text:span text:style-name="T3">5</text:span></text:p>
          </draw:text-box>
        </draw:frame>
        <draw:path draw:style-name="gr22" draw:text-style-name="P7" draw:layer="layout" svg:width="2.941cm" svg:height="1.092cm" draw:transform="skewX (0.22462387473167) rotate (-1.87343641909071) translate (18.7137803769787cm 3.04407002637806cm)" svg:viewBox="0 0 2942 1093" svg:d="M2942 0c-2705-3-2942 1093-2942 1093">
          <text:p/>
        </draw:path>
        <draw:frame draw:style-name="gr21" draw:text-style-name="P6" draw:layer="layout" svg:width="0.663cm" svg:height="0.603cm" svg:x="18.172cm" svg:y="2.845cm">
          <draw:text-box>
            <text:p text:style-name="P5"><text:span text:style-name="T3">5</text:span></text:p>
          </draw:text-box>
        </draw:frame>
        <draw:line draw:style-name="gr24" draw:text-style-name="P1" draw:layer="layout" svg:x1="5.11cm" svg:y1="1.689cm" svg:x2="2.502cm" svg:y2="1.668cm">
          <text:p/>
        </draw:line>
        <draw:custom-shape draw:style-name="gr25" draw:text-style-name="P3" draw:layer="layout" svg:width="0.737cm" svg:height="0.737cm" svg:x="2.055cm" svg:y="1.277cm">
          <text:p text:style-name="P2"><text:span text:style-name="T1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1" draw:text-style-name="P6" draw:layer="layout" svg:width="0.663cm" svg:height="0.603cm" svg:x="3.356cm" svg:y="1.135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13.592cm" svg:y="6.117cm">
          <draw:text-box>
            <text:p text:style-name="P5"><text:span text:style-name="T3">1</text:span></text:p>
          </draw:text-box>
        </draw:frame>
      </draw:page>
      <draw:page draw:name="page13" draw:style-name="dp1" draw:master-page-name="Default">
        <draw:custom-shape draw:style-name="gr25" draw:text-style-name="P4" draw:layer="layout" svg:width="0.737cm" svg:height="0.737cm" svg:x="1.92cm" svg:y="6.435cm">
          <text:p text:style-name="P2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3.535cm" svg:y="4.304cm">
          <text:p text:style-name="P2"><text:span text:style-name="T2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" draw:text-style-name="P1" draw:layer="layout" svg:x1="15.254cm" svg:y1="2.996cm" svg:x2="13.855cm" svg:y2="4.578cm">
          <text:p/>
        </draw:line>
        <draw:line draw:style-name="gr1" draw:text-style-name="P1" draw:layer="layout" svg:x1="12.508cm" svg:y1="2.908cm" svg:x2="13.545cm" svg:y2="4.551cm">
          <text:p/>
        </draw:line>
        <draw:frame draw:style-name="gr21" draw:text-style-name="P6" draw:layer="layout" svg:width="0.663cm" svg:height="0.603cm" svg:x="14.186cm" svg:y="3.854cm">
          <draw:text-box>
            <text:p text:style-name="P5"><text:span text:style-name="T3">2</text:span></text:p>
          </draw:text-box>
        </draw:frame>
        <draw:frame draw:style-name="gr21" draw:text-style-name="P6" draw:layer="layout" svg:width="0.663cm" svg:height="0.603cm" svg:x="12.881cm" svg:y="3.29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15.701cm" svg:y="4.377cm">
          <draw:text-box>
            <text:p text:style-name="P5"><text:span text:style-name="T3">1</text:span></text:p>
          </draw:text-box>
        </draw:frame>
        <draw:line draw:style-name="gr1" draw:text-style-name="P1" draw:layer="layout" svg:x1="5.161cm" svg:y1="2.637cm" svg:x2="2.718cm" svg:y2="2.642cm">
          <text:p/>
        </draw:line>
        <draw:frame draw:style-name="gr21" draw:text-style-name="P6" draw:layer="layout" svg:width="0.663cm" svg:height="0.603cm" svg:x="3.499cm" svg:y="2.078cm">
          <draw:text-box>
            <text:p text:style-name="P5"><text:span text:style-name="T3">1</text:span></text:p>
          </draw:text-box>
        </draw:frame>
        <draw:frame draw:style-name="gr21" draw:text-style-name="P6" draw:layer="layout" svg:width="0.663cm" svg:height="0.603cm" svg:x="13.887cm" svg:y="1.907cm">
          <draw:text-box>
            <text:p text:style-name="P5"><text:span text:style-name="T3">1</text:span></text:p>
          </draw:text-box>
        </draw:frame>
        <draw:line draw:style-name="gr1" draw:text-style-name="P1" draw:layer="layout" svg:x1="15.135cm" svg:y1="6.557cm" svg:x2="13.721cm" svg:y2="4.819cm">
          <text:p/>
        </draw:line>
        <draw:line draw:style-name="gr24" draw:text-style-name="P1" draw:layer="layout" svg:x1="12.145cm" svg:y1="6.449cm" svg:x2="12.21cm" svg:y2="2.971cm">
          <text:p/>
        </draw:line>
        <draw:line draw:style-name="gr4" draw:text-style-name="P1" draw:layer="layout" svg:x1="12.212cm" svg:y1="6.759cm" svg:x2="13.505cm" svg:y2="5.102cm">
          <text:p/>
        </draw:line>
        <draw:line draw:style-name="gr1" draw:text-style-name="P1" draw:layer="layout" svg:x1="12.508cm" svg:y1="6.912cm" svg:x2="15.39cm" svg:y2="6.894cm">
          <text:p/>
        </draw:line>
        <draw:frame draw:style-name="gr21" draw:text-style-name="P6" draw:layer="layout" svg:width="0.663cm" svg:height="0.603cm" svg:x="13.566cm" svg:y="6.856cm">
          <draw:text-box>
            <text:p text:style-name="P5"><text:span text:style-name="T3">1</text:span></text:p>
          </draw:text-box>
        </draw:frame>
        <draw:frame draw:style-name="gr21" draw:text-style-name="P6" draw:layer="layout" svg:width="0.663cm" svg:height="0.603cm" svg:x="11.603cm" svg:y="4.26cm">
          <draw:text-box>
            <text:p text:style-name="P5"><text:span text:style-name="T3">5</text:span></text:p>
          </draw:text-box>
        </draw:frame>
        <draw:frame draw:style-name="gr21" draw:text-style-name="P6" draw:layer="layout" svg:width="0.663cm" svg:height="0.603cm" svg:x="12.398cm" svg:y="5.365cm">
          <draw:text-box>
            <text:p text:style-name="P5"><text:span text:style-name="T3">5</text:span></text:p>
          </draw:text-box>
        </draw:frame>
        <draw:frame draw:style-name="gr21" draw:text-style-name="P6" draw:layer="layout" svg:width="0.663cm" svg:height="0.603cm" svg:x="13.827cm" svg:y="5.473cm">
          <draw:text-box>
            <text:p text:style-name="P5"><text:span text:style-name="T3">4</text:span></text:p>
          </draw:text-box>
        </draw:frame>
        <draw:custom-shape draw:style-name="gr25" draw:text-style-name="P4" draw:layer="layout" svg:width="0.737cm" svg:height="0.737cm" svg:x="13.335cm" svg:y="4.405cm">
          <text:p text:style-name="P2"><text:span text:style-name="T2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11.72cm" svg:y="6.536cm">
          <text:p text:style-name="P2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3" draw:layer="layout" svg:width="0.737cm" svg:height="0.737cm" svg:x="11.855cm" svg:y="2.378cm">
          <text:p text:style-name="P2"><text:span text:style-name="T1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3" draw:layer="layout" svg:width="0.737cm" svg:height="0.737cm" svg:x="2.055cm" svg:y="2.277cm">
          <text:p text:style-name="P2"><text:span text:style-name="T1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6" draw:text-style-name="P4" draw:layer="layout" svg:width="0.737cm" svg:height="0.738cm" svg:x="7.467cm" svg:y="2.276cm">
          <text:p text:style-name="P2"><text:span text:style-name="T2">F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text-style-name="P1" draw:layer="layout" svg:x1="5.533cm" svg:y1="2.677cm" svg:x2="5.55cm" svg:y2="6.395cm">
          <text:p/>
        </draw:line>
        <draw:frame draw:style-name="gr21" draw:text-style-name="P6" draw:layer="layout" svg:width="0.663cm" svg:height="0.603cm" svg:x="5.441cm" svg:y="4.207cm">
          <draw:text-box>
            <text:p text:style-name="P5"><text:span text:style-name="T3">1</text:span></text:p>
          </draw:text-box>
        </draw:frame>
        <draw:line draw:style-name="gr4" draw:text-style-name="P1" draw:layer="layout" svg:x1="5.645cm" svg:y1="6.868cm" svg:x2="7.396cm" svg:y2="6.855cm">
          <text:p/>
        </draw:line>
        <draw:frame draw:style-name="gr21" draw:text-style-name="P6" draw:layer="layout" svg:width="0.663cm" svg:height="0.603cm" svg:x="6.189cm" svg:y="6.773cm">
          <draw:text-box>
            <text:p text:style-name="P5"><text:span text:style-name="T3">1</text:span></text:p>
          </draw:text-box>
        </draw:frame>
        <draw:custom-shape draw:style-name="gr25" draw:text-style-name="P3" draw:layer="layout" svg:width="0.737cm" svg:height="0.737cm" svg:x="7.467cm" svg:y="6.435cm">
          <text:p text:style-name="P2"><text:span text:style-name="T1">G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5.216cm" svg:y="6.435cm">
          <text:p text:style-name="P2"><text:span text:style-name="T2">E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5.216cm" svg:y="2.277cm">
          <text:p text:style-name="P2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8" draw:text-style-name="P1" draw:layer="layout" svg:x1="17.617cm" svg:y1="7.016cm" svg:x2="15.822cm" svg:y2="7.037cm">
          <text:p/>
        </draw:line>
        <draw:frame draw:style-name="gr21" draw:text-style-name="P6" draw:layer="layout" svg:width="0.663cm" svg:height="0.603cm" svg:x="16.286cm" svg:y="6.917cm">
          <draw:text-box>
            <text:p text:style-name="P5"><text:span text:style-name="T3">1</text:span></text:p>
          </draw:text-box>
        </draw:frame>
        <draw:line draw:style-name="gr4" draw:text-style-name="P1" draw:layer="layout" svg:x1="15.533cm" svg:y1="2.746cm" svg:x2="17.222cm" svg:y2="2.746cm">
          <text:p/>
        </draw:line>
        <draw:line draw:style-name="gr1" draw:text-style-name="P1" draw:layer="layout" svg:x1="17.64cm" svg:y1="6.437cm" svg:x2="17.644cm" svg:y2="3.083cm">
          <text:p/>
        </draw:line>
        <draw:frame draw:style-name="gr21" draw:text-style-name="P6" draw:layer="layout" svg:width="0.663cm" svg:height="0.603cm" svg:x="17.604cm" svg:y="4.377cm">
          <draw:text-box>
            <text:p text:style-name="P5"><text:span text:style-name="T3">9</text:span></text:p>
          </draw:text-box>
        </draw:frame>
        <draw:frame draw:style-name="gr21" draw:text-style-name="P6" draw:layer="layout" svg:width="0.663cm" svg:height="0.603cm" svg:x="16.033cm" svg:y="2.213cm">
          <draw:text-box>
            <text:p text:style-name="P5"><text:span text:style-name="T3">6</text:span></text:p>
          </draw:text-box>
        </draw:frame>
        <draw:custom-shape draw:style-name="gr25" draw:text-style-name="P3" draw:layer="layout" svg:width="0.737cm" svg:height="0.737cm" svg:x="17.267cm" svg:y="6.536cm">
          <text:p text:style-name="P2"><text:span text:style-name="T1">G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ath draw:style-name="gr29" draw:text-style-name="P7" draw:layer="layout" svg:width="3.419cm" svg:height="0.774cm" draw:transform="rotate (1.3233086388621) translate (14.7261466579026cm 6.44603108240259cm)" svg:viewBox="0 0 3420 775" svg:d="M0 775c2360 0 3420-775 3420-775">
          <text:p/>
        </draw:path>
        <draw:path draw:style-name="gr30" draw:text-style-name="P7" draw:layer="layout" svg:width="3.319cm" svg:height="0.482cm" draw:transform="skewX (0.23387411976724) rotate (-1.72560703144679) translate (15.8955124955962cm 3.24917879864327cm)" svg:viewBox="0 0 3320 483" svg:d="M0 483c2290-1 3320-483 3320-483">
          <text:p/>
        </draw:path>
        <draw:frame draw:style-name="gr21" draw:text-style-name="P6" draw:layer="layout" svg:width="0.663cm" svg:height="0.603cm" svg:x="14.719cm" svg:y="4.228cm">
          <draw:text-box>
            <text:p text:style-name="P5"><text:span text:style-name="T3">1</text:span></text:p>
          </draw:text-box>
        </draw:frame>
        <draw:custom-shape draw:style-name="gr25" draw:text-style-name="P4" draw:layer="layout" svg:width="0.737cm" svg:height="0.737cm" svg:x="15.016cm" svg:y="6.536cm">
          <text:p text:style-name="P2"><text:span text:style-name="T2">E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15.016cm" svg:y="2.378cm">
          <text:p text:style-name="P2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6" draw:text-style-name="P4" draw:layer="layout" svg:width="0.737cm" svg:height="0.737cm" svg:x="17.267cm" svg:y="2.378cm">
          <text:p text:style-name="P2"><text:span text:style-name="T2">F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ath draw:style-name="gr30" draw:text-style-name="P7" draw:layer="layout" svg:width="2.25cm" svg:height="0.758cm" draw:transform="rotate (-0.370184334347998) translate (12.8665130990565cm 2.03762918803033cm)" svg:viewBox="0 0 2251 759" svg:d="M0 759c1537 0 2251-759 2251-759">
          <text:p/>
        </draw:path>
        <draw:path draw:style-name="gr29" draw:text-style-name="P7" draw:layer="layout" svg:width="2.323cm" svg:height="0.483cm" draw:transform="rotate (2.90946386307455) translate (14.8757422928243cm 3.12965322213419cm)" svg:viewBox="0 0 2324 484" svg:d="M0 484c1670-1 2324-484 2324-484">
          <text:p/>
        </draw:path>
        <draw:frame draw:style-name="gr21" draw:text-style-name="P6" draw:layer="layout" svg:width="0.663cm" svg:height="0.603cm" svg:x="13.544cm" svg:y="2.946cm">
          <draw:text-box>
            <text:p text:style-name="P5"><text:span text:style-name="T3">2</text:span></text:p>
          </draw:text-box>
        </draw:frame>
      </draw:page>
      <draw:page draw:name="page14" draw:style-name="dp1" draw:master-page-name="Default">
        <draw:custom-shape draw:style-name="gr25" draw:text-style-name="P4" draw:layer="layout" svg:width="0.737cm" svg:height="0.737cm" svg:x="1.92cm" svg:y="6.335cm">
          <text:p text:style-name="P2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3.535cm" svg:y="4.204cm">
          <text:p text:style-name="P2"><text:span text:style-name="T2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" draw:text-style-name="P1" draw:layer="layout" svg:x1="15.254cm" svg:y1="2.896cm" svg:x2="13.855cm" svg:y2="4.478cm">
          <text:p/>
        </draw:line>
        <draw:line draw:style-name="gr1" draw:text-style-name="P1" draw:layer="layout" svg:x1="12.508cm" svg:y1="2.808cm" svg:x2="13.545cm" svg:y2="4.451cm">
          <text:p/>
        </draw:line>
        <draw:frame draw:style-name="gr21" draw:text-style-name="P6" draw:layer="layout" svg:width="0.663cm" svg:height="0.603cm" svg:x="14.186cm" svg:y="3.754cm">
          <draw:text-box>
            <text:p text:style-name="P5"><text:span text:style-name="T3">2</text:span></text:p>
          </draw:text-box>
        </draw:frame>
        <draw:frame draw:style-name="gr21" draw:text-style-name="P6" draw:layer="layout" svg:width="0.663cm" svg:height="0.603cm" svg:x="12.881cm" svg:y="3.19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15.701cm" svg:y="4.277cm">
          <draw:text-box>
            <text:p text:style-name="P5"><text:span text:style-name="T3">1</text:span></text:p>
          </draw:text-box>
        </draw:frame>
        <draw:line draw:style-name="gr1" draw:text-style-name="P1" draw:layer="layout" svg:x1="5.161cm" svg:y1="2.537cm" svg:x2="2.718cm" svg:y2="2.542cm">
          <text:p/>
        </draw:line>
        <draw:frame draw:style-name="gr21" draw:text-style-name="P6" draw:layer="layout" svg:width="0.663cm" svg:height="0.603cm" svg:x="3.499cm" svg:y="1.978cm">
          <draw:text-box>
            <text:p text:style-name="P5"><text:span text:style-name="T3">3</text:span></text:p>
          </draw:text-box>
        </draw:frame>
        <draw:line draw:style-name="gr1" draw:text-style-name="P1" draw:layer="layout" svg:x1="15.135cm" svg:y1="6.457cm" svg:x2="13.721cm" svg:y2="4.719cm">
          <text:p/>
        </draw:line>
        <draw:line draw:style-name="gr24" draw:text-style-name="P1" draw:layer="layout" svg:x1="12.145cm" svg:y1="6.349cm" svg:x2="12.21cm" svg:y2="2.871cm">
          <text:p/>
        </draw:line>
        <draw:line draw:style-name="gr4" draw:text-style-name="P1" draw:layer="layout" svg:x1="12.212cm" svg:y1="6.659cm" svg:x2="13.505cm" svg:y2="5.002cm">
          <text:p/>
        </draw:line>
        <draw:line draw:style-name="gr1" draw:text-style-name="P1" draw:layer="layout" svg:x1="12.508cm" svg:y1="6.812cm" svg:x2="15.39cm" svg:y2="6.794cm">
          <text:p/>
        </draw:line>
        <draw:frame draw:style-name="gr21" draw:text-style-name="P6" draw:layer="layout" svg:width="0.663cm" svg:height="0.603cm" svg:x="13.566cm" svg:y="6.756cm">
          <draw:text-box>
            <text:p text:style-name="P5"><text:span text:style-name="T3">1</text:span></text:p>
          </draw:text-box>
        </draw:frame>
        <draw:frame draw:style-name="gr21" draw:text-style-name="P6" draw:layer="layout" svg:width="0.663cm" svg:height="0.603cm" svg:x="11.603cm" svg:y="4.16cm">
          <draw:text-box>
            <text:p text:style-name="P5"><text:span text:style-name="T3">5</text:span></text:p>
          </draw:text-box>
        </draw:frame>
        <draw:frame draw:style-name="gr21" draw:text-style-name="P6" draw:layer="layout" svg:width="0.663cm" svg:height="0.603cm" svg:x="12.398cm" svg:y="5.265cm">
          <draw:text-box>
            <text:p text:style-name="P5"><text:span text:style-name="T3">5</text:span></text:p>
          </draw:text-box>
        </draw:frame>
        <draw:frame draw:style-name="gr21" draw:text-style-name="P6" draw:layer="layout" svg:width="0.663cm" svg:height="0.603cm" svg:x="13.827cm" svg:y="5.373cm">
          <draw:text-box>
            <text:p text:style-name="P5"><text:span text:style-name="T3">4</text:span></text:p>
          </draw:text-box>
        </draw:frame>
        <draw:custom-shape draw:style-name="gr25" draw:text-style-name="P4" draw:layer="layout" svg:width="0.737cm" svg:height="0.737cm" svg:x="13.335cm" svg:y="4.305cm">
          <text:p text:style-name="P2"><text:span text:style-name="T2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11.72cm" svg:y="6.436cm">
          <text:p text:style-name="P2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3" draw:layer="layout" svg:width="0.737cm" svg:height="0.737cm" svg:x="11.855cm" svg:y="2.278cm">
          <text:p text:style-name="P2"><text:span text:style-name="T1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3" draw:layer="layout" svg:width="0.737cm" svg:height="0.737cm" svg:x="2.055cm" svg:y="2.177cm">
          <text:p text:style-name="P2"><text:span text:style-name="T1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text-style-name="P1" draw:layer="layout" svg:x1="5.533cm" svg:y1="2.577cm" svg:x2="5.55cm" svg:y2="6.295cm">
          <text:p/>
        </draw:line>
        <draw:frame draw:style-name="gr21" draw:text-style-name="P6" draw:layer="layout" svg:width="0.663cm" svg:height="0.603cm" svg:x="5.441cm" svg:y="4.107cm">
          <draw:text-box>
            <text:p text:style-name="P5"><text:span text:style-name="T3">1</text:span></text:p>
          </draw:text-box>
        </draw:frame>
        <draw:line draw:style-name="gr4" draw:text-style-name="P1" draw:layer="layout" svg:x1="5.645cm" svg:y1="6.768cm" svg:x2="7.396cm" svg:y2="6.755cm">
          <text:p/>
        </draw:line>
        <draw:frame draw:style-name="gr21" draw:text-style-name="P6" draw:layer="layout" svg:width="0.663cm" svg:height="0.603cm" svg:x="6.189cm" svg:y="6.673cm">
          <draw:text-box>
            <text:p text:style-name="P5"><text:span text:style-name="T3">1</text:span></text:p>
          </draw:text-box>
        </draw:frame>
        <draw:custom-shape draw:style-name="gr25" draw:text-style-name="P3" draw:layer="layout" svg:width="0.737cm" svg:height="0.737cm" svg:x="7.467cm" svg:y="6.335cm">
          <text:p text:style-name="P2"><text:span text:style-name="T1">G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5.216cm" svg:y="6.335cm">
          <text:p text:style-name="P2"><text:span text:style-name="T2">E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1" draw:layer="layout" svg:x1="17.617cm" svg:y1="6.916cm" svg:x2="15.822cm" svg:y2="6.937cm">
          <text:p/>
        </draw:line>
        <draw:frame draw:style-name="gr21" draw:text-style-name="P6" draw:layer="layout" svg:width="0.663cm" svg:height="0.603cm" svg:x="16.286cm" svg:y="6.817cm">
          <draw:text-box>
            <text:p text:style-name="P5"><text:span text:style-name="T3">1</text:span></text:p>
          </draw:text-box>
        </draw:frame>
        <draw:custom-shape draw:style-name="gr25" draw:text-style-name="P3" draw:layer="layout" svg:width="0.737cm" svg:height="0.737cm" svg:x="17.267cm" svg:y="6.436cm">
          <text:p text:style-name="P2"><text:span text:style-name="T1">G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ath draw:style-name="gr22" draw:text-style-name="P7" draw:layer="layout" svg:width="3.419cm" svg:height="0.774cm" draw:transform="rotate (1.3233086388621) translate (14.7261466579026cm 6.34603108240258cm)" svg:viewBox="0 0 3420 775" svg:d="M0 775c2360 0 3420-775 3420-775">
          <text:p/>
        </draw:path>
        <draw:path draw:style-name="gr22" draw:text-style-name="P7" draw:layer="layout" svg:width="3.319cm" svg:height="0.482cm" draw:transform="skewX (0.23387411976724) rotate (-1.72560703144679) translate (15.8955124955962cm 3.14917879864327cm)" svg:viewBox="0 0 3320 483" svg:d="M0 483c2290-1 3320-483 3320-483">
          <text:p/>
        </draw:path>
        <draw:frame draw:style-name="gr21" draw:text-style-name="P6" draw:layer="layout" svg:width="0.663cm" svg:height="0.603cm" svg:x="14.719cm" svg:y="4.128cm">
          <draw:text-box>
            <text:p text:style-name="P5"><text:span text:style-name="T3">1</text:span></text:p>
          </draw:text-box>
        </draw:frame>
        <draw:custom-shape draw:style-name="gr25" draw:text-style-name="P4" draw:layer="layout" svg:width="0.737cm" svg:height="0.737cm" svg:x="15.016cm" svg:y="6.436cm">
          <text:p text:style-name="P2"><text:span text:style-name="T2">E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2" draw:text-style-name="P1" draw:layer="layout" svg:x1="12.743cm" svg:y1="2.673cm" svg:x2="15.351cm" svg:y2="2.651cm">
          <text:p/>
        </draw:line>
        <draw:line draw:style-name="gr33" draw:text-style-name="P1" draw:layer="layout" svg:x1="17.684cm" svg:y1="6.336cm" svg:x2="17.688cm" svg:y2="2.982cm">
          <text:p/>
        </draw:line>
        <draw:frame draw:style-name="gr21" draw:text-style-name="P6" draw:layer="layout" svg:width="0.663cm" svg:height="0.603cm" svg:x="17.135cm" svg:y="4.383cm">
          <draw:text-box>
            <text:p text:style-name="P5"><text:span text:style-name="T3">7</text:span></text:p>
          </draw:text-box>
        </draw:frame>
        <draw:frame draw:style-name="gr21" draw:text-style-name="P6" draw:layer="layout" svg:width="0.663cm" svg:height="0.603cm" svg:x="13.355cm" svg:y="2.084cm">
          <draw:text-box>
            <text:p text:style-name="P5"><text:span text:style-name="T3">3</text:span></text:p>
          </draw:text-box>
        </draw:frame>
        <draw:path draw:style-name="gr30" draw:text-style-name="P7" draw:layer="layout" svg:width="1.334cm" svg:height="0.529cm" draw:transform="rotate (0.451865743341332) translate (15.822cm 2.651cm)" svg:viewBox="0 0 1335 530" svg:d="M0 0c831 0 1335 530 1335 530">
          <text:p/>
        </draw:path>
        <draw:path draw:style-name="gr29" draw:text-style-name="P7" draw:layer="layout" svg:width="1.304cm" svg:height="0.476cm" draw:transform="skewX (-0.103148958792865) rotate (-2.73772346467831) translate (17.2970000035763cm 2.75800000643849cm)" svg:viewBox="0 0 1305 477" svg:d="M0 0c814 0 1305 477 1305 477">
          <text:p/>
        </draw:path>
        <draw:frame draw:style-name="gr21" draw:text-style-name="P6" draw:layer="layout" svg:width="0.663cm" svg:height="0.603cm" svg:x="16.249cm" svg:y="2.883cm">
          <draw:text-box>
            <text:p text:style-name="P5"><text:span text:style-name="T3">2</text:span></text:p>
          </draw:text-box>
        </draw:frame>
        <draw:path draw:style-name="gr29" draw:text-style-name="P7" draw:layer="layout" svg:width="2.941cm" svg:height="1.092cm" draw:transform="skewX (0.22462387473167) rotate (-1.87343641909071) translate (18.7577803769787cm 3.64307002637807cm)" svg:viewBox="0 0 2942 1093" svg:d="M2942 0c-2705-3-2942 1093-2942 1093">
          <text:p/>
        </draw:path>
        <draw:custom-shape draw:style-name="gr25" draw:text-style-name="P4" draw:layer="layout" svg:width="0.737cm" svg:height="0.737cm" svg:x="15.016cm" svg:y="2.278cm">
          <text:p text:style-name="P2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6" draw:text-style-name="P4" draw:layer="layout" svg:width="0.737cm" svg:height="0.737cm" svg:x="17.267cm" svg:y="2.278cm">
          <text:p text:style-name="P2"><text:span text:style-name="T2">F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1" draw:text-style-name="P6" draw:layer="layout" svg:width="0.663cm" svg:height="0.603cm" svg:x="16.015cm" svg:y="1.815cm">
          <draw:text-box>
            <text:p text:style-name="P5"><text:span text:style-name="T3">4</text:span></text:p>
          </draw:text-box>
        </draw:frame>
        <draw:frame draw:style-name="gr21" draw:text-style-name="P6" draw:layer="layout" svg:width="0.663cm" svg:height="0.603cm" svg:x="18.205cm" svg:y="4.598cm">
          <draw:text-box>
            <text:p text:style-name="P5"><text:span text:style-name="T3">2</text:span></text:p>
          </draw:text-box>
        </draw:frame>
        <draw:line draw:style-name="gr3" draw:text-style-name="P1" draw:layer="layout" svg:x1="7.842cm" svg:y1="2.599cm" svg:x2="7.859cm" svg:y2="6.317cm">
          <text:p/>
        </draw:line>
        <draw:frame draw:style-name="gr21" draw:text-style-name="P6" draw:layer="layout" svg:width="0.663cm" svg:height="0.603cm" svg:x="7.75cm" svg:y="4.129cm">
          <draw:text-box>
            <text:p text:style-name="P5"><text:span text:style-name="T3">2</text:span></text:p>
          </draw:text-box>
        </draw:frame>
        <draw:line draw:style-name="gr4" draw:text-style-name="P1" draw:layer="layout" svg:x1="5.666cm" svg:y1="2.557cm" svg:x2="7.417cm" svg:y2="2.544cm">
          <text:p/>
        </draw:line>
        <draw:frame draw:style-name="gr21" draw:text-style-name="P6" draw:layer="layout" svg:width="0.663cm" svg:height="0.603cm" svg:x="6.274cm" svg:y="2.034cm">
          <draw:text-box>
            <text:p text:style-name="P5"><text:span text:style-name="T3">2</text:span></text:p>
          </draw:text-box>
        </draw:frame>
        <draw:custom-shape draw:style-name="gr26" draw:text-style-name="P4" draw:layer="layout" svg:width="0.737cm" svg:height="0.738cm" svg:x="7.467cm" svg:y="2.176cm">
          <text:p text:style-name="P2"><text:span text:style-name="T2">F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5.216cm" svg:y="2.177cm">
          <text:p text:style-name="P2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</draw:page>
      <draw:page draw:name="page15" draw:style-name="dp1" draw:master-page-name="Default">
        <draw:line draw:style-name="gr1" draw:text-style-name="P1" draw:layer="layout" svg:x1="12.508cm" svg:y1="2.808cm" svg:x2="13.545cm" svg:y2="4.451cm">
          <text:p/>
        </draw:line>
        <draw:frame draw:style-name="gr21" draw:text-style-name="P6" draw:layer="layout" svg:width="0.663cm" svg:height="0.603cm" svg:x="12.881cm" svg:y="3.19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15.701cm" svg:y="4.277cm">
          <draw:text-box>
            <text:p text:style-name="P5"><text:span text:style-name="T3">1</text:span></text:p>
          </draw:text-box>
        </draw:frame>
        <draw:line draw:style-name="gr1" draw:text-style-name="P1" draw:layer="layout" svg:x1="5.161cm" svg:y1="2.537cm" svg:x2="2.718cm" svg:y2="2.542cm">
          <text:p/>
        </draw:line>
        <draw:frame draw:style-name="gr21" draw:text-style-name="P6" draw:layer="layout" svg:width="0.663cm" svg:height="0.603cm" svg:x="3.499cm" svg:y="1.978cm">
          <draw:text-box>
            <text:p text:style-name="P5"><text:span text:style-name="T3">3</text:span></text:p>
          </draw:text-box>
        </draw:frame>
        <draw:line draw:style-name="gr1" draw:text-style-name="P1" draw:layer="layout" svg:x1="15.135cm" svg:y1="6.457cm" svg:x2="13.721cm" svg:y2="4.719cm">
          <text:p/>
        </draw:line>
        <draw:line draw:style-name="gr1" draw:text-style-name="P1" draw:layer="layout" svg:x1="12.508cm" svg:y1="6.812cm" svg:x2="15.39cm" svg:y2="6.794cm">
          <text:p/>
        </draw:line>
        <draw:frame draw:style-name="gr21" draw:text-style-name="P6" draw:layer="layout" svg:width="0.663cm" svg:height="0.603cm" svg:x="13.566cm" svg:y="6.756cm">
          <draw:text-box>
            <text:p text:style-name="P5"><text:span text:style-name="T3">1</text:span></text:p>
          </draw:text-box>
        </draw:frame>
        <draw:frame draw:style-name="gr21" draw:text-style-name="P6" draw:layer="layout" svg:width="0.663cm" svg:height="0.603cm" svg:x="13.827cm" svg:y="5.373cm">
          <draw:text-box>
            <text:p text:style-name="P5"><text:span text:style-name="T3">4</text:span></text:p>
          </draw:text-box>
        </draw:frame>
        <draw:custom-shape draw:style-name="gr25" draw:text-style-name="P4" draw:layer="layout" svg:width="0.737cm" svg:height="0.737cm" svg:x="11.72cm" svg:y="6.436cm">
          <text:p text:style-name="P2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text-style-name="P1" draw:layer="layout" svg:x1="5.533cm" svg:y1="2.577cm" svg:x2="5.55cm" svg:y2="6.295cm">
          <text:p/>
        </draw:line>
        <draw:frame draw:style-name="gr21" draw:text-style-name="P6" draw:layer="layout" svg:width="0.663cm" svg:height="0.603cm" svg:x="5.441cm" svg:y="4.107cm">
          <draw:text-box>
            <text:p text:style-name="P5"><text:span text:style-name="T3">1</text:span></text:p>
          </draw:text-box>
        </draw:frame>
        <draw:line draw:style-name="gr4" draw:text-style-name="P1" draw:layer="layout" svg:x1="5.645cm" svg:y1="6.768cm" svg:x2="7.396cm" svg:y2="6.755cm">
          <text:p/>
        </draw:line>
        <draw:frame draw:style-name="gr21" draw:text-style-name="P6" draw:layer="layout" svg:width="0.663cm" svg:height="0.603cm" svg:x="6.189cm" svg:y="6.673cm">
          <draw:text-box>
            <text:p text:style-name="P5"><text:span text:style-name="T3">1</text:span></text:p>
          </draw:text-box>
        </draw:frame>
        <draw:custom-shape draw:style-name="gr25" draw:text-style-name="P3" draw:layer="layout" svg:width="0.737cm" svg:height="0.737cm" svg:x="7.467cm" svg:y="6.335cm">
          <text:p text:style-name="P2"><text:span text:style-name="T1">G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5.216cm" svg:y="6.335cm">
          <text:p text:style-name="P2"><text:span text:style-name="T2">E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1" draw:layer="layout" svg:x1="17.617cm" svg:y1="6.916cm" svg:x2="15.822cm" svg:y2="6.937cm">
          <text:p/>
        </draw:line>
        <draw:frame draw:style-name="gr21" draw:text-style-name="P6" draw:layer="layout" svg:width="0.663cm" svg:height="0.603cm" svg:x="16.286cm" svg:y="6.817cm">
          <draw:text-box>
            <text:p text:style-name="P5"><text:span text:style-name="T3">1</text:span></text:p>
          </draw:text-box>
        </draw:frame>
        <draw:custom-shape draw:style-name="gr25" draw:text-style-name="P3" draw:layer="layout" svg:width="0.737cm" svg:height="0.737cm" svg:x="17.267cm" svg:y="6.436cm">
          <text:p text:style-name="P2"><text:span text:style-name="T1">G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ath draw:style-name="gr22" draw:text-style-name="P7" draw:layer="layout" svg:width="3.419cm" svg:height="0.774cm" draw:transform="rotate (1.3233086388621) translate (14.7261466579026cm 6.34603108240258cm)" svg:viewBox="0 0 3420 775" svg:d="M0 775c2360 0 3420-775 3420-775">
          <text:p/>
        </draw:path>
        <draw:path draw:style-name="gr22" draw:text-style-name="P7" draw:layer="layout" svg:width="3.319cm" svg:height="0.482cm" draw:transform="skewX (0.23387411976724) rotate (-1.72560703144679) translate (15.8955124955962cm 3.14917879864327cm)" svg:viewBox="0 0 3320 483" svg:d="M0 483c2290-1 3320-483 3320-483">
          <text:p/>
        </draw:path>
        <draw:frame draw:style-name="gr21" draw:text-style-name="P6" draw:layer="layout" svg:width="0.663cm" svg:height="0.603cm" svg:x="14.719cm" svg:y="4.128cm">
          <draw:text-box>
            <text:p text:style-name="P5"><text:span text:style-name="T3">1</text:span></text:p>
          </draw:text-box>
        </draw:frame>
        <draw:custom-shape draw:style-name="gr25" draw:text-style-name="P4" draw:layer="layout" svg:width="0.737cm" svg:height="0.737cm" svg:x="15.016cm" svg:y="6.436cm">
          <text:p text:style-name="P2"><text:span text:style-name="T2">E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" draw:text-style-name="P1" draw:layer="layout" svg:x1="12.743cm" svg:y1="2.673cm" svg:x2="15.351cm" svg:y2="2.651cm">
          <text:p/>
        </draw:line>
        <draw:line draw:style-name="gr33" draw:text-style-name="P1" draw:layer="layout" svg:x1="17.684cm" svg:y1="6.336cm" svg:x2="17.688cm" svg:y2="2.982cm">
          <text:p/>
        </draw:line>
        <draw:frame draw:style-name="gr21" draw:text-style-name="P6" draw:layer="layout" svg:width="0.663cm" svg:height="0.603cm" svg:x="17.135cm" svg:y="4.383cm">
          <draw:text-box>
            <text:p text:style-name="P5"><text:span text:style-name="T3">5</text:span></text:p>
          </draw:text-box>
        </draw:frame>
        <draw:frame draw:style-name="gr21" draw:text-style-name="P6" draw:layer="layout" svg:width="0.663cm" svg:height="0.603cm" svg:x="13.355cm" svg:y="2.084cm">
          <draw:text-box>
            <text:p text:style-name="P5"><text:span text:style-name="T3">3</text:span></text:p>
          </draw:text-box>
        </draw:frame>
        <draw:path draw:style-name="gr30" draw:text-style-name="P7" draw:layer="layout" svg:width="1.334cm" svg:height="0.529cm" draw:transform="rotate (0.451865743341332) translate (15.822cm 2.651cm)" svg:viewBox="0 0 1335 530" svg:d="M0 0c831 0 1335 530 1335 530">
          <text:p/>
        </draw:path>
        <draw:path draw:style-name="gr29" draw:text-style-name="P7" draw:layer="layout" svg:width="1.304cm" svg:height="0.476cm" draw:transform="skewX (-0.103148958792865) rotate (-2.73772346467831) translate (17.2970000035763cm 2.75800000643849cm)" svg:viewBox="0 0 1305 477" svg:d="M0 0c814 0 1305 477 1305 477">
          <text:p/>
        </draw:path>
        <draw:frame draw:style-name="gr21" draw:text-style-name="P6" draw:layer="layout" svg:width="0.663cm" svg:height="0.603cm" svg:x="16.249cm" svg:y="2.883cm">
          <draw:text-box>
            <text:p text:style-name="P5"><text:span text:style-name="T3">4</text:span></text:p>
          </draw:text-box>
        </draw:frame>
        <draw:path draw:style-name="gr29" draw:text-style-name="P7" draw:layer="layout" svg:width="2.941cm" svg:height="1.092cm" draw:transform="skewX (0.22462387473167) rotate (-1.87343641909071) translate (18.7577803769787cm 3.64307002637807cm)" svg:viewBox="0 0 2942 1093" svg:d="M2942 0c-2705-3-2942 1093-2942 1093">
          <text:p/>
        </draw:path>
        <draw:custom-shape draw:style-name="gr26" draw:text-style-name="P4" draw:layer="layout" svg:width="0.737cm" svg:height="0.737cm" svg:x="17.267cm" svg:y="2.278cm">
          <text:p text:style-name="P2"><text:span text:style-name="T2">F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1" draw:text-style-name="P6" draw:layer="layout" svg:width="0.663cm" svg:height="0.603cm" svg:x="16.015cm" svg:y="1.815cm">
          <draw:text-box>
            <text:p text:style-name="P5"><text:span text:style-name="T3">2</text:span></text:p>
          </draw:text-box>
        </draw:frame>
        <draw:frame draw:style-name="gr21" draw:text-style-name="P6" draw:layer="layout" svg:width="0.663cm" svg:height="0.603cm" svg:x="18.205cm" svg:y="4.598cm">
          <draw:text-box>
            <text:p text:style-name="P5"><text:span text:style-name="T3">4</text:span></text:p>
          </draw:text-box>
        </draw:frame>
        <draw:line draw:style-name="gr3" draw:text-style-name="P1" draw:layer="layout" svg:x1="7.842cm" svg:y1="2.599cm" svg:x2="7.859cm" svg:y2="6.317cm">
          <text:p/>
        </draw:line>
        <draw:frame draw:style-name="gr21" draw:text-style-name="P6" draw:layer="layout" svg:width="0.663cm" svg:height="0.603cm" svg:x="7.75cm" svg:y="4.129cm">
          <draw:text-box>
            <text:p text:style-name="P5"><text:span text:style-name="T3">4</text:span></text:p>
          </draw:text-box>
        </draw:frame>
        <draw:line draw:style-name="gr4" draw:text-style-name="P1" draw:layer="layout" svg:x1="5.666cm" svg:y1="2.557cm" svg:x2="7.417cm" svg:y2="2.544cm">
          <text:p/>
        </draw:line>
        <draw:frame draw:style-name="gr21" draw:text-style-name="P6" draw:layer="layout" svg:width="0.663cm" svg:height="0.603cm" svg:x="6.274cm" svg:y="2.034cm">
          <draw:text-box>
            <text:p text:style-name="P5"><text:span text:style-name="T3">4</text:span></text:p>
          </draw:text-box>
        </draw:frame>
        <draw:custom-shape draw:style-name="gr26" draw:text-style-name="P4" draw:layer="layout" svg:width="0.737cm" svg:height="0.738cm" svg:x="7.467cm" svg:y="2.176cm">
          <text:p text:style-name="P2"><text:span text:style-name="T2">F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5.216cm" svg:y="2.177cm">
          <text:p text:style-name="P2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" draw:text-style-name="P1" draw:layer="layout" svg:x1="5.42cm" svg:y1="2.832cm" svg:x2="4.021cm" svg:y2="4.414cm">
          <text:p/>
        </draw:line>
        <draw:frame draw:style-name="gr21" draw:text-style-name="P6" draw:layer="layout" svg:width="0.663cm" svg:height="0.603cm" svg:x="4.352cm" svg:y="3.69cm">
          <draw:text-box>
            <text:p text:style-name="P5"><text:span text:style-name="T3">2</text:span></text:p>
          </draw:text-box>
        </draw:frame>
        <draw:line draw:style-name="gr24" draw:text-style-name="P1" draw:layer="layout" svg:x1="2.311cm" svg:y1="6.285cm" svg:x2="2.376cm" svg:y2="2.807cm">
          <text:p/>
        </draw:line>
        <draw:line draw:style-name="gr4" draw:text-style-name="P1" draw:layer="layout" svg:x1="2.378cm" svg:y1="6.595cm" svg:x2="3.671cm" svg:y2="4.938cm">
          <text:p/>
        </draw:line>
        <draw:frame draw:style-name="gr21" draw:text-style-name="P6" draw:layer="layout" svg:width="0.663cm" svg:height="0.603cm" svg:x="1.769cm" svg:y="4.096cm">
          <draw:text-box>
            <text:p text:style-name="P5"><text:span text:style-name="T3">2</text:span></text:p>
          </draw:text-box>
        </draw:frame>
        <draw:frame draw:style-name="gr21" draw:text-style-name="P6" draw:layer="layout" svg:width="0.663cm" svg:height="0.603cm" svg:x="2.564cm" svg:y="5.201cm">
          <draw:text-box>
            <text:p text:style-name="P5"><text:span text:style-name="T3">2</text:span></text:p>
          </draw:text-box>
        </draw:frame>
        <draw:custom-shape draw:style-name="gr25" draw:text-style-name="P4" draw:layer="layout" svg:width="0.737cm" svg:height="0.737cm" svg:x="1.92cm" svg:y="6.335cm">
          <text:p text:style-name="P2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3.535cm" svg:y="4.204cm">
          <text:p text:style-name="P2"><text:span text:style-name="T2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3" draw:layer="layout" svg:width="0.737cm" svg:height="0.737cm" svg:x="2.055cm" svg:y="2.177cm">
          <text:p text:style-name="P2"><text:span text:style-name="T1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7" draw:text-style-name="P1" draw:layer="layout" svg:x1="12.132cm" svg:y1="6.327cm" svg:x2="12.197cm" svg:y2="2.849cm">
          <text:p/>
        </draw:line>
        <draw:line draw:style-name="gr32" draw:text-style-name="P1" draw:layer="layout" svg:x1="14.004cm" svg:y1="4.291cm" svg:x2="15.415cm" svg:y2="2.602cm">
          <text:p/>
        </draw:line>
        <draw:frame draw:style-name="gr21" draw:text-style-name="P6" draw:layer="layout" svg:width="0.663cm" svg:height="0.603cm" svg:x="14.102cm" svg:y="3.218cm">
          <draw:text-box>
            <text:p text:style-name="P5"><text:span text:style-name="T3">2</text:span></text:p>
          </draw:text-box>
        </draw:frame>
        <draw:path draw:style-name="gr29" draw:text-style-name="P7" draw:layer="layout" svg:width="3.134cm" svg:height="1.479cm" draw:transform="rotate (1.97466551570638) translate (11.8659999983574cm 6.42900000070197cm)" svg:viewBox="0 0 3135 1480" svg:d="M0 0c2883 0 3135 1480 3135 1480">
          <text:p/>
        </draw:path>
        <draw:frame draw:style-name="gr31" draw:text-style-name="P6" draw:layer="layout" svg:width="0.682cm" svg:height="0.603cm" svg:x="13.065cm" svg:y="5.731cm">
          <draw:text-box>
            <text:p text:style-name="P5"><text:span text:style-name="T3">2</text:span></text:p>
          </draw:text-box>
        </draw:frame>
        <draw:path draw:style-name="gr29" draw:text-style-name="P7" draw:layer="layout" svg:width="1.819cm" svg:height="0.794cm" draw:transform="skewX (-0.0115191730631626) rotate (1.34320539233484) translate (12.4256234961076cm 6.515cm)" svg:viewBox="0 0 1820 795" svg:d="M1820 795c-1360 0-1820-795-1820-795">
          <text:p/>
        </draw:path>
        <draw:path draw:style-name="gr30" draw:text-style-name="P7" draw:layer="layout" svg:width="1.899cm" svg:height="0.323cm" draw:transform="skewX (-0.0219911485751286) rotate (-2.03522844075059) translate (13.4374791224345cm 4.912cm)" svg:viewBox="0 0 1900 324" svg:d="M1900 324c-1769 0-1900-324-1900-324">
          <text:p/>
        </draw:path>
        <draw:frame draw:style-name="gr31" draw:text-style-name="P6" draw:layer="layout" svg:width="0.682cm" svg:height="0.603cm" svg:x="12.404cm" svg:y="4.812cm">
          <draw:text-box>
            <text:p text:style-name="P5"><text:span text:style-name="T3">3</text:span></text:p>
          </draw:text-box>
        </draw:frame>
        <draw:custom-shape draw:style-name="gr25" draw:text-style-name="P4" draw:layer="layout" svg:width="0.737cm" svg:height="0.737cm" svg:x="13.335cm" svg:y="4.305cm">
          <text:p text:style-name="P2"><text:span text:style-name="T2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3" draw:layer="layout" svg:width="0.737cm" svg:height="0.737cm" svg:x="11.855cm" svg:y="2.278cm">
          <text:p text:style-name="P2"><text:span text:style-name="T1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15.016cm" svg:y="2.278cm">
          <text:p text:style-name="P2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31" draw:text-style-name="P6" draw:layer="layout" svg:width="0.682cm" svg:height="0.603cm" svg:x="12.019cm" svg:y="3.937cm">
          <draw:text-box>
            <text:p text:style-name="P5"><text:span text:style-name="T3">3</text:span></text:p>
          </draw:text-box>
        </draw:frame>
        <draw:frame draw:style-name="gr31" draw:text-style-name="P6" draw:layer="layout" svg:width="0.682cm" svg:height="0.603cm" svg:x="10.758cm" svg:y="4.643cm">
          <draw:text-box>
            <text:p text:style-name="P5"><text:span text:style-name="T3">2</text:span></text:p>
          </draw:text-box>
        </draw:frame>
      </draw:page>
      <draw:page draw:name="page16" draw:style-name="dp1" draw:master-page-name="Default">
        <draw:line draw:style-name="gr1" draw:text-style-name="P1" draw:layer="layout" svg:x1="5.321cm" svg:y1="5.457cm" svg:x2="3.907cm" svg:y2="3.719cm">
          <text:p/>
        </draw:line>
        <draw:line draw:style-name="gr24" draw:text-style-name="P1" draw:layer="layout" svg:x1="2.331cm" svg:y1="5.349cm" svg:x2="2.396cm" svg:y2="1.871cm">
          <text:p/>
        </draw:line>
        <draw:custom-shape draw:style-name="gr25" draw:text-style-name="P3" draw:layer="layout" svg:width="0.737cm" svg:height="0.737cm" svg:x="7.467cm" svg:y="5.435cm">
          <text:p text:style-name="P2"><text:span text:style-name="T1">G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1" draw:layer="layout" svg:x1="2.398cm" svg:y1="5.659cm" svg:x2="3.691cm" svg:y2="4.002cm">
          <text:p/>
        </draw:line>
        <draw:line draw:style-name="gr4" draw:text-style-name="P1" draw:layer="layout" svg:x1="5.685cm" svg:y1="5.81cm" svg:x2="7.436cm" svg:y2="5.797cm">
          <text:p/>
        </draw:line>
        <draw:custom-shape draw:style-name="gr26" draw:text-style-name="P4" draw:layer="layout" svg:width="0.737cm" svg:height="0.737cm" svg:x="7.467cm" svg:y="1.277cm">
          <text:p text:style-name="P2"><text:span text:style-name="T2">F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1.92cm" svg:y="5.435cm">
          <text:p text:style-name="P2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5.216cm" svg:y="5.435cm">
          <text:p text:style-name="P2"><text:span text:style-name="T2">E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1" draw:text-style-name="P6" draw:layer="layout" svg:width="0.663cm" svg:height="0.603cm" svg:x="6.229cm" svg:y="5.715cm">
          <draw:text-box>
            <text:p text:style-name="P5"><text:span text:style-name="T3">1</text:span></text:p>
          </draw:text-box>
        </draw:frame>
        <draw:frame draw:style-name="gr21" draw:text-style-name="P6" draw:layer="layout" svg:width="0.663cm" svg:height="0.603cm" svg:x="1.789cm" svg:y="3.16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2.584cm" svg:y="4.265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4.013cm" svg:y="4.373cm">
          <draw:text-box>
            <text:p text:style-name="P5"><text:span text:style-name="T3">1</text:span></text:p>
          </draw:text-box>
        </draw:frame>
        <draw:line draw:style-name="gr27" draw:text-style-name="P1" draw:layer="layout" svg:x1="12.131cm" svg:y1="5.75cm" svg:x2="12.196cm" svg:y2="2.272cm">
          <text:p/>
        </draw:line>
        <draw:line draw:style-name="gr1" draw:text-style-name="P1" draw:layer="layout" svg:x1="14.003cm" svg:y1="3.714cm" svg:x2="15.414cm" svg:y2="2.025cm">
          <text:p/>
        </draw:line>
        <draw:line draw:style-name="gr1" draw:text-style-name="P1" draw:layer="layout" svg:x1="12.699cm" svg:y1="2.074cm" svg:x2="15.307cm" svg:y2="2.052cm">
          <text:p/>
        </draw:line>
        <draw:line draw:style-name="gr34" draw:text-style-name="P1" draw:layer="layout" svg:x1="15.387cm" svg:y1="2.019cm" svg:x2="15.404cm" svg:y2="5.737cm">
          <text:p/>
        </draw:line>
        <draw:line draw:style-name="gr4" draw:text-style-name="P1" draw:layer="layout" svg:x1="17.616cm" svg:y1="6.215cm" svg:x2="15.821cm" svg:y2="6.236cm">
          <text:p/>
        </draw:line>
        <draw:line draw:style-name="gr1" draw:text-style-name="P1" draw:layer="layout" svg:x1="12.494cm" svg:y1="6.213cm" svg:x2="15.376cm" svg:y2="6.195cm">
          <text:p/>
        </draw:line>
        <draw:line draw:style-name="gr33" draw:text-style-name="P1" draw:layer="layout" svg:x1="17.64cm" svg:y1="5.737cm" svg:x2="17.644cm" svg:y2="2.383cm">
          <text:p/>
        </draw:line>
        <draw:frame draw:style-name="gr21" draw:text-style-name="P6" draw:layer="layout" svg:width="0.663cm" svg:height="0.603cm" svg:x="17.091cm" svg:y="3.784cm">
          <draw:text-box>
            <text:p text:style-name="P5"><text:span text:style-name="T3">4</text:span></text:p>
          </draw:text-box>
        </draw:frame>
        <draw:line draw:style-name="gr1" draw:text-style-name="P1" draw:layer="layout" svg:x1="12.508cm" svg:y1="2.208cm" svg:x2="13.545cm" svg:y2="3.851cm">
          <text:p/>
        </draw:line>
        <draw:custom-shape draw:style-name="gr25" draw:text-style-name="P3" draw:layer="layout" svg:width="0.737cm" svg:height="0.737cm" svg:x="11.855cm" svg:y="1.678cm">
          <text:p text:style-name="P2"><text:span text:style-name="T1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15.016cm" svg:y="1.678cm">
          <text:p text:style-name="P2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6" draw:text-style-name="P4" draw:layer="layout" svg:width="0.737cm" svg:height="0.737cm" svg:x="17.267cm" svg:y="1.678cm">
          <text:p text:style-name="P2"><text:span text:style-name="T2">F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11.72cm" svg:y="5.836cm">
          <text:p text:style-name="P2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1" draw:text-style-name="P6" draw:layer="layout" svg:width="0.663cm" svg:height="0.603cm" svg:x="16.285cm" svg:y="6.116cm">
          <draw:text-box>
            <text:p text:style-name="P5"><text:span text:style-name="T3">1</text:span></text:p>
          </draw:text-box>
        </draw:frame>
        <draw:frame draw:style-name="gr21" draw:text-style-name="P6" draw:layer="layout" svg:width="0.663cm" svg:height="0.603cm" svg:x="13.745cm" svg:y="5.153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14.186cm" svg:y="3.154cm">
          <draw:text-box>
            <text:p text:style-name="P5"><text:span text:style-name="T3">2</text:span></text:p>
          </draw:text-box>
        </draw:frame>
        <draw:frame draw:style-name="gr21" draw:text-style-name="P6" draw:layer="layout" svg:width="0.663cm" svg:height="0.603cm" svg:x="13.311cm" svg:y="1.485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16.033cm" svg:y="1.342cm">
          <draw:text-box>
            <text:p text:style-name="P5"><text:span text:style-name="T3">1</text:span></text:p>
          </draw:text-box>
        </draw:frame>
        <draw:frame draw:style-name="gr21" draw:text-style-name="P6" draw:layer="layout" svg:width="0.663cm" svg:height="0.603cm" svg:x="12.881cm" svg:y="2.59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12.102cm" svg:y="3.561cm">
          <draw:text-box>
            <text:p text:style-name="P5"><text:span text:style-name="T3">2</text:span></text:p>
          </draw:text-box>
        </draw:frame>
        <draw:frame draw:style-name="gr21" draw:text-style-name="P6" draw:layer="layout" svg:width="0.663cm" svg:height="0.603cm" svg:x="15.295cm" svg:y="3.549cm">
          <draw:text-box>
            <text:p text:style-name="P5"><text:span text:style-name="T3">2</text:span></text:p>
          </draw:text-box>
        </draw:frame>
        <draw:path draw:style-name="gr29" draw:text-style-name="P7" draw:layer="layout" svg:width="3.134cm" svg:height="1.479cm" draw:transform="rotate (1.97466551570638) translate (11.8649999983574cm 5.85200000070197cm)" svg:viewBox="0 0 3135 1480" svg:d="M0 0c2883 0 3135 1480 3135 1480">
          <text:p/>
        </draw:path>
        <draw:frame draw:style-name="gr21" draw:text-style-name="P6" draw:layer="layout" svg:width="0.663cm" svg:height="0.603cm" svg:x="10.625cm" svg:y="3.507cm">
          <draw:text-box>
            <text:p text:style-name="P5"><text:span text:style-name="T3">3</text:span></text:p>
          </draw:text-box>
        </draw:frame>
        <draw:path draw:style-name="gr30" draw:text-style-name="P7" draw:layer="layout" svg:width="1.817cm" svg:height="0.773cm" draw:transform="rotate (-1.34879044594122) translate (14.6297061810995cm 4.16364277315023cm)" svg:viewBox="0 0 1818 774" svg:d="M0 774c1358 0 1818-774 1818-774">
          <text:p/>
        </draw:path>
        <draw:path draw:style-name="gr29" draw:text-style-name="P7" draw:layer="layout" svg:width="1.888cm" svg:height="0.316cm" draw:transform="rotate (2.02370926768742) translate (14.8727373705582cm 6.03282385481836cm)" svg:viewBox="0 0 1889 317" svg:d="M0 317c1759 0 1889-317 1889-317">
          <text:p/>
        </draw:path>
        <draw:frame draw:style-name="gr21" draw:text-style-name="P6" draw:layer="layout" svg:width="0.663cm" svg:height="0.603cm" svg:x="14.388cm" svg:y="4.234cm">
          <draw:text-box>
            <text:p text:style-name="P5"><text:span text:style-name="T3">1</text:span></text:p>
          </draw:text-box>
        </draw:frame>
        <draw:custom-shape draw:style-name="gr25" draw:text-style-name="P4" draw:layer="layout" svg:width="0.737cm" svg:height="0.737cm" svg:x="15.016cm" svg:y="5.836cm">
          <text:p text:style-name="P2"><text:span text:style-name="T2">E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3" draw:layer="layout" svg:width="0.737cm" svg:height="0.737cm" svg:x="17.267cm" svg:y="5.836cm">
          <text:p text:style-name="P2"><text:span text:style-name="T1">G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31" draw:text-style-name="P6" draw:layer="layout" svg:width="0.682cm" svg:height="0.603cm" svg:x="13.064cm" svg:y="5.154cm">
          <draw:text-box>
            <text:p text:style-name="P5"><text:span text:style-name="T3">3</text:span></text:p>
          </draw:text-box>
        </draw:frame>
        <draw:path draw:style-name="gr29" draw:text-style-name="P7" draw:layer="layout" svg:width="1.819cm" svg:height="0.794cm" draw:transform="skewX (-0.0115191730631626) rotate (1.34320539233484) translate (12.4246234961076cm 5.938cm)" svg:viewBox="0 0 1820 795" svg:d="M1820 795c-1360 0-1820-795-1820-795">
          <text:p/>
        </draw:path>
        <draw:path draw:style-name="gr30" draw:text-style-name="P7" draw:layer="layout" svg:width="1.899cm" svg:height="0.323cm" draw:transform="skewX (-0.0219911485751286) rotate (-2.03522844075059) translate (13.4364791224345cm 4.335cm)" svg:viewBox="0 0 1900 324" svg:d="M1900 324c-1769 0-1900-324-1900-324">
          <text:p/>
        </draw:path>
        <draw:frame draw:style-name="gr31" draw:text-style-name="P6" draw:layer="layout" svg:width="0.682cm" svg:height="0.603cm" svg:x="12.403cm" svg:y="4.235cm">
          <draw:text-box>
            <text:p text:style-name="P5"><text:span text:style-name="T3">2</text:span></text:p>
          </draw:text-box>
        </draw:frame>
        <draw:custom-shape draw:style-name="gr25" draw:text-style-name="P4" draw:layer="layout" svg:width="0.737cm" svg:height="0.737cm" svg:x="13.335cm" svg:y="3.705cm">
          <text:p text:style-name="P2"><text:span text:style-name="T2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" draw:text-style-name="P1" draw:layer="layout" svg:x1="5.302cm" svg:y1="2.01cm" svg:x2="4.042cm" svg:y2="3.478cm">
          <text:p/>
        </draw:line>
        <draw:line draw:style-name="gr4" draw:text-style-name="P1" draw:layer="layout" svg:x1="5.72cm" svg:y1="1.646cm" svg:x2="7.409cm" svg:y2="1.646cm">
          <text:p/>
        </draw:line>
        <draw:line draw:style-name="gr1" draw:text-style-name="P1" draw:layer="layout" svg:x1="7.827cm" svg:y1="5.337cm" svg:x2="7.831cm" svg:y2="1.983cm">
          <text:p/>
        </draw:line>
        <draw:frame draw:style-name="gr21" draw:text-style-name="P6" draw:layer="layout" svg:width="0.663cm" svg:height="0.603cm" svg:x="7.791cm" svg:y="3.277cm">
          <draw:text-box>
            <text:p text:style-name="P5"><text:span text:style-name="T3">5</text:span></text:p>
          </draw:text-box>
        </draw:frame>
        <draw:frame draw:style-name="gr21" draw:text-style-name="P6" draw:layer="layout" svg:width="0.663cm" svg:height="0.603cm" svg:x="4.373cm" svg:y="2.754cm">
          <draw:text-box>
            <text:p text:style-name="P5"><text:span text:style-name="T3">2</text:span></text:p>
          </draw:text-box>
        </draw:frame>
        <draw:frame draw:style-name="gr21" draw:text-style-name="P6" draw:layer="layout" svg:width="0.663cm" svg:height="0.603cm" svg:x="6.22cm" svg:y="1.113cm">
          <draw:text-box>
            <text:p text:style-name="P5"><text:span text:style-name="T3">5</text:span></text:p>
          </draw:text-box>
        </draw:frame>
        <draw:custom-shape draw:style-name="gr25" draw:text-style-name="P4" draw:layer="layout" svg:width="0.737cm" svg:height="0.737cm" svg:x="5.216cm" svg:y="1.277cm">
          <text:p text:style-name="P2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3.535cm" svg:y="3.304cm">
          <text:p text:style-name="P2"><text:span text:style-name="T2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ath draw:style-name="gr30" draw:text-style-name="P7" draw:layer="layout" svg:width="1.334cm" svg:height="0.529cm" draw:transform="rotate (0.451865743341332) translate (15.778cm 2.052cm)" svg:viewBox="0 0 1335 530" svg:d="M0 0c831 0 1335 530 1335 530">
          <text:p/>
        </draw:path>
        <draw:path draw:style-name="gr29" draw:text-style-name="P7" draw:layer="layout" svg:width="1.304cm" svg:height="0.476cm" draw:transform="skewX (-0.103148958792865) rotate (-2.73772346467831) translate (17.2530000035763cm 2.15900000643848cm)" svg:viewBox="0 0 1305 477" svg:d="M0 0c814 0 1305 477 1305 477">
          <text:p/>
        </draw:path>
        <draw:frame draw:style-name="gr21" draw:text-style-name="P6" draw:layer="layout" svg:width="0.663cm" svg:height="0.603cm" svg:x="16.205cm" svg:y="2.284cm">
          <draw:text-box>
            <text:p text:style-name="P5"><text:span text:style-name="T3">5</text:span></text:p>
          </draw:text-box>
        </draw:frame>
        <draw:path draw:style-name="gr29" draw:text-style-name="P7" draw:layer="layout" svg:width="2.941cm" svg:height="1.092cm" draw:transform="skewX (0.22462387473167) rotate (-1.87343641909071) translate (18.7137803769787cm 3.04407002637806cm)" svg:viewBox="0 0 2942 1093" svg:d="M2942 0c-2705-3-2942 1093-2942 1093">
          <text:p/>
        </draw:path>
        <draw:frame draw:style-name="gr21" draw:text-style-name="P6" draw:layer="layout" svg:width="0.663cm" svg:height="0.603cm" svg:x="18.172cm" svg:y="2.845cm">
          <draw:text-box>
            <text:p text:style-name="P5"><text:span text:style-name="T3">5</text:span></text:p>
          </draw:text-box>
        </draw:frame>
        <draw:line draw:style-name="gr24" draw:text-style-name="P1" draw:layer="layout" svg:x1="5.11cm" svg:y1="1.689cm" svg:x2="2.502cm" svg:y2="1.668cm">
          <text:p/>
        </draw:line>
        <draw:custom-shape draw:style-name="gr25" draw:text-style-name="P3" draw:layer="layout" svg:width="0.737cm" svg:height="0.737cm" svg:x="2.055cm" svg:y="1.277cm">
          <text:p text:style-name="P2"><text:span text:style-name="T1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1" draw:text-style-name="P6" draw:layer="layout" svg:width="0.663cm" svg:height="0.603cm" svg:x="3.356cm" svg:y="1.135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13.61cm" svg:y="6.223cm">
          <draw:text-box>
            <text:p text:style-name="P5"><text:span text:style-name="T3">1</text:span></text:p>
          </draw:text-box>
        </draw:frame>
      </draw:page>
      <draw:page draw:name="page17" draw:style-name="dp1" draw:master-page-name="Default">
        <draw:line draw:style-name="gr24" draw:text-style-name="P1" draw:layer="layout" svg:x1="2.831cm" svg:y1="6.391cm" svg:x2="2.896cm" svg:y2="2.913cm">
          <text:p/>
        </draw:line>
        <draw:line draw:style-name="gr1" draw:text-style-name="P1" draw:layer="layout" svg:x1="4.703cm" svg:y1="4.355cm" svg:x2="6.114cm" svg:y2="2.666cm">
          <text:p/>
        </draw:line>
        <draw:line draw:style-name="gr1" draw:text-style-name="P1" draw:layer="layout" svg:x1="3.399cm" svg:y1="2.715cm" svg:x2="6.007cm" svg:y2="2.693cm">
          <text:p/>
        </draw:line>
        <draw:line draw:style-name="gr3" draw:text-style-name="P1" draw:layer="layout" svg:x1="6.087cm" svg:y1="2.66cm" svg:x2="6.104cm" svg:y2="6.378cm">
          <text:p/>
        </draw:line>
        <draw:line draw:style-name="gr4" draw:text-style-name="P1" draw:layer="layout" svg:x1="8.316cm" svg:y1="6.856cm" svg:x2="6.521cm" svg:y2="6.877cm">
          <text:p/>
        </draw:line>
        <draw:line draw:style-name="gr1" draw:text-style-name="P1" draw:layer="layout" svg:x1="3.194cm" svg:y1="6.854cm" svg:x2="6.076cm" svg:y2="6.836cm">
          <text:p/>
        </draw:line>
        <draw:line draw:style-name="gr1" draw:text-style-name="P1" draw:layer="layout" svg:x1="8.34cm" svg:y1="6.378cm" svg:x2="8.344cm" svg:y2="3.024cm">
          <text:p/>
        </draw:line>
        <draw:frame draw:style-name="gr21" draw:text-style-name="P6" draw:layer="layout" svg:width="0.663cm" svg:height="0.603cm" svg:x="7.791cm" svg:y="4.425cm">
          <draw:text-box>
            <text:p text:style-name="P5"><text:span text:style-name="T3">4</text:span></text:p>
          </draw:text-box>
        </draw:frame>
        <draw:line draw:style-name="gr1" draw:text-style-name="P1" draw:layer="layout" svg:x1="3.208cm" svg:y1="2.849cm" svg:x2="4.245cm" svg:y2="4.492cm">
          <text:p/>
        </draw:line>
        <draw:custom-shape draw:style-name="gr35" draw:text-style-name="P3" draw:layer="layout" svg:width="0.737cm" svg:height="0.737cm" svg:x="2.555cm" svg:y="2.319cm">
          <text:p text:style-name="P2"><text:span text:style-name="T1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5.716cm" svg:y="2.319cm">
          <text:p text:style-name="P2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6" draw:text-style-name="P4" draw:layer="layout" svg:width="0.737cm" svg:height="0.737cm" svg:x="7.967cm" svg:y="2.319cm">
          <text:p text:style-name="P2"><text:span text:style-name="T2">F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5" draw:text-style-name="P4" draw:layer="layout" svg:width="0.737cm" svg:height="0.737cm" svg:x="2.42cm" svg:y="6.477cm">
          <text:p text:style-name="P2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1" draw:text-style-name="P6" draw:layer="layout" svg:width="0.663cm" svg:height="0.603cm" svg:x="6.985cm" svg:y="6.757cm">
          <draw:text-box>
            <text:p text:style-name="P5"><text:span text:style-name="T3">1</text:span></text:p>
          </draw:text-box>
        </draw:frame>
        <draw:frame draw:style-name="gr21" draw:text-style-name="P6" draw:layer="layout" svg:width="0.663cm" svg:height="0.603cm" svg:x="4.445cm" svg:y="5.794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4.886cm" svg:y="3.795cm">
          <draw:text-box>
            <text:p text:style-name="P5"><text:span text:style-name="T3">2</text:span></text:p>
          </draw:text-box>
        </draw:frame>
        <draw:frame draw:style-name="gr21" draw:text-style-name="P6" draw:layer="layout" svg:width="0.663cm" svg:height="0.603cm" svg:x="4.011cm" svg:y="2.126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6.733cm" svg:y="1.983cm">
          <draw:text-box>
            <text:p text:style-name="P5"><text:span text:style-name="T3">1</text:span></text:p>
          </draw:text-box>
        </draw:frame>
        <draw:frame draw:style-name="gr21" draw:text-style-name="P6" draw:layer="layout" svg:width="0.663cm" svg:height="0.603cm" svg:x="3.581cm" svg:y="3.231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2.802cm" svg:y="4.202cm">
          <draw:text-box>
            <text:p text:style-name="P5"><text:span text:style-name="T3">2</text:span></text:p>
          </draw:text-box>
        </draw:frame>
        <draw:frame draw:style-name="gr21" draw:text-style-name="P6" draw:layer="layout" svg:width="0.663cm" svg:height="0.603cm" svg:x="5.995cm" svg:y="4.19cm">
          <draw:text-box>
            <text:p text:style-name="P5"><text:span text:style-name="T3">2</text:span></text:p>
          </draw:text-box>
        </draw:frame>
        <draw:path draw:style-name="gr22" draw:text-style-name="P7" draw:layer="layout" svg:width="3.134cm" svg:height="1.479cm" draw:transform="rotate (1.97466551570638) translate (2.56499999835744cm 6.49300000070197cm)" svg:viewBox="0 0 3135 1480" svg:d="M0 0c2883 0 3135 1480 3135 1480">
          <text:p/>
        </draw:path>
        <draw:frame draw:style-name="gr21" draw:text-style-name="P6" draw:layer="layout" svg:width="0.663cm" svg:height="0.603cm" svg:x="1.325cm" svg:y="4.148cm">
          <draw:text-box>
            <text:p text:style-name="P5"><text:span text:style-name="T3">3</text:span></text:p>
          </draw:text-box>
        </draw:frame>
        <draw:path draw:style-name="gr22" draw:text-style-name="P7" draw:layer="layout" svg:width="1.817cm" svg:height="0.773cm" draw:transform="rotate (-1.34879044594122) translate (5.3297061810995cm 4.80464277315023cm)" svg:viewBox="0 0 1818 774" svg:d="M0 774c1358 0 1818-774 1818-774">
          <text:p/>
        </draw:path>
        <draw:path draw:style-name="gr22" draw:text-style-name="P7" draw:layer="layout" svg:width="1.888cm" svg:height="0.316cm" draw:transform="rotate (2.02370926768742) translate (5.57273737055815cm 6.67382385481836cm)" svg:viewBox="0 0 1889 317" svg:d="M0 317c1759 0 1889-317 1889-317">
          <text:p/>
        </draw:path>
        <draw:frame draw:style-name="gr21" draw:text-style-name="P6" draw:layer="layout" svg:width="0.663cm" svg:height="0.603cm" svg:x="5.088cm" svg:y="4.875cm">
          <draw:text-box>
            <text:p text:style-name="P5"><text:span text:style-name="T3">1</text:span></text:p>
          </draw:text-box>
        </draw:frame>
        <draw:custom-shape draw:style-name="gr35" draw:text-style-name="P4" draw:layer="layout" svg:width="0.737cm" svg:height="0.737cm" svg:x="5.716cm" svg:y="6.477cm">
          <text:p text:style-name="P2"><text:span text:style-name="T2">E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3" draw:layer="layout" svg:width="0.737cm" svg:height="0.737cm" svg:x="7.967cm" svg:y="6.477cm">
          <text:p text:style-name="P2"><text:span text:style-name="T1">G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31" draw:text-style-name="P6" draw:layer="layout" svg:width="0.682cm" svg:height="0.603cm" svg:x="3.764cm" svg:y="5.795cm">
          <draw:text-box>
            <text:p text:style-name="P5"><text:span text:style-name="T3">3</text:span></text:p>
          </draw:text-box>
        </draw:frame>
        <draw:path draw:style-name="gr22" draw:text-style-name="P7" draw:layer="layout" svg:width="1.819cm" svg:height="0.794cm" draw:transform="skewX (-0.0115191730631626) rotate (1.34320539233484) translate (3.12462349610757cm 6.579cm)" svg:viewBox="0 0 1820 795" svg:d="M1820 795c-1360 0-1820-795-1820-795">
          <text:p/>
        </draw:path>
        <draw:path draw:style-name="gr22" draw:text-style-name="P7" draw:layer="layout" svg:width="1.899cm" svg:height="0.323cm" draw:transform="skewX (-0.0219911485751286) rotate (-2.03522844075059) translate (4.13647912243454cm 4.976cm)" svg:viewBox="0 0 1900 324" svg:d="M1900 324c-1769 0-1900-324-1900-324">
          <text:p/>
        </draw:path>
        <draw:frame draw:style-name="gr31" draw:text-style-name="P6" draw:layer="layout" svg:width="0.682cm" svg:height="0.603cm" svg:x="3.103cm" svg:y="4.876cm">
          <draw:text-box>
            <text:p text:style-name="P5"><text:span text:style-name="T3">2</text:span></text:p>
          </draw:text-box>
        </draw:frame>
        <draw:custom-shape draw:style-name="gr35" draw:text-style-name="P4" draw:layer="layout" svg:width="0.737cm" svg:height="0.737cm" svg:x="4.035cm" svg:y="4.346cm">
          <text:p text:style-name="P2"><text:span text:style-name="T2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ath draw:style-name="gr22" draw:text-style-name="P7" draw:layer="layout" svg:width="1.334cm" svg:height="0.529cm" draw:transform="rotate (0.451865743341332) translate (6.478cm 2.693cm)" svg:viewBox="0 0 1335 530" svg:d="M0 0c831 0 1335 530 1335 530">
          <text:p/>
        </draw:path>
        <draw:path draw:style-name="gr22" draw:text-style-name="P7" draw:layer="layout" svg:width="1.304cm" svg:height="0.476cm" draw:transform="skewX (-0.103148958792865) rotate (-2.73772346467831) translate (7.95300000357626cm 2.80000000643849cm)" svg:viewBox="0 0 1305 477" svg:d="M0 0c814 0 1305 477 1305 477">
          <text:p/>
        </draw:path>
        <draw:frame draw:style-name="gr21" draw:text-style-name="P6" draw:layer="layout" svg:width="0.663cm" svg:height="0.603cm" svg:x="6.905cm" svg:y="2.925cm">
          <draw:text-box>
            <text:p text:style-name="P5"><text:span text:style-name="T3">5</text:span></text:p>
          </draw:text-box>
        </draw:frame>
        <draw:path draw:style-name="gr22" draw:text-style-name="P7" draw:layer="layout" svg:width="2.941cm" svg:height="1.092cm" draw:transform="skewX (0.22462387473167) rotate (-1.87343641909071) translate (9.41378037697869cm 3.68507002637807cm)" svg:viewBox="0 0 2942 1093" svg:d="M2942 0c-2705-3-2942 1093-2942 1093">
          <text:p/>
        </draw:path>
        <draw:frame draw:style-name="gr21" draw:text-style-name="P6" draw:layer="layout" svg:width="0.663cm" svg:height="0.603cm" svg:x="8.872cm" svg:y="3.486cm">
          <draw:text-box>
            <text:p text:style-name="P5"><text:span text:style-name="T3">5</text:span></text:p>
          </draw:text-box>
        </draw:frame>
        <draw:frame draw:style-name="gr21" draw:text-style-name="P6" draw:layer="layout" svg:width="0.663cm" svg:height="0.603cm" svg:x="4.31cm" svg:y="6.864cm">
          <draw:text-box>
            <text:p text:style-name="P5"><text:span text:style-name="T3">1</text:span></text:p>
          </draw:text-box>
        </draw:frame>
      </draw:page>
      <draw:page draw:name="page18" draw:style-name="dp1" draw:master-page-name="Default">
        <draw:line draw:style-name="gr1" draw:text-style-name="P1" draw:layer="layout" svg:x1="8.977cm" svg:y1="8.215cm" svg:x2="7.563cm" svg:y2="6.477cm">
          <text:p/>
        </draw:line>
        <draw:line draw:style-name="gr24" draw:text-style-name="P1" draw:layer="layout" svg:x1="5.987cm" svg:y1="8.107cm" svg:x2="6.052cm" svg:y2="4.629cm">
          <text:p/>
        </draw:line>
        <draw:custom-shape draw:style-name="gr25" draw:text-style-name="P3" draw:layer="layout" svg:width="0.737cm" svg:height="0.737cm" svg:x="11.123cm" svg:y="8.193cm">
          <text:p text:style-name="P2"><text:span text:style-name="T1">G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6" draw:text-style-name="P1" draw:layer="layout" svg:x1="9.11cm" svg:y1="4.653cm" svg:x2="7.711cm" svg:y2="6.235cm">
          <text:p/>
        </draw:line>
        <draw:line draw:style-name="gr4" draw:text-style-name="P1" draw:layer="layout" svg:x1="9.389cm" svg:y1="4.403cm" svg:x2="11.078cm" svg:y2="4.403cm">
          <text:p/>
        </draw:line>
        <draw:line draw:style-name="gr36" draw:text-style-name="P1" draw:layer="layout" svg:x1="8.829cm" svg:y1="4.401cm" svg:x2="6.386cm" svg:y2="4.406cm">
          <text:p/>
        </draw:line>
        <draw:line draw:style-name="gr3" draw:text-style-name="P1" draw:layer="layout" svg:x1="9.243cm" svg:y1="4.376cm" svg:x2="9.26cm" svg:y2="8.094cm">
          <text:p/>
        </draw:line>
        <draw:line draw:style-name="gr4" draw:text-style-name="P1" draw:layer="layout" svg:x1="6.054cm" svg:y1="8.417cm" svg:x2="7.347cm" svg:y2="6.76cm">
          <text:p/>
        </draw:line>
        <draw:line draw:style-name="gr8" draw:text-style-name="P1" draw:layer="layout" svg:x1="9.341cm" svg:y1="8.568cm" svg:x2="11.092cm" svg:y2="8.555cm">
          <text:p/>
        </draw:line>
        <draw:line draw:style-name="gr1" draw:text-style-name="P1" draw:layer="layout" svg:x1="6.35cm" svg:y1="8.57cm" svg:x2="9.232cm" svg:y2="8.552cm">
          <text:p/>
        </draw:line>
        <draw:line draw:style-name="gr1" draw:text-style-name="P1" draw:layer="layout" svg:x1="11.496cm" svg:y1="8.094cm" svg:x2="11.5cm" svg:y2="4.74cm">
          <text:p/>
        </draw:line>
        <draw:frame draw:style-name="gr21" draw:text-style-name="P6" draw:layer="layout" svg:width="0.663cm" svg:height="0.603cm" svg:x="11.46cm" svg:y="6.034cm">
          <draw:text-box>
            <text:p text:style-name="P5"><text:span text:style-name="T3">9</text:span></text:p>
          </draw:text-box>
        </draw:frame>
        <draw:line draw:style-name="gr1" draw:text-style-name="P1" draw:layer="layout" svg:x1="6.364cm" svg:y1="4.565cm" svg:x2="7.401cm" svg:y2="6.208cm">
          <text:p/>
        </draw:line>
        <draw:custom-shape draw:style-name="gr35" draw:text-style-name="P3" draw:layer="layout" svg:width="0.737cm" svg:height="0.737cm" svg:x="5.711cm" svg:y="4.035cm">
          <text:p text:style-name="P2"><text:span text:style-name="T1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5" draw:text-style-name="P4" draw:layer="layout" svg:width="0.737cm" svg:height="0.737cm" svg:x="8.872cm" svg:y="4.035cm">
          <text:p text:style-name="P2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6" draw:text-style-name="P4" draw:layer="layout" svg:width="0.737cm" svg:height="0.737cm" svg:x="11.123cm" svg:y="4.035cm">
          <text:p text:style-name="P2"><text:span text:style-name="T2">F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5" draw:text-style-name="P4" draw:layer="layout" svg:width="0.737cm" svg:height="0.737cm" svg:x="5.576cm" svg:y="8.193cm">
          <text:p text:style-name="P2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5" draw:text-style-name="P4" draw:layer="layout" svg:width="0.737cm" svg:height="0.737cm" svg:x="7.191cm" svg:y="6.062cm">
          <text:p text:style-name="P2"><text:span text:style-name="T2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5" draw:text-style-name="P4" draw:layer="layout" svg:width="0.737cm" svg:height="0.737cm" svg:x="8.872cm" svg:y="8.193cm">
          <text:p text:style-name="P2"><text:span text:style-name="T2">E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1" draw:text-style-name="P6" draw:layer="layout" svg:width="0.663cm" svg:height="0.603cm" svg:x="9.885cm" svg:y="8.473cm">
          <draw:text-box>
            <text:p text:style-name="P5"><text:span text:style-name="T3">1</text:span></text:p>
          </draw:text-box>
        </draw:frame>
        <draw:frame draw:style-name="gr21" draw:text-style-name="P6" draw:layer="layout" svg:width="0.663cm" svg:height="0.603cm" svg:x="7.408cm" svg:y="8.514cm">
          <draw:text-box>
            <text:p text:style-name="P5"><text:span text:style-name="T3">1</text:span></text:p>
          </draw:text-box>
        </draw:frame>
        <draw:frame draw:style-name="gr21" draw:text-style-name="P6" draw:layer="layout" svg:width="0.663cm" svg:height="0.603cm" svg:x="8.042cm" svg:y="5.511cm">
          <draw:text-box>
            <text:p text:style-name="P5"><text:span text:style-name="T3">2</text:span></text:p>
          </draw:text-box>
        </draw:frame>
        <draw:frame draw:style-name="gr21" draw:text-style-name="P6" draw:layer="layout" svg:width="0.663cm" svg:height="0.603cm" svg:x="7.167cm" svg:y="3.842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9.889cm" svg:y="3.87cm">
          <draw:text-box>
            <text:p text:style-name="P5"><text:span text:style-name="T3">6</text:span></text:p>
          </draw:text-box>
        </draw:frame>
        <draw:frame draw:style-name="gr21" draw:text-style-name="P6" draw:layer="layout" svg:width="0.663cm" svg:height="0.603cm" svg:x="6.737cm" svg:y="4.947cm">
          <draw:text-box>
            <text:p text:style-name="P5"><text:span text:style-name="T3">3</text:span></text:p>
          </draw:text-box>
        </draw:frame>
        <draw:frame draw:style-name="gr21" draw:text-style-name="P6" draw:layer="layout" svg:width="0.663cm" svg:height="0.603cm" svg:x="5.445cm" svg:y="5.918cm">
          <draw:text-box>
            <text:p text:style-name="P5"><text:span text:style-name="T3">5</text:span></text:p>
          </draw:text-box>
        </draw:frame>
        <draw:frame draw:style-name="gr21" draw:text-style-name="P6" draw:layer="layout" svg:width="0.663cm" svg:height="0.603cm" svg:x="6.24cm" svg:y="7.023cm">
          <draw:text-box>
            <text:p text:style-name="P5"><text:span text:style-name="T3">5</text:span></text:p>
          </draw:text-box>
        </draw:frame>
        <draw:frame draw:style-name="gr21" draw:text-style-name="P6" draw:layer="layout" svg:width="0.663cm" svg:height="0.603cm" svg:x="7.669cm" svg:y="7.131cm">
          <draw:text-box>
            <text:p text:style-name="P5"><text:span text:style-name="T3">4</text:span></text:p>
          </draw:text-box>
        </draw:frame>
        <draw:frame draw:style-name="gr21" draw:text-style-name="P6" draw:layer="layout" svg:width="0.663cm" svg:height="0.603cm" svg:x="9.151cm" svg:y="5.906cm">
          <draw:text-box>
            <text:p text:style-name="P5"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ystem" style:font-pitch="variable"/>
    <style:font-face style:name="Gothic" svg:font-family="Gothic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Gothic" style:font-family-asian="Gothic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  <style:master-page style:name="Default_5f__5f_" style:display-name="Default_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0.4$MacOSX_x86 LibreOffice_project/62ad5818884a2fc2e5780dd45466868d41009ec0</meta:generator>
    <meta:initial-creator>James Plank</meta:initial-creator>
    <meta:creation-date>2007-12-02T15:48:06</meta:creation-date>
    <dc:date>2014-11-06T08:34:05.701748000</dc:date>
    <meta:printed-by>James Plank</meta:printed-by>
    <meta:print-date>2007-12-02T15:57:10</meta:print-date>
    <dc:language>en-US</dc:language>
    <meta:editing-cycles>21</meta:editing-cycles>
    <meta:editing-duration>P1DT20H32M1S</meta:editing-duration>
    <meta:document-statistic meta:object-count="1088"/>
    <meta:user-defined meta:name="Info 1"/>
    <meta:user-defined meta:name="Info 2"/>
    <meta:user-defined meta:name="Info 3"/>
    <meta:user-defined meta:name="Info 4"/>
  </office:meta>
</office:document-meta>
</file>